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meta.xml" manifest:media-type="text/xml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layout-cache" manifest:media-type="application/binary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manifest.rdf" manifest:media-type="application/rdf+xml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Replacements/Object 14" manifest:media-type=""/>
  <manifest:file-entry manifest:full-path="ObjectReplacements/Object 82" manifest:media-type=""/>
  <manifest:file-entry manifest:full-path="ObjectReplacements/Object 119" manifest:media-type=""/>
  <manifest:file-entry manifest:full-path="ObjectReplacements/Object 118" manifest:media-type=""/>
  <manifest:file-entry manifest:full-path="ObjectReplacements/Object 13" manifest:media-type=""/>
  <manifest:file-entry manifest:full-path="ObjectReplacements/Object 81" manifest:media-type=""/>
  <manifest:file-entry manifest:full-path="ObjectReplacements/Object 117" manifest:media-type=""/>
  <manifest:file-entry manifest:full-path="ObjectReplacements/Object 12" manifest:media-type=""/>
  <manifest:file-entry manifest:full-path="ObjectReplacements/Object 80" manifest:media-type="application/x-openoffice-gdimetafile;windows_formatname=&quot;GDIMetaFile&quot;"/>
  <manifest:file-entry manifest:full-path="ObjectReplacements/Object 45" manifest:media-type=""/>
  <manifest:file-entry manifest:full-path="ObjectReplacements/Object 35" manifest:media-type="application/x-openoffice-gdimetafile;windows_formatname=&quot;GDIMetaFile&quot;"/>
  <manifest:file-entry manifest:full-path="ObjectReplacements/Object 134" manifest:media-type=""/>
  <manifest:file-entry manifest:full-path="ObjectReplacements/Object 55" manifest:media-type=""/>
  <manifest:file-entry manifest:full-path="ObjectReplacements/Object 34" manifest:media-type=""/>
  <manifest:file-entry manifest:full-path="ObjectReplacements/Object 133" manifest:media-type=""/>
  <manifest:file-entry manifest:full-path="ObjectReplacements/Object 54" manifest:media-type=""/>
  <manifest:file-entry manifest:full-path="ObjectReplacements/Object 33" manifest:media-type="application/x-openoffice-gdimetafile;windows_formatname=&quot;GDIMetaFile&quot;"/>
  <manifest:file-entry manifest:full-path="ObjectReplacements/Object 132" manifest:media-type=""/>
  <manifest:file-entry manifest:full-path="ObjectReplacements/Object 53" manifest:media-type=""/>
  <manifest:file-entry manifest:full-path="ObjectReplacements/Object 32" manifest:media-type=""/>
  <manifest:file-entry manifest:full-path="ObjectReplacements/Object 52" manifest:media-type=""/>
  <manifest:file-entry manifest:full-path="ObjectReplacements/Object 9" manifest:media-type=""/>
  <manifest:file-entry manifest:full-path="ObjectReplacements/Object 41" manifest:media-type="application/x-openoffice-gdimetafile;windows_formatname=&quot;GDIMetaFile&quot;"/>
  <manifest:file-entry manifest:full-path="ObjectReplacements/Object 130" manifest:media-type=""/>
  <manifest:file-entry manifest:full-path="ObjectReplacements/Object 25" manifest:media-type="application/x-openoffice-gdimetafile;windows_formatname=&quot;GDIMetaFile&quot;"/>
  <manifest:file-entry manifest:full-path="ObjectReplacements/Object 93" manifest:media-type=""/>
  <manifest:file-entry manifest:full-path="ObjectReplacements/Object 5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"/>
  <manifest:file-entry manifest:full-path="ObjectReplacements/Object 136" manifest:media-type=""/>
  <manifest:file-entry manifest:full-path="ObjectReplacements/Object 31" manifest:media-type="application/x-openoffice-gdimetafile;windows_formatname=&quot;GDIMetaFile&quot;"/>
  <manifest:file-entry manifest:full-path="ObjectReplacements/Object 135" manifest:media-type=""/>
  <manifest:file-entry manifest:full-path="ObjectReplacements/Object 30" manifest:media-type=""/>
  <manifest:file-entry manifest:full-path="ObjectReplacements/Object 47" manifest:media-type=""/>
  <manifest:file-entry manifest:full-path="ObjectReplacements/Object 3" manifest:media-type=""/>
  <manifest:file-entry manifest:full-path="ObjectReplacements/Object 105" manifest:media-type="application/x-openoffice-gdimetafile;windows_formatname=&quot;GDIMetaFile&quot;"/>
  <manifest:file-entry manifest:full-path="ObjectReplacements/Object 124" manifest:media-type=""/>
  <manifest:file-entry manifest:full-path="ObjectReplacements/Object 5" manifest:media-type="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"/>
  <manifest:file-entry manifest:full-path="ObjectReplacements/Object 7" manifest:media-type=""/>
  <manifest:file-entry manifest:full-path="ObjectReplacements/Object 131" manifest:media-type=""/>
  <manifest:file-entry manifest:full-path="ObjectReplacements/Object 128" manifest:media-type=""/>
  <manifest:file-entry manifest:full-path="ObjectReplacements/Object 23" manifest:media-type=""/>
  <manifest:file-entry manifest:full-path="ObjectReplacements/Object 9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"/>
  <manifest:file-entry manifest:full-path="ObjectReplacements/Object 6" manifest:media-type=""/>
  <manifest:file-entry manifest:full-path="ObjectReplacements/Object 84" manifest:media-type=""/>
  <manifest:file-entry manifest:full-path="ObjectReplacements/Object 16" manifest:media-type=""/>
  <manifest:file-entry manifest:full-path="ObjectReplacements/Object 2" manifest:media-type=""/>
  <manifest:file-entry manifest:full-path="ObjectReplacements/Object 104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"/>
  <manifest:file-entry manifest:full-path="ObjectReplacements/Object 10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"/>
  <manifest:file-entry manifest:full-path="ObjectReplacements/Object 48" manifest:media-type="application/x-openoffice-gdimetafile;windows_formatname=&quot;GDIMetaFile&quot;"/>
  <manifest:file-entry manifest:full-path="ObjectReplacements/Object 90" manifest:media-type=""/>
  <manifest:file-entry manifest:full-path="ObjectReplacements/Object 127" manifest:media-type=""/>
  <manifest:file-entry manifest:full-path="ObjectReplacements/Object 22" manifest:media-type=""/>
  <manifest:file-entry manifest:full-path="ObjectReplacements/Object 59" manifest:media-type=""/>
  <manifest:file-entry manifest:full-path="ObjectReplacements/Object 49" manifest:media-type="application/x-openoffice-gdimetafile;windows_formatname=&quot;GDIMetaFile&quot;"/>
  <manifest:file-entry manifest:full-path="ObjectReplacements/Object 92" manifest:media-type=""/>
  <manifest:file-entry manifest:full-path="ObjectReplacements/Object 24" manifest:media-type=""/>
  <manifest:file-entry manifest:full-path="ObjectReplacements/Object 129" manifest:media-type=""/>
  <manifest:file-entry manifest:full-path="ObjectReplacements/Object 44" manifest:media-type="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9" manifest:media-type=""/>
  <manifest:file-entry manifest:full-path="ObjectReplacements/Object 40" manifest:media-type=""/>
  <manifest:file-entry manifest:full-path="ObjectReplacements/Object 8" manifest:media-type=""/>
  <manifest:file-entry manifest:full-path="ObjectReplacements/Object 38" manifest:media-type=""/>
  <manifest:file-entry manifest:full-path="ObjectReplacements/Object 37" manifest:media-type=""/>
  <manifest:file-entry manifest:full-path="ObjectReplacements/Object 36" manifest:media-type=""/>
  <manifest:file-entry manifest:full-path="ObjectReplacements/Object 4" manifest:media-type=""/>
  <manifest:file-entry manifest:full-path="ObjectReplacements/Object 106" manifest:media-type=""/>
  <manifest:file-entry manifest:full-path="ObjectReplacements/Object 15" manifest:media-type=""/>
  <manifest:file-entry manifest:full-path="ObjectReplacements/Object 83" manifest:media-type=""/>
  <manifest:file-entry manifest:full-path="ObjectReplacements/Object 57" manifest:media-type="application/x-openoffice-gdimetafile;windows_formatname=&quot;GDIMetaFile&quot;"/>
  <manifest:file-entry manifest:full-path="ObjectReplacements/Object 60" manifest:media-type=""/>
  <manifest:file-entry manifest:full-path="ObjectReplacements/Object 61" manifest:media-type="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0" manifest:media-type=""/>
  <manifest:file-entry manifest:full-path="ObjectReplacements/Object 108" manifest:media-type=""/>
  <manifest:file-entry manifest:full-path="ObjectReplacements/Object 71" manifest:media-type="application/x-openoffice-gdimetafile;windows_formatname=&quot;GDIMetaFile&quot;"/>
  <manifest:file-entry manifest:full-path="ObjectReplacements/Object 109" manifest:media-type=""/>
  <manifest:file-entry manifest:full-path="ObjectReplacements/Object 72" manifest:media-type=""/>
  <manifest:file-entry manifest:full-path="ObjectReplacements/Object 73" manifest:media-type="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"/>
  <manifest:file-entry manifest:full-path="ObjectReplacements/Object 7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"/>
  <manifest:file-entry manifest:full-path="ObjectReplacements/Object 17" manifest:media-type=""/>
  <manifest:file-entry manifest:full-path="ObjectReplacements/Object 85" manifest:media-type=""/>
  <manifest:file-entry manifest:full-path="ObjectReplacements/Object 18" manifest:media-type=""/>
  <manifest:file-entry manifest:full-path="ObjectReplacements/Object 86" manifest:media-type="application/x-openoffice-gdimetafile;windows_formatname=&quot;GDIMetaFile&quot;"/>
  <manifest:file-entry manifest:full-path="ObjectReplacements/Object 110" manifest:media-type=""/>
  <manifest:file-entry manifest:full-path="ObjectReplacements/Object 19" manifest:media-type=""/>
  <manifest:file-entry manifest:full-path="ObjectReplacements/Object 87" manifest:media-type=""/>
  <manifest:file-entry manifest:full-path="ObjectReplacements/Object 111" manifest:media-type=""/>
  <manifest:file-entry manifest:full-path="ObjectReplacements/Object 88" manifest:media-type=""/>
  <manifest:file-entry manifest:full-path="ObjectReplacements/Object 112" manifest:media-type=""/>
  <manifest:file-entry manifest:full-path="ObjectReplacements/Object 89" manifest:media-type=""/>
  <manifest:file-entry manifest:full-path="ObjectReplacements/Object 113" manifest:media-type=""/>
  <manifest:file-entry manifest:full-path="ObjectReplacements/Object 27" manifest:media-type=""/>
  <manifest:file-entry manifest:full-path="ObjectReplacements/Object 95" manifest:media-type=""/>
  <manifest:file-entry manifest:full-path="ObjectReplacements/Object 28" manifest:media-type=""/>
  <manifest:file-entry manifest:full-path="ObjectReplacements/Object 96" manifest:media-type="application/x-openoffice-gdimetafile;windows_formatname=&quot;GDIMetaFile&quot;"/>
  <manifest:file-entry manifest:full-path="ObjectReplacements/Object 120" manifest:media-type=""/>
  <manifest:file-entry manifest:full-path="ObjectReplacements/Object 29" manifest:media-type=""/>
  <manifest:file-entry manifest:full-path="ObjectReplacements/Object 97" manifest:media-type=""/>
  <manifest:file-entry manifest:full-path="ObjectReplacements/Object 121" manifest:media-type=""/>
  <manifest:file-entry manifest:full-path="ObjectReplacements/Object 98" manifest:media-type="application/x-openoffice-gdimetafile;windows_formatname=&quot;GDIMetaFile&quot;"/>
  <manifest:file-entry manifest:full-path="ObjectReplacements/Object 122" manifest:media-type=""/>
  <manifest:file-entry manifest:full-path="ObjectReplacements/Object 99" manifest:media-type="application/x-openoffice-gdimetafile;windows_formatname=&quot;GDIMetaFile&quot;"/>
  <manifest:file-entry manifest:full-path="ObjectReplacements/Object 123" manifest:media-type=""/>
  <manifest:file-entry manifest:full-path="ObjectReplacements/Object 114" manifest:media-type=""/>
  <manifest:file-entry manifest:full-path="ObjectReplacements/Object 10" manifest:media-type=""/>
  <manifest:file-entry manifest:full-path="ObjectReplacements/Object 115" manifest:media-type=""/>
  <manifest:file-entry manifest:full-path="ObjectReplacements/Object 11" manifest:media-type=""/>
  <manifest:file-entry manifest:full-path="ObjectReplacements/Object 116" manifest:media-type="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settings.xml" manifest:media-type="text/xml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Pictures/100000010000002000000020A74E724B9067DA25.png" manifest:media-type="image/png"/>
  <manifest:file-entry manifest:full-path="Pictures/10001A820000034F0000034F6F6873DFF70DC271.svg" manifest:media-type="image/svg+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styles.xml" manifest:media-type="text/xml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Thumbnails/thumbnail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beration Serif2" svg:font-family="'Liberation Serif'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Lohit Hindi2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887866" officeooo:paragraph-rsid="00088be6" style:font-weight-asian="bold" style:font-weight-complex="bold" loext:padding="0in" loext:border="none"/>
    </style:style>
    <style:style style:name="P2" style:family="paragraph" style:parent-style-name="Standard">
      <style:text-properties style:font-name="Liberation Serif" fo:font-weight="normal" officeooo:rsid="008313e3" officeooo:paragraph-rsid="00088be6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088be6"/>
    </style:style>
    <style:style style:name="P4" style:family="paragraph" style:parent-style-name="Frame_20_contents">
      <style:paragraph-properties style:punctuation-wrap="hanging"/>
    </style:style>
    <style:style style:name="P5" style:family="paragraph" style:parent-style-name="Frame_20_contents">
      <style:paragraph-properties style:punctuation-wrap="hanging"/>
      <style:text-properties officeooo:rsid="00230ac1" officeooo:paragraph-rsid="00230ac1"/>
    </style:style>
    <style:style style:name="P6" style:family="paragraph" style:parent-style-name="Heading_20_1">
      <style:paragraph-properties fo:text-align="center" style:justify-single-word="false">
        <style:tab-stops>
          <style:tab-stop style:position="0.2957in"/>
          <style:tab-stop style:position="0.6898in"/>
        </style:tab-stops>
      </style:paragraph-properties>
      <style:text-properties officeooo:paragraph-rsid="0021ddca"/>
    </style:style>
    <style:style style:name="P7" style:family="paragraph" style:parent-style-name="List_20_Paragraph">
      <style:paragraph-properties fo:margin-left="0.5in" fo:margin-right="0in" fo:margin-top="0in" fo:margin-bottom="0.139in" style:contextual-spacing="true" fo:text-align="justify" style:justify-single-word="false" fo:text-indent="0in" style:auto-text-indent="false"/>
      <style:text-properties style:font-name="Liberation Serif" fo:font-weight="normal" officeooo:rsid="008313e3" officeooo:paragraph-rsid="0021ddca" style:font-weight-asian="normal" style:font-weight-complex="normal"/>
    </style:style>
    <style:style style:name="P8" style:family="paragraph" style:parent-style-name="List_20_Paragraph">
      <style:paragraph-properties fo:margin-left="0.5in" fo:margin-right="0in" fo:text-align="start" style:justify-single-word="false" fo:text-indent="0in" style:auto-text-indent="false"/>
      <style:text-properties officeooo:paragraph-rsid="0021ddca"/>
    </style:style>
    <style:style style:name="P9" style:family="paragraph" style:parent-style-name="List_20_Paragraph">
      <style:paragraph-properties fo:margin-left="0.5in" fo:margin-right="0in" fo:margin-top="0in" fo:margin-bottom="0.139in" style:contextual-spacing="true" fo:text-align="start" style:justify-single-word="false" fo:text-indent="0in" style:auto-text-indent="false"/>
      <style:text-properties officeooo:paragraph-rsid="0021ddca"/>
    </style:style>
    <style:style style:name="P10" style:family="paragraph" style:parent-style-name="List_20_Paragraph">
      <style:paragraph-properties fo:margin-left="0.5in" fo:margin-right="0in" fo:text-align="justify" style:justify-single-word="false" fo:text-indent="0in" style:auto-text-indent="false"/>
      <style:text-properties officeooo:paragraph-rsid="0021ddca"/>
    </style:style>
    <style:style style:name="P11" style:family="paragraph" style:parent-style-name="List_20_Paragraph">
      <style:paragraph-properties fo:margin-left="0.5in" fo:margin-right="0in" fo:margin-top="0in" fo:margin-bottom="0.139in" style:contextual-spacing="true" fo:text-align="justify" style:justify-single-word="false" fo:text-indent="0in" style:auto-text-indent="false"/>
      <style:text-properties officeooo:paragraph-rsid="0021ddca"/>
    </style:style>
    <style:style style:name="P12" style:family="paragraph" style:parent-style-name="List_20_Paragraph">
      <style:paragraph-properties fo:margin-left="0.5in" fo:margin-right="0in" fo:text-align="justify" style:justify-single-word="false" fo:text-indent="0in" style:auto-text-indent="false"/>
      <style:text-properties fo:font-size="12pt" officeooo:paragraph-rsid="0021ddca" fo:background-color="transparent" style:font-size-asian="12pt" style:font-size-complex="12pt"/>
    </style:style>
    <style:style style:name="P13" style:family="paragraph" style:parent-style-name="List_20_Paragraph">
      <style:paragraph-properties fo:margin-left="0.5in" fo:margin-right="0in" fo:margin-top="0in" fo:margin-bottom="0.139in" style:contextual-spacing="true" fo:text-align="justify" style:justify-single-word="false" fo:text-indent="0in" style:auto-text-indent="false"/>
      <style:text-properties fo:font-size="12pt" officeooo:paragraph-rsid="0021ddca" fo:background-color="transparent" style:font-size-asian="12pt" style:font-size-complex="12pt"/>
    </style:style>
    <style:style style:name="P14" style:family="paragraph" style:parent-style-name="List_20_Paragraph">
      <style:paragraph-properties fo:margin-left="0.5in" fo:margin-right="0in" fo:text-align="justify" style:justify-single-word="false" fo:text-indent="0in" style:auto-text-indent="false"/>
      <style:text-properties officeooo:paragraph-rsid="0021ddca" fo:background-color="transparent"/>
    </style:style>
    <style:style style:name="P15" style:family="paragraph" style:parent-style-name="Standard">
      <style:paragraph-properties fo:text-align="start" style:justify-single-word="false"/>
      <style:text-properties officeooo:paragraph-rsid="0021ddca"/>
    </style:style>
    <style:style style:name="P16" style:family="paragraph" style:parent-style-name="Standard">
      <style:paragraph-properties fo:margin-left="0in" fo:margin-right="0in" fo:margin-top="0in" fo:margin-bottom="0in" style:contextual-spacing="true" fo:text-align="start" style:justify-single-word="false" fo:text-indent="0in" style:auto-text-indent="false"/>
      <style:text-properties officeooo:paragraph-rsid="0021ddca"/>
    </style:style>
    <style:style style:name="P17" style:family="paragraph" style:parent-style-name="Standard">
      <style:text-properties fo:language="en" fo:country="US" officeooo:paragraph-rsid="0021ddca"/>
    </style:style>
    <style:style style:name="P18" style:family="paragraph" style:parent-style-name="Standard" style:list-style-name="WWNum1">
      <style:paragraph-properties fo:text-align="justify" style:justify-single-word="false">
        <style:tab-stops>
          <style:tab-stop style:position="0.2957in"/>
          <style:tab-stop style:position="0.6898in"/>
        </style:tab-stops>
      </style:paragraph-properties>
      <style:text-properties officeooo:paragraph-rsid="0021ddca"/>
    </style:style>
    <style:style style:name="P19" style:family="paragraph" style:parent-style-name="Standard">
      <style:paragraph-properties fo:margin-left="0.25in" fo:margin-right="0in" fo:text-align="justify" style:justify-single-word="false" fo:text-indent="0in" style:auto-text-indent="false">
        <style:tab-stops>
          <style:tab-stop style:position="0.2957in"/>
          <style:tab-stop style:position="0.6898in"/>
        </style:tab-stops>
      </style:paragraph-properties>
      <style:text-properties officeooo:paragraph-rsid="0021ddca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2957in"/>
          <style:tab-stop style:position="0.6898in"/>
        </style:tab-stops>
      </style:paragraph-properties>
      <style:text-properties officeooo:paragraph-rsid="0021ddca"/>
    </style:style>
    <style:style style:name="P21" style:family="paragraph" style:parent-style-name="Standard">
      <style:paragraph-properties fo:text-align="justify" style:justify-single-word="false"/>
      <style:text-properties officeooo:paragraph-rsid="0021ddca"/>
    </style:style>
    <style:style style:name="P22" style:family="paragraph" style:parent-style-name="Standard">
      <style:paragraph-properties fo:margin-top="0.1665in" fo:margin-bottom="0in" style:contextual-spacing="false" fo:text-align="justify" style:justify-single-word="false"/>
      <style:text-properties officeooo:paragraph-rsid="0021ddca"/>
    </style:style>
    <style:style style:name="P23" style:family="paragraph" style:parent-style-name="Standard">
      <style:paragraph-properties fo:margin-left="0.25in" fo:margin-right="0in" fo:text-align="justify" style:justify-single-word="false" fo:text-indent="0in" style:auto-text-indent="false">
        <style:tab-stops>
          <style:tab-stop style:position="0.2957in"/>
          <style:tab-stop style:position="0.6898in"/>
        </style:tab-stops>
      </style:paragraph-properties>
      <style:text-properties style:font-name="Arial Narrow" fo:font-size="12pt" fo:language="en" fo:country="US" officeooo:paragraph-rsid="0021ddca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officeooo:paragraph-rsid="0021ddca"/>
    </style:style>
    <style:style style:name="P25" style:family="paragraph" style:parent-style-name="Standard">
      <style:paragraph-properties fo:text-align="start" style:justify-single-word="false"/>
      <style:text-properties fo:font-size="12pt" officeooo:paragraph-rsid="0021ddca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officeooo:paragraph-rsid="0021ddca" fo:background-color="transparent" style:font-size-asian="12pt" style:font-size-complex="12pt"/>
    </style:style>
    <style:style style:name="P27" style:family="paragraph" style:parent-style-name="Standard">
      <style:text-properties officeooo:paragraph-rsid="0021ddca"/>
    </style:style>
    <style:style style:name="P28" style:family="paragraph" style:parent-style-name="Standard">
      <style:text-properties officeooo:paragraph-rsid="00088be6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887866" officeooo:paragraph-rsid="00088be6" style:font-weight-asian="bold" style:font-weight-complex="bold" loext:padding="0in" loext:border="none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.5pt" fo:letter-spacing="normal" fo:font-style="normal" fo:font-weight="bold" officeooo:rsid="00887866" officeooo:paragraph-rsid="00088be6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paragraph-rsid="0021ddca" fo:background-color="transparent"/>
    </style:style>
    <style:style style:name="P32" style:family="paragraph" style:parent-style-name="Standard">
      <style:paragraph-properties fo:text-align="start" style:justify-single-word="false"/>
      <style:text-properties officeooo:paragraph-rsid="0021ddca" fo:background-color="transparent"/>
    </style:style>
    <style:style style:name="P33" style:family="paragraph">
      <loext:graphic-properties draw:fill="solid" draw:fill-color="#000000"/>
      <style:paragraph-properties fo:text-align="start"/>
      <style:text-properties fo:color="#000000" loext:opacity="100%" fo:font-size="18pt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P35" style:family="paragraph">
      <style:paragraph-properties fo:text-align="start" style:writing-mode="lr-tb"/>
    </style:style>
    <style:style style:name="P36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3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font-name="Liberation Serif" fo:font-size="12pt" fo:letter-spacing="normal" fo:font-style="normal" officeooo:rsid="00887866" style:font-weight-asian="bold" style:font-weight-complex="bold"/>
    </style:style>
    <style:style style:name="T2" style:family="text">
      <style:text-properties fo:font-variant="normal" fo:text-transform="none" fo:color="#000000" loext:opacity="100%" style:font-name="Liberation Serif" fo:font-size="13.5pt" fo:letter-spacing="normal" fo:font-style="normal" fo:font-weight="bold" officeooo:rsid="00887866" style:font-weight-asian="bold" style:font-weight-complex="bold"/>
    </style:style>
    <style:style style:name="T3" style:family="text">
      <style:text-properties style:font-name="Arial Narrow" fo:font-size="12pt" style:text-underline-style="none" fo:font-weight="bold" fo:background-color="#111111" loext:char-shading-value="0" style:font-size-asian="12pt" style:font-weight-asian="bold" style:font-size-complex="12pt"/>
    </style:style>
    <style:style style:name="T4" style:family="text">
      <style:text-properties style:font-name="Arial Narrow" fo:font-size="12pt" style:text-underline-style="none" fo:font-weight="bold" style:font-size-asian="12pt" style:font-weight-asian="bold" style:font-size-complex="12pt"/>
    </style:style>
    <style:style style:name="T5" style:family="text">
      <style:text-properties style:font-name="Arial Narrow" fo:font-size="12pt" fo:language="en" fo:country="US" style:font-size-asian="12pt" style:font-size-complex="12pt"/>
    </style:style>
    <style:style style:name="T6" style:family="text">
      <style:text-properties style:font-name="Times New Roman" fo:font-size="12pt" fo:language="en" fo:country="US" style:font-size-asian="12pt" style:font-size-complex="12pt"/>
    </style:style>
    <style:style style:name="T7" style:family="text">
      <style:text-properties style:font-name="Times New Roman" fo:font-size="12pt" style:font-size-asian="12pt" style:font-name-complex="Arial1"/>
    </style:style>
    <style:style style:name="T8" style:family="text">
      <style:text-properties style:font-name="Times New Roman" fo:font-size="12pt" fo:language="id" fo:country="ID" style:font-size-asian="12pt" style:font-name-complex="Arial1"/>
    </style:style>
    <style:style style:name="T9" style:family="text">
      <style:text-properties style:font-name="Times New Roman" fo:font-size="12pt" fo:language="id" fo:country="ID" style:font-size-asian="12pt" style:font-name-complex="Arial1" style:font-size-complex="12pt"/>
    </style:style>
    <style:style style:name="T10" style:family="text">
      <style:text-properties style:font-name="Times New Roman" fo:font-size="12pt" fo:language="id" fo:country="ID" style:font-name-asian="F" style:font-size-asian="12pt" style:font-name-complex="Arial1" style:font-size-complex="12pt"/>
    </style:style>
    <style:style style:name="T11" style:family="text">
      <style:text-properties style:font-name="Times New Roman" fo:font-size="12pt" fo:language="en" fo:country="GB" style:font-size-asian="12pt" style:font-name-complex="Arial1" style:font-size-complex="12pt"/>
    </style:style>
    <style:style style:name="T12" style:family="text">
      <style:text-properties style:font-name="Times New Roman" fo:font-size="12pt" fo:language="en" fo:country="GB" style:font-name-asian="F" style:font-size-asian="12pt" style:font-name-complex="Arial1" style:font-size-complex="12pt"/>
    </style:style>
    <style:style style:name="T13" style:family="text">
      <style:text-properties fo:color="#333333" loext:opacity="100%" style:font-name="Times New Roman" fo:font-size="11.5pt" fo:background-color="#ffffff" loext:char-shading-value="0" style:font-size-asian="11.5pt" style:font-name-complex="Arial1" style:font-size-complex="11.5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background-color="#111111" loext:char-shading-value="0" style:font-size-asian="12pt" style:font-size-complex="12pt"/>
    </style:style>
    <style:style style:name="T17" style:family="text">
      <style:text-properties fo:font-size="12pt" fo:background-color="#808080" loext:char-shading-value="0" style:font-size-asian="12pt" style:font-size-complex="12pt"/>
    </style:style>
    <style:style style:name="T18" style:family="text">
      <style:text-properties fo:font-size="12pt" fo:background-color="transparent" loext:char-shading-value="0" style:font-size-asian="12pt" style:font-size-complex="12pt"/>
    </style:style>
    <style:style style:name="T19" style:family="text">
      <style:text-properties fo:font-size="12pt" fo:background-color="#1c1c1c" loext:char-shading-value="0" style:font-size-asian="12pt" style:font-size-complex="12pt"/>
    </style:style>
    <style:style style:name="T20" style:family="text">
      <style:text-properties fo:color="#ffffff" loext:opacity="100%" style:font-name="Calibri" fo:font-size="11pt" fo:language="en" fo:country="GB" fo:font-weight="bold" style:font-name-asian="Calibri1" style:font-size-asian="11pt" style:font-weight-asian="bold" style:font-name-complex="F" style:font-size-complex="11pt" style:font-weight-complex="bold"/>
    </style:style>
    <style:style style:name="T21" style:family="text">
      <style:text-properties fo:color="#000000" loext:opacity="100%" style:font-name="Liberation Serif1" fo:font-size="12pt" fo:font-weight="bold" style:font-size-asian="12pt" style:font-name-complex="Liberation Serif1" style:font-size-complex="12pt" style:font-weight-complex="bold"/>
    </style:style>
    <style:style style:name="T22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gr1" style:family="graphic" style:parent-style-name="Frame">
      <style:graphic-properties draw:stroke="solid" svg:stroke-width="0.0201in" svg:stroke-color="#000000" draw:stroke-linejoin="round" draw:fill="solid" draw:fill-color="#000000" draw:textarea-vertical-align="middle" draw:auto-grow-height="false" fo:min-height="0.3118in" fo:min-width="8.3783in" fo:padding-top="0.0098in" fo:padding-bottom="0.0098in" fo:padding-left="0.0098in" fo:padding-right="0.0098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01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428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002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445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8484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6638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2236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1.4689in" fo:padding-top="0in" fo:padding-bottom="0in" fo:padding-left="0in" fo:padding-right="0in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209in" fo:padding-top="0in" fo:padding-bottom="0in" fo:padding-left="0in" fo:padding-right="0in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3.831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g text:anchor-type="paragraph" draw:z-index="16" draw:name="Shape1" draw:style-name="gr3"><draw:frame draw:style-name="gr4" draw:text-style-name="P36" svg:width="0.428in" svg:height="0.1925in" svg:x="0in" svg:y="0.0008in"><draw:text-box><text:p text:style-name="P35"><text:span text:style-name="T21">Nama</text:span></text:p></draw:text-box></draw:frame><draw:frame draw:style-name="gr5" draw:text-style-name="P36" svg:width="1.0024in" svg:height="0.1925in" svg:x="0.9846in" svg:y="0.0008in"><draw:text-box><text:p text:style-name="P35"><text:span text:style-name="T21">: Eko Saputra</text:span></text:p></draw:text-box></draw:frame><draw:frame draw:style-name="gr6" draw:text-style-name="P36" svg:width="0.3449in" svg:height="0.1925in" svg:x="0in" svg:y="0.2217in"><draw:text-box><text:p text:style-name="P35"><text:span text:style-name="T21">NIM</text:span></text:p></draw:text-box></draw:frame><draw:frame draw:style-name="gr7" draw:text-style-name="P36" svg:width="0.8488in" svg:height="0.1925in" svg:x="0.9846in" svg:y="0.2217in"><draw:text-box><text:p text:style-name="P35"><text:span text:style-name="T21">: 201420001</text:span></text:p></draw:text-box></draw:frame><draw:frame draw:style-name="gr8" draw:text-style-name="P36" svg:width="0.6642in" svg:height="0.1925in" svg:x="0in" svg:y="0.4409in"><draw:text-box><text:p text:style-name="P35"><text:span text:style-name="T21">Fakultas </text:span></text:p></draw:text-box></draw:frame><draw:frame draw:style-name="gr9" draw:text-style-name="P36" svg:width="1.224in" svg:height="0.1925in" svg:x="0.9846in" svg:y="0.4409in"><draw:text-box><text:p text:style-name="P35"><text:span text:style-name="T21">: Ilmu Komputer</text:span></text:p></draw:text-box></draw:frame><draw:frame draw:style-name="gr10" draw:text-style-name="P36" svg:width="1.4689in" svg:height="0.3843in" svg:x="0in" svg:y="0.6618in"><draw:text-box><text:p text:style-name="P35"><text:span text:style-name="T21">Prodi</text:span></text:p><text:p text:style-name="P35"><text:span text:style-name="T21">Kelas</text:span><text:span text:style-name="T21"><text:tab/></text:span><text:span text:style-name="T21"><text:tab/></text:span><text:span text:style-name="T21"><text:tab/></text:span><text:span text:style-name="T21">: IF4A</text:span></text:p></draw:text-box></draw:frame><draw:frame draw:style-name="gr11" draw:text-style-name="P36" svg:width="1.5213in" svg:height="0.1925in" svg:x="0.9846in" svg:y="0.6618in"><draw:text-box><text:p text:style-name="P35"><text:span text:style-name="T21">: Teknik Informatika</text:span></text:p></draw:text-box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8"><text:span text:style-name="T3"/></text:p>
      <text:p text:style-name="P28"><text:span text:style-name="T3"/></text:p>
      <text:h text:style-name="P6" text:outline-level="1"><text:span text:style-name="T4">SOAL QUIS 1</text:span><text:bookmark text:name="_GoBack"/></text:h>
      <text:p text:style-name="P17"/>
      <text:list xml:id="list4019291006" text:style-name="WWNum1">
        <text:list-item>
          <text:p text:style-name="P18"><text:span text:style-name="T6">Tentukan; a. <text:s/>(A+B).D <text:s text:c="4"/>b. (C-A)+B.A <text:s text:c="5"/>c. (A+C)-(D-B)</text:span></text:p>
        </text:list-item>
      </text:list>
      <text:p text:style-name="P19"><text:span text:style-name="T5">a. </text:span><draw:frame draw:style-name="fr1" text:anchor-type="as-char" svg:width="0.828in" svg:height="0.4201in" draw:z-index="17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5"><text:tab/>b. </text:span><draw:frame draw:style-name="fr1" draw:name="Object1" text:anchor-type="as-char" svg:width="0.9508in" svg:height="0.4201in" draw:z-index="18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5"><text:tab/>c. </text:span><draw:frame draw:style-name="fr1" draw:name="Object2" text:anchor-type="as-char" svg:width="0.9543in" svg:height="0.4201in" draw:z-index="19"><draw:object xlink:href="./Object 3" xlink:type="simple" xlink:show="embed" xlink:actuate="onLoad"/><draw:image xlink:href="./ObjectReplacements/Object 3" xlink:type="simple" xlink:show="embed" xlink:actuate="onLoad"/><svg:desc>formula</svg:desc></draw:frame><text:tab/><text:span text:style-name="T5">d. </text:span><draw:frame draw:style-name="fr1" draw:name="Object3" text:anchor-type="as-char" svg:width="0.9228in" svg:height="0.4201in" draw:z-index="20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list xml:id="list122456892210118" text:continue-numbering="true" text:style-name="WWNum1">
        <text:list-item>
          <text:p text:style-name="P18"><text:span text:style-name="T6">Tentukan matriks X jika :</text:span></text:p>
        </text:list-item>
      </text:list>
      <text:p text:style-name="P19"><text:span text:style-name="T5">a. </text:span><draw:frame draw:style-name="fr1" draw:name="Object4" text:anchor-type="as-char" svg:width="1.3291in" svg:height="0.4201in" draw:z-index="21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5"><text:tab/><text:tab/><text:tab/>b. </text:span><draw:frame draw:style-name="fr1" draw:name="Object5" text:anchor-type="as-char" svg:width="1.2972in" svg:height="0.4201in" draw:z-index="22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9"><text:span text:style-name="T5">c. </text:span><draw:frame draw:style-name="fr1" draw:name="Object6" text:anchor-type="as-char" svg:width="1.261in" svg:height="0.4201in" draw:z-index="23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5"><text:tab/><text:tab/><text:tab/>d. </text:span><draw:frame draw:style-name="fr1" draw:name="Object7" text:anchor-type="as-char" svg:width="1.498in" svg:height="0.639in" draw:z-index="24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3"/>
      <text:p text:style-name="P20"><text:span text:style-name="T6">3. Carilah Determinan dan Invers matriks : a. </text:span><draw:frame draw:style-name="fr1" draw:name="Object8" text:anchor-type="as-char" svg:width="0.9228in" svg:height="0.4201in" draw:z-index="25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13"><text:s text:c="2"/>b. <text:s/>A = </text:span><draw:frame draw:style-name="fr1" draw:name="Object9" text:anchor-type="as-char" svg:width="0.9244in" svg:height="0.639in" draw:z-index="26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3"/>
      <text:p text:style-name="P27"/>
      <text:p text:style-name="P21"><text:span text:style-name="T7">4. Tentukan determinan </text:span><text:span text:style-name="T8">dan invers </text:span><text:span text:style-name="T7">matriks berikut menggunakan metode Minor dan Kofaktor.</text:span></text:p>
      <text:p text:style-name="P8"><draw:frame draw:style-name="fr1" draw:name="Object10" text:anchor-type="as-char" svg:width="1.1874in" svg:height="0.8571in" draw:z-index="27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1"><text:span text:style-name="T11">5. </text:span><text:span text:style-name="T9">Selesaikan persamaan berikut</text:span><text:span text:style-name="T11"> dengan Eleminasi da Substitusi</text:span><text:span text:style-name="T9">: </text:span></text:p>
      <text:p text:style-name="P21"><text:s text:c="7"/><draw:frame draw:style-name="fr1" draw:name="Object11" text:anchor-type="as-char" svg:width="0.8335in" svg:height="0.1839in" draw:z-index="28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5"><draw:frame draw:style-name="fr1" draw:name="Object12" text:anchor-type="as-char" svg:width="1.0634in" svg:height="0.1839in" draw:z-index="2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5"><draw:frame draw:style-name="fr1" draw:name="Object13" text:anchor-type="as-char" svg:width="1.0626in" svg:height="0.1839in" draw:z-index="3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2"><text:span text:style-name="T12">6. </text:span><text:span text:style-name="T10">Selesaikan sistem persamaan berikut</text:span><text:span text:style-name="T12"> dengan cara Matriks</text:span><text:span text:style-name="T10">:</text:span></text:p>
      <text:p text:style-name="P16"><draw:frame draw:style-name="fr1" draw:name="Object14" text:anchor-type="as-char" svg:width="1.7992in" svg:height="0.2091in" draw:z-index="31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6"><draw:frame draw:style-name="fr1" draw:name="Object15" text:anchor-type="as-char" svg:width="3.798in" svg:height="0.2091in" draw:z-index="32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24"/>
      <text:p text:style-name="P24"><text:span text:style-name="T14">Jawab</text:span></text:p>
      <text:p text:style-name="P31"><text:span text:style-name="T14">1<text:tab/><text:tab/><text:tab/><text:tab/><text:tab/><text:tab/><text:tab/><text:tab/><text:tab/><text:tab/><text:tab/><text:tab/><text:tab/></text:span></text:p>
      <text:p text:style-name="P31"><text:span text:style-name="T14">1a. </text:span><draw:frame draw:style-name="fr1" draw:name="Object16" text:anchor-type="as-char" svg:width="0.6516in" svg:height="0.2043in" draw:z-index="33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14"><text:s text:c="39"/><text:tab/><text:tab/><text:tab/><text:tab/> <text:tab/><text:tab/><text:tab/><text:tab/></text:span></text:p>
      <text:p text:style-name="P31"><draw:frame draw:style-name="fr1" draw:name="Object17" text:anchor-type="as-char" svg:width="2.4437in" svg:height="0.4201in" draw:z-index="34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5"/>
      <text:p text:style-name="P15"><text:soft-page-break/><draw:frame draw:style-name="fr1" draw:name="Object18" text:anchor-type="as-char" svg:width="1.8957in" svg:height="0.4201in" draw:z-index="35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5"><text:s text:c="18"/></text:p>
      <text:p text:style-name="P15"><text:s text:c="20"/><draw:frame draw:style-name="fr1" draw:name="Object19" text:anchor-type="as-char" svg:width="1.9453in" svg:height="0.4654in" draw:z-index="3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5"/>
      <text:p text:style-name="P15"><text:s text:c="20"/><draw:frame draw:style-name="fr1" draw:name="Object20" text:anchor-type="as-char" svg:width="0.7417in" svg:height="0.4201in" draw:z-index="37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5"/>
      <text:p text:style-name="P31"><text:span text:style-name="T14">1b. </text:span><draw:frame draw:style-name="fr1" draw:name="Object21" text:anchor-type="as-char" svg:width="0.8102in" svg:height="0.2043in" draw:z-index="38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14"><text:tab/><text:tab/><text:tab/><text:tab/><text:tab/><text:tab/><text:tab/><text:tab/><text:tab/><text:tab/><text:tab/></text:span></text:p>
      <text:p text:style-name="P15"><draw:frame draw:style-name="fr1" draw:name="Object22" text:anchor-type="as-char" svg:width="2.6311in" svg:height="0.4201in" draw:z-index="39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5"/>
      <text:p text:style-name="P15"><draw:frame draw:style-name="fr1" draw:name="Object23" text:anchor-type="as-char" svg:width="1.6291in" svg:height="0.4201in" draw:z-index="40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5"/>
      <text:p text:style-name="P15"><text:span text:style-name="T14"><text:s text:c="5"/></text:span><draw:frame draw:style-name="fr1" draw:name="Object24" text:anchor-type="as-char" svg:width="2.3063in" svg:height="0.489in" draw:z-index="41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25"/>
      <text:p text:style-name="P15"><text:span text:style-name="T14"><text:s text:c="5"/></text:span><draw:frame draw:style-name="fr1" draw:name="Object25" text:anchor-type="as-char" svg:width="0.9654in" svg:height="0.4201in" draw:z-index="42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5"/>
      <text:p text:style-name="P15"><draw:frame draw:style-name="fr1" draw:name="Object26" text:anchor-type="as-char" svg:width="2.4409in" svg:height="0.4201in" draw:z-index="4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5"/>
      <text:p text:style-name="P15"><text:span text:style-name="T14"><text:s text:c="20"/></text:span><draw:frame draw:style-name="fr1" draw:name="Object27" text:anchor-type="as-char" svg:width="0.8756in" svg:height="0.4201in" draw:z-index="44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5"><text:span text:style-name="T18"><text:tab/><text:tab/><text:tab/><text:tab/><text:tab/><text:tab/><text:tab/><text:tab/><text:tab/><text:tab/><text:tab/><text:tab/><text:tab/></text:span></text:p>
      <text:p text:style-name="P31"><text:span text:style-name="T14">1c.</text:span><draw:frame draw:style-name="fr1" draw:name="Object28" text:anchor-type="as-char" svg:width="1.0701in" svg:height="0.2043in" draw:z-index="45"><draw:object xlink:href="./Object 29" xlink:type="simple" xlink:show="embed" xlink:actuate="onLoad"/><draw:image xlink:href="./ObjectReplacements/Object 29" xlink:type="simple" xlink:show="embed" xlink:actuate="onLoad"/><svg:desc>formula</svg:desc></draw:frame><text:span text:style-name="T14"><text:tab/><text:tab/><text:tab/><text:tab/><text:tab/><text:tab/><text:tab/><text:tab/><text:tab/><text:tab/><text:tab/></text:span></text:p>
      <text:p text:style-name="P15"><draw:frame draw:style-name="fr1" draw:name="Object29" text:anchor-type="as-char" svg:width="1.7693in" svg:height="0.4201in" draw:z-index="46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26"/>
      <text:p text:style-name="P15"><text:span text:style-name="T18"><text:s text:c="9"/></text:span><draw:frame draw:style-name="fr1" draw:name="Object30" text:anchor-type="as-char" svg:width="0.5665in" svg:height="0.4201in" draw:z-index="47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26"/>
      <text:p text:style-name="P15"><draw:frame draw:style-name="fr1" draw:name="Object31" text:anchor-type="as-char" svg:width="1.8925in" svg:height="0.4201in" draw:z-index="48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26"/>
      <text:p text:style-name="P15"><text:span text:style-name="T18"><text:s text:c="9"/></text:span><draw:frame draw:style-name="fr1" draw:name="Object32" text:anchor-type="as-char" svg:width="0.8256in" svg:height="0.4201in" draw:z-index="49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26"/>
      <text:p text:style-name="P15"><draw:frame draw:style-name="fr1" draw:name="Object33" text:anchor-type="as-char" svg:width="2.428in" svg:height="0.4201in" draw:z-index="50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26"/>
      <text:p text:style-name="P15"><text:span text:style-name="T18"><text:s text:c="27"/></text:span><draw:frame draw:style-name="fr1" draw:name="Object34" text:anchor-type="as-char" svg:width="0.9154in" svg:height="0.4201in" draw:z-index="5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26"><text:soft-page-break/></text:p>
      <text:p text:style-name="P31"><text:span text:style-name="T14">2<text:tab/><text:tab/><text:tab/><text:tab/><text:tab/><text:tab/><text:tab/><text:tab/><text:tab/><text:tab/><text:tab/><text:tab/><text:tab/></text:span></text:p>
      <text:p text:style-name="P31"><text:span text:style-name="T14">2a. </text:span><draw:frame draw:style-name="fr1" draw:name="Object35" text:anchor-type="as-char" svg:width="1.3299in" svg:height="0.4201in" draw:z-index="52"><draw:object xlink:href="./Object 36" xlink:type="simple" xlink:show="embed" xlink:actuate="onLoad"/><draw:image xlink:href="./ObjectReplacements/Object 36" xlink:type="simple" xlink:show="embed" xlink:actuate="onLoad"/><svg:desc>formula</svg:desc></draw:frame><text:span text:style-name="T14"><text:s/><text:tab/><text:tab/><text:tab/><text:tab/><text:tab/><text:tab/><text:tab/><text:tab/><text:tab/><text:tab/></text:span></text:p>
      <text:p text:style-name="P26"/>
      <text:p text:style-name="P15"><draw:frame draw:style-name="fr1" draw:name="Object36" text:anchor-type="as-char" svg:width="0.4783in" svg:height="0.1839in" draw:z-index="53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5"><draw:frame draw:style-name="fr1" draw:name="Object37" text:anchor-type="as-char" svg:width="0.6146in" svg:height="0.2075in" draw:z-index="54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26"/>
      <text:p text:style-name="P15"><text:span text:style-name="T18">Menentukan</text:span><draw:frame draw:style-name="fr1" draw:name="Object38" text:anchor-type="as-char" svg:width="1.3807in" svg:height="0.4201in" draw:z-index="55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6"/>
      <text:p text:style-name="P15"><draw:frame draw:style-name="fr1" draw:name="Object39" text:anchor-type="as-char" svg:width="1.7362in" svg:height="0.4201in" draw:z-index="56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5"><text:span text:style-name="T18"><text:s text:c="3"/></text:span></text:p>
      <text:p text:style-name="P15"><text:span text:style-name="T18"><text:s text:c="3"/></text:span><draw:frame draw:style-name="fr1" draw:name="Object40" text:anchor-type="as-char" svg:width="1.5425in" svg:height="0.8799in" draw:z-index="57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26"/>
      <text:p text:style-name="P15"><text:span text:style-name="T18"><text:s text:c="3"/></text:span><draw:frame draw:style-name="fr1" draw:name="Object41" text:anchor-type="as-char" svg:width="1.6272in" svg:height="0.8799in" draw:z-index="58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26"/>
      <text:p text:style-name="P15"><text:span text:style-name="T18"><text:s text:c="3"/></text:span><draw:frame draw:style-name="fr1" draw:name="Object42" text:anchor-type="as-char" svg:width="0.8244in" svg:height="0.8799in" draw:z-index="59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26"/>
      <text:p text:style-name="P31"><text:span text:style-name="T14">2b. </text:span><draw:frame draw:style-name="fr1" draw:name="Object43" text:anchor-type="as-char" svg:width="1.2972in" svg:height="0.4201in" draw:z-index="60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4"><text:s/><text:tab/><text:tab/><text:tab/><text:tab/><text:tab/><text:tab/><text:tab/><text:tab/><text:tab/><text:tab/></text:span></text:p>
      <text:p text:style-name="P26"/>
      <text:p text:style-name="P15"><draw:frame draw:style-name="fr1" draw:name="Object44" text:anchor-type="as-char" svg:width="0.4866in" svg:height="0.1839in" draw:z-index="61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15"><draw:frame draw:style-name="fr1" draw:name="Object45" text:anchor-type="as-char" svg:width="0.6535in" svg:height="0.2075in" draw:z-index="62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26"/>
      <text:p text:style-name="P15"><draw:frame draw:style-name="fr1" draw:name="Object46" text:anchor-type="as-char" svg:width="1.5555in" svg:height="0.4201in" draw:z-index="63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26"/>
      <text:p text:style-name="P15"><text:span text:style-name="T18"><text:s text:c="4"/></text:span><draw:frame draw:style-name="fr1" draw:name="Object47" text:anchor-type="as-char" svg:width="1.3516in" svg:height="0.8799in" draw:z-index="64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26"/>
      <text:p text:style-name="P15"><text:soft-page-break/><text:span text:style-name="T18"><text:s text:c="4"/></text:span><draw:frame draw:style-name="fr1" draw:name="Object48" text:anchor-type="as-char" svg:width="1.3083in" svg:height="0.8799in" draw:z-index="65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26"/>
      <text:p text:style-name="P15"><text:span text:style-name="T18"><text:s text:c="4"/></text:span><draw:frame draw:style-name="fr1" draw:name="Object49" text:anchor-type="as-char" svg:width="1.3508in" svg:height="0.8799in" draw:z-index="66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26"/>
      <text:p text:style-name="P15"><text:span text:style-name="T18"><text:s text:c="4"/></text:span><draw:frame draw:style-name="fr1" draw:name="Object50" text:anchor-type="as-char" svg:width="0.989in" svg:height="0.8799in" draw:z-index="67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26"/>
      <text:p text:style-name="P31"><text:span text:style-name="T14">2c.</text:span><draw:frame draw:style-name="fr1" draw:name="Object51" text:anchor-type="as-char" svg:width="1.261in" svg:height="0.4201in" draw:z-index="68"><draw:object xlink:href="./Object 52" xlink:type="simple" xlink:show="embed" xlink:actuate="onLoad"/><draw:image xlink:href="./ObjectReplacements/Object 52" xlink:type="simple" xlink:show="embed" xlink:actuate="onLoad"/><svg:desc>formula</svg:desc></draw:frame><text:span text:style-name="T14"><text:tab/><text:tab/><text:tab/><text:tab/><text:tab/><text:tab/><text:tab/><text:tab/><text:tab/><text:tab/><text:tab/></text:span></text:p>
      <text:p text:style-name="P26"/>
      <text:p text:style-name="P15"><draw:frame draw:style-name="fr1" draw:name="Object52" text:anchor-type="as-char" svg:width="0.4866in" svg:height="0.1839in" draw:z-index="69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5"><draw:frame draw:style-name="fr1" draw:name="Object53" text:anchor-type="as-char" svg:width="0.6535in" svg:height="0.2075in" draw:z-index="70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26"/>
      <text:p text:style-name="P15"><draw:frame draw:style-name="fr1" draw:name="Object54" text:anchor-type="as-char" svg:width="1.4783in" svg:height="0.4201in" draw:z-index="71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26"/>
      <text:p text:style-name="P15"><text:span text:style-name="T18"><text:s text:c="3"/></text:span><draw:frame draw:style-name="fr1" draw:name="Object55" text:anchor-type="as-char" svg:width="1.2327in" svg:height="0.8799in" draw:z-index="72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15"><text:span text:style-name="T18"><text:s text:c="3"/></text:span><draw:frame draw:style-name="fr1" draw:name="Object56" text:anchor-type="as-char" svg:width="0.6728in" svg:height="0.8799in" draw:z-index="73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26"/>
      <text:p text:style-name="P15"><text:span text:style-name="T18"><text:s text:c="3"/></text:span><draw:frame draw:style-name="fr1" draw:name="Object57" text:anchor-type="as-char" svg:width="0.3299in" svg:height="0.4201in" draw:z-index="74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26"/>
      <text:p text:style-name="P31"><text:span text:style-name="T14">2d. </text:span><draw:frame draw:style-name="fr1" draw:name="Object58" text:anchor-type="as-char" svg:width="1.498in" svg:height="0.639in" draw:z-index="75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14"><text:tab/><text:tab/><text:tab/><text:tab/><text:tab/><text:tab/><text:tab/><text:tab/><text:tab/><text:tab/></text:span></text:p>
      <text:p text:style-name="P26"/>
      <text:p text:style-name="P15"><draw:frame draw:style-name="fr1" draw:name="Object59" text:anchor-type="as-char" svg:width="0.6146in" svg:height="0.2075in" draw:z-index="76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15"><draw:frame draw:style-name="fr1" draw:name="Object60" text:anchor-type="as-char" svg:width="1.6354in" svg:height="0.639in" draw:z-index="77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26"/>
      <text:p text:style-name="P15"><text:soft-page-break/><text:span text:style-name="T18"><text:s text:c="3"/></text:span><draw:frame draw:style-name="fr1" draw:name="Object61" text:anchor-type="as-char" svg:width="1.4819in" svg:height="0.8799in" draw:z-index="78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26"/>
      <text:p text:style-name="P15"><text:span text:style-name="T18"><text:s text:c="3"/></text:span><draw:frame draw:style-name="fr1" draw:name="Object62" text:anchor-type="as-char" svg:width="2.589in" svg:height="1.4598in" draw:z-index="79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26"/>
      <text:p text:style-name="P15"><text:span text:style-name="T18"><text:s text:c="3"/></text:span><draw:frame draw:style-name="fr1" draw:name="Object63" text:anchor-type="as-char" svg:width="0.7862in" svg:height="0.8689in" draw:z-index="80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26"/>
      <text:p text:style-name="P31"><text:span text:style-name="T14">3<text:tab/><text:tab/><text:tab/><text:tab/><text:tab/><text:tab/><text:tab/><text:tab/><text:tab/><text:tab/><text:tab/><text:tab/><text:tab/></text:span></text:p>
      <text:p text:style-name="P31"><text:span text:style-name="T14">3a. </text:span><draw:frame draw:style-name="fr1" draw:name="Object64" text:anchor-type="as-char" svg:width="0.9228in" svg:height="0.4201in" draw:z-index="81"><draw:object xlink:href="./Object 65" xlink:type="simple" xlink:show="embed" xlink:actuate="onLoad"/><draw:image xlink:href="./ObjectReplacements/Object 65" xlink:type="simple" xlink:show="embed" xlink:actuate="onLoad"/><svg:desc>formula</svg:desc></draw:frame><text:span text:style-name="T14"><text:tab/><text:tab/><text:tab/><text:tab/><text:tab/><text:tab/><text:tab/><text:tab/><text:tab/><text:tab/><text:tab/></text:span></text:p>
      <text:p text:style-name="P26"/>
      <text:p text:style-name="P15"><draw:frame draw:style-name="fr1" draw:name="Object65" text:anchor-type="as-char" svg:width="1.202in" svg:height="0.4201in" draw:z-index="82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P15"><text:span text:style-name="T18"><text:s text:c="10"/></text:span><draw:frame draw:style-name="fr1" draw:name="Object66" text:anchor-type="as-char" svg:width="1.3008in" svg:height="0.2264in" draw:z-index="83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P15"><text:span text:style-name="T18"><text:s text:c="10"/></text:span><draw:frame draw:style-name="fr1" draw:name="Object67" text:anchor-type="as-char" svg:width="0.7681in" svg:height="0.1839in" draw:z-index="84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15"><text:span text:style-name="T18"><text:s text:c="10"/></text:span><draw:frame draw:style-name="fr1" draw:name="Object68" text:anchor-type="as-char" svg:width="0.3953in" svg:height="0.1839in" draw:z-index="8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26"/>
      <text:p text:style-name="P15"><draw:frame draw:style-name="fr1" draw:name="Object69" text:anchor-type="as-char" svg:width="1.3126in" svg:height="0.4201in" draw:z-index="86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P15"><text:span text:style-name="T18"><text:s text:c="6"/></text:span><draw:frame draw:style-name="fr1" draw:name="Object70" text:anchor-type="as-char" svg:width="0.9161in" svg:height="0.65in" draw:z-index="87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P26"/>
      <text:p text:style-name="P31"><text:span text:style-name="T14">3b.</text:span><draw:frame draw:style-name="fr1" draw:name="Object71" text:anchor-type="as-char" svg:width="1.1874in" svg:height="0.639in" draw:z-index="88"><draw:object xlink:href="./Object 72" xlink:type="simple" xlink:show="embed" xlink:actuate="onLoad"/><draw:image xlink:href="./ObjectReplacements/Object 72" xlink:type="simple" xlink:show="embed" xlink:actuate="onLoad"/><svg:desc>formula</svg:desc></draw:frame><text:span text:style-name="T14"><text:tab/><text:tab/><text:tab/><text:tab/><text:tab/><text:tab/><text:tab/><text:tab/><text:tab/><text:tab/><text:tab/></text:span></text:p>
      <text:p text:style-name="P26"/>
      <text:p text:style-name="P15"><text:span text:style-name="T18">Metode minor kofaktor</text:span></text:p>
      <text:p text:style-name="P26"/>
      <text:p text:style-name="P15"><draw:frame draw:style-name="fr1" draw:name="Object72" text:anchor-type="as-char" svg:width="2.2256in" svg:height="0.2091in" draw:z-index="89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15"><text:span text:style-name="T18"><text:s text:c="10"/></text:span><draw:frame draw:style-name="fr1" draw:name="Object73" text:anchor-type="as-char" svg:width="3.961in" svg:height="0.4201in" draw:z-index="90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15"><text:span text:style-name="T18"><text:s text:c="10"/></text:span><draw:frame draw:style-name="fr1" draw:name="Object74" text:anchor-type="as-char" svg:width="2.5701in" svg:height="0.2264in" draw:z-index="91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15"><text:span text:style-name="T18"><text:s text:c="10"/></text:span><draw:frame draw:style-name="fr1" draw:name="Object75" text:anchor-type="as-char" svg:width="1.5953in" svg:height="0.2264in" draw:z-index="92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15"><text:soft-page-break/><text:span text:style-name="T18"><text:s text:c="10"/></text:span><draw:frame draw:style-name="fr1" draw:name="Object76" text:anchor-type="as-char" svg:width="0.7035in" svg:height="0.1839in" draw:z-index="93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15"><text:span text:style-name="T18"><text:s text:c="10"/></text:span><draw:frame draw:style-name="fr1" draw:name="Object77" text:anchor-type="as-char" svg:width="0.2701in" svg:height="0.1839in" draw:z-index="94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26"/>
      <text:p text:style-name="P15"><draw:frame draw:style-name="fr1" draw:name="Object78" text:anchor-type="as-char" svg:width="1.452in" svg:height="0.639in" draw:z-index="95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26"/>
      <text:p text:style-name="P15"><text:span text:style-name="T18"><text:s text:c="6"/></text:span><draw:frame draw:style-name="fr1" draw:name="Object79" text:anchor-type="as-char" svg:width="1.2138in" svg:height="1.328in" draw:z-index="96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P26"/>
      <text:p text:style-name="P14"><text:span text:style-name="T14">4. </text:span><draw:frame draw:style-name="fr1" draw:name="Object80" text:anchor-type="as-char" svg:width="1.1874in" svg:height="0.8571in" draw:z-index="97"><draw:object xlink:href="./Object 81" xlink:type="simple" xlink:show="embed" xlink:actuate="onLoad"/><draw:image xlink:href="./ObjectReplacements/Object 81" xlink:type="simple" xlink:show="embed" xlink:actuate="onLoad"/><svg:desc>formula</svg:desc></draw:frame><text:span text:style-name="T14"><text:tab/><text:tab/><text:tab/><text:tab/><text:tab/><text:tab/><text:tab/><text:tab/><text:tab/><text:tab/></text:span></text:p>
      <text:p text:style-name="P12"/>
      <text:p text:style-name="P10"><text:span text:style-name="T18">Metode Minor kofaktor</text:span></text:p>
      <text:p text:style-name="P8"><draw:frame draw:style-name="fr1" draw:name="Object81" text:anchor-type="as-char" svg:width="6.1555in" svg:height="0.639in" draw:z-index="98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P10"><text:span text:style-name="T18"><text:s text:c="41"/></text:span><draw:frame draw:style-name="fr1" draw:name="Object82" text:anchor-type="as-char" svg:width="1.361in" svg:height="0.1839in" draw:z-index="99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P10"><text:span text:style-name="T18"><text:s text:c="41"/></text:span><draw:frame draw:style-name="fr1" draw:name="Object83" text:anchor-type="as-char" svg:width="0.3953in" svg:height="0.1839in" draw:z-index="100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8"><draw:frame draw:style-name="fr1" draw:name="Object84" text:anchor-type="as-char" svg:width="1.2256in" svg:height="0.239in" draw:z-index="101"><draw:object xlink:href="./Object 85" xlink:type="simple" xlink:show="embed" xlink:actuate="onLoad"/><draw:image xlink:href="./ObjectReplacements/Object 85" xlink:type="simple" xlink:show="embed" xlink:actuate="onLoad"/><svg:desc>formula</svg:desc></draw:frame></text:p>
      <text:p text:style-name="P10"><text:span text:style-name="T18"><text:s text:c="6"/></text:span><draw:frame draw:style-name="fr1" draw:name="Object85" text:anchor-type="as-char" svg:width="0.4846in" svg:height="0.1839in" draw:z-index="102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12"/>
      <text:p text:style-name="P8"><draw:frame draw:style-name="fr1" draw:name="Object86" text:anchor-type="as-char" svg:width="6.189in" svg:height="0.639in" draw:z-index="103"><draw:object xlink:href="./Object 87" xlink:type="simple" xlink:show="embed" xlink:actuate="onLoad"/><draw:image xlink:href="./ObjectReplacements/Object 87" xlink:type="simple" xlink:show="embed" xlink:actuate="onLoad"/><svg:desc>formula</svg:desc></draw:frame></text:p>
      <text:p text:style-name="P10"><text:span text:style-name="T18"><text:s text:c="41"/></text:span><draw:frame draw:style-name="fr1" draw:name="Object87" text:anchor-type="as-char" svg:width="1.7744in" svg:height="0.1839in" draw:z-index="104"><draw:object xlink:href="./Object 88" xlink:type="simple" xlink:show="embed" xlink:actuate="onLoad"/><draw:image xlink:href="./ObjectReplacements/Object 88" xlink:type="simple" xlink:show="embed" xlink:actuate="onLoad"/><svg:desc>formula</svg:desc></draw:frame></text:p>
      <text:p text:style-name="P10"><text:span text:style-name="T18"><text:s text:c="41"/></text:span><draw:frame draw:style-name="fr1" draw:name="Object88" text:anchor-type="as-char" svg:width="0.3484in" svg:height="0.1839in" draw:z-index="105"><draw:object xlink:href="./Object 89" xlink:type="simple" xlink:show="embed" xlink:actuate="onLoad"/><draw:image xlink:href="./ObjectReplacements/Object 89" xlink:type="simple" xlink:show="embed" xlink:actuate="onLoad"/><svg:desc>formula</svg:desc></draw:frame></text:p>
      <text:p text:style-name="P8"><draw:frame draw:style-name="fr1" draw:name="Object89" text:anchor-type="as-char" svg:width="1.2339in" svg:height="0.239in" draw:z-index="106"><draw:object xlink:href="./Object 90" xlink:type="simple" xlink:show="embed" xlink:actuate="onLoad"/><draw:image xlink:href="./ObjectReplacements/Object 90" xlink:type="simple" xlink:show="embed" xlink:actuate="onLoad"/><svg:desc>formula</svg:desc></draw:frame></text:p>
      <text:p text:style-name="P10"><text:span text:style-name="T18"><text:s text:c="6"/></text:span><draw:frame draw:style-name="fr1" draw:name="Object90" text:anchor-type="as-char" svg:width="0.5665in" svg:height="0.1839in" draw:z-index="107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12"/>
      <text:p text:style-name="P8"><draw:frame draw:style-name="fr1" draw:name="Object91" text:anchor-type="as-char" svg:width="6.1752in" svg:height="0.639in" draw:z-index="108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10"><text:span text:style-name="T18"><text:s text:c="41"/></text:span><draw:frame draw:style-name="fr1" draw:name="Object92" text:anchor-type="as-char" svg:width="1.4508in" svg:height="0.1839in" draw:z-index="109"><draw:object xlink:href="./Object 93" xlink:type="simple" xlink:show="embed" xlink:actuate="onLoad"/><draw:image xlink:href="./ObjectReplacements/Object 93" xlink:type="simple" xlink:show="embed" xlink:actuate="onLoad"/><svg:desc>formula</svg:desc></draw:frame></text:p>
      <text:p text:style-name="P10"><text:span text:style-name="T18"><text:s text:c="41"/></text:span><draw:frame draw:style-name="fr1" draw:name="Object93" text:anchor-type="as-char" svg:width="0.2598in" svg:height="0.1839in" draw:z-index="110"><draw:object xlink:href="./Object 94" xlink:type="simple" xlink:show="embed" xlink:actuate="onLoad"/><draw:image xlink:href="./ObjectReplacements/Object 94" xlink:type="simple" xlink:show="embed" xlink:actuate="onLoad"/><svg:desc>formula</svg:desc></draw:frame></text:p>
      <text:p text:style-name="P8"><draw:frame draw:style-name="fr1" draw:name="Object94" text:anchor-type="as-char" svg:width="1.2339in" svg:height="0.239in" draw:z-index="111"><draw:object xlink:href="./Object 95" xlink:type="simple" xlink:show="embed" xlink:actuate="onLoad"/><draw:image xlink:href="./ObjectReplacements/Object 95" xlink:type="simple" xlink:show="embed" xlink:actuate="onLoad"/><svg:desc>formula</svg:desc></draw:frame></text:p>
      <text:p text:style-name="P10"><text:soft-page-break/><text:span text:style-name="T18"><text:s text:c="6"/></text:span><draw:frame draw:style-name="fr1" draw:name="Object95" text:anchor-type="as-char" svg:width="0.3492in" svg:height="0.1839in" draw:z-index="112"><draw:object xlink:href="./Object 96" xlink:type="simple" xlink:show="embed" xlink:actuate="onLoad"/><draw:image xlink:href="./ObjectReplacements/Object 96" xlink:type="simple" xlink:show="embed" xlink:actuate="onLoad"/><svg:desc>formula</svg:desc></draw:frame></text:p>
      <text:p text:style-name="P12"/>
      <text:p text:style-name="P8"><draw:frame draw:style-name="fr1" draw:name="Object96" text:anchor-type="as-char" svg:width="6.1752in" svg:height="0.639in" draw:z-index="113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10"><text:span text:style-name="T18"><text:s text:c="41"/></text:span><draw:frame draw:style-name="fr1" draw:name="Object97" text:anchor-type="as-char" svg:width="1.5327in" svg:height="0.1839in" draw:z-index="114"><draw:object xlink:href="./Object 98" xlink:type="simple" xlink:show="embed" xlink:actuate="onLoad"/><draw:image xlink:href="./ObjectReplacements/Object 98" xlink:type="simple" xlink:show="embed" xlink:actuate="onLoad"/><svg:desc>formula</svg:desc></draw:frame></text:p>
      <text:p text:style-name="P10"><text:span text:style-name="T18"><text:s text:c="41"/></text:span><draw:frame draw:style-name="fr1" draw:name="Object98" text:anchor-type="as-char" svg:width="0.4063in" svg:height="0.1839in" draw:z-index="115"><draw:object xlink:href="./Object 99" xlink:type="simple" xlink:show="embed" xlink:actuate="onLoad"/><draw:image xlink:href="./ObjectReplacements/Object 99" xlink:type="simple" xlink:show="embed" xlink:actuate="onLoad"/><svg:desc>formula</svg:desc></draw:frame></text:p>
      <text:p text:style-name="P8"><draw:frame draw:style-name="fr1" draw:name="Object99" text:anchor-type="as-char" svg:width="1.2453in" svg:height="0.239in" draw:z-index="116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<text:p text:style-name="P10"><text:span text:style-name="T18"><text:s text:c="7"/></text:span><draw:frame draw:style-name="fr1" draw:name="Object100" text:anchor-type="as-char" svg:width="0.2772in" svg:height="0.1839in" draw:z-index="117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<text:p text:style-name="P12"/>
      <text:p text:style-name="P8"><draw:frame draw:style-name="fr1" draw:name="Object101" text:anchor-type="as-char" svg:width="3.4535in" svg:height="0.2311in" draw:z-index="118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10"><text:span text:style-name="T18"><text:s text:c="11"/></text:span><draw:frame draw:style-name="fr1" draw:name="Object102" text:anchor-type="as-char" svg:width="2.7252in" svg:height="0.2043in" draw:z-index="119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<text:p text:style-name="P10"><text:span text:style-name="T18"><text:s text:c="11"/></text:span><draw:frame draw:style-name="fr1" draw:name="Object103" text:anchor-type="as-char" svg:width="1.4563in" svg:height="0.1839in" draw:z-index="120"><draw:object xlink:href="./Object 104" xlink:type="simple" xlink:show="embed" xlink:actuate="onLoad"/><draw:image xlink:href="./ObjectReplacements/Object 104" xlink:type="simple" xlink:show="embed" xlink:actuate="onLoad"/><svg:desc>formula</svg:desc></draw:frame></text:p>
      <text:p text:style-name="P10"><text:span text:style-name="T18"><text:s text:c="11"/></text:span><draw:frame draw:style-name="fr1" draw:name="Object104" text:anchor-type="as-char" svg:width="0.478in" svg:height="0.1839in" draw:z-index="121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12"/>
      <text:p text:style-name="P10"><text:span text:style-name="T18">Invers Matriks</text:span></text:p>
      <text:p text:style-name="P8"><draw:frame draw:style-name="fr1" draw:name="Object105" text:anchor-type="as-char" svg:width="1.6591in" svg:height="0.8571in" draw:z-index="122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<text:p text:style-name="P10"><text:span text:style-name="T18"><text:s text:c="6"/></text:span><draw:frame draw:style-name="fr1" draw:name="Object106" text:anchor-type="as-char" svg:width="2.0535in" svg:height="1.7752in" draw:z-index="123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<text:p text:style-name="P12"/>
      <text:p text:style-name="P14"><text:span text:style-name="T14">5. <text:s text:c="2"/></text:span><draw:frame draw:style-name="fr1" draw:name="Object107" text:anchor-type="as-char" svg:width="0.8335in" svg:height="0.1839in" draw:z-index="124"><draw:object xlink:href="./Object 108" xlink:type="simple" xlink:show="embed" xlink:actuate="onLoad"/><draw:image xlink:href="./ObjectReplacements/Object 108" xlink:type="simple" xlink:show="embed" xlink:actuate="onLoad"/><svg:desc>formula</svg:desc></draw:frame><text:span text:style-name="T14"><text:tab/>persamaan (1)<text:tab/><text:tab/><text:tab/><text:tab/><text:tab/><text:tab/> <text:tab/><text:tab/></text:span></text:p>
      <text:p text:style-name="P14"><draw:frame draw:style-name="fr1" draw:name="Object108" text:anchor-type="as-char" svg:width="1.0728in" svg:height="0.1839in" draw:z-index="125"><draw:object xlink:href="./Object 109" xlink:type="simple" xlink:show="embed" xlink:actuate="onLoad"/><draw:image xlink:href="./ObjectReplacements/Object 109" xlink:type="simple" xlink:show="embed" xlink:actuate="onLoad"/><svg:desc>formula</svg:desc></draw:frame><text:span text:style-name="T14"><text:tab/>persamaan (2)<text:tab/><text:tab/><text:tab/><text:tab/><text:tab/><text:tab/><text:tab/><text:tab/></text:span></text:p>
      <text:p text:style-name="P14"><draw:frame draw:style-name="fr1" draw:name="Object109" text:anchor-type="as-char" svg:width="1.072in" svg:height="0.1839in" draw:z-index="126"><draw:object xlink:href="./Object 110" xlink:type="simple" xlink:show="embed" xlink:actuate="onLoad"/><draw:image xlink:href="./ObjectReplacements/Object 110" xlink:type="simple" xlink:show="embed" xlink:actuate="onLoad"/><svg:desc>formula</svg:desc></draw:frame><text:span text:style-name="T14"><text:tab/>persamaan (3)<text:tab/><text:tab/><text:tab/><text:tab/><text:tab/><text:tab/><text:tab/><text:tab/></text:span></text:p>
      <text:p text:style-name="P13"/>
      <text:p text:style-name="P9"><draw:frame draw:style-name="fr1" draw:name="Object110" text:anchor-type="as-char" svg:width="3.0854in" svg:height="0.2043in" draw:z-index="127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<text:p text:style-name="P11"><text:s text:c="7"/><draw:frame draw:style-name="fr1" draw:name="Object111" text:anchor-type="as-char" svg:width="2.3508in" svg:height="0.2244in" draw:z-index="128"><draw:object xlink:href="./Object 112" xlink:type="simple" xlink:show="embed" xlink:actuate="onLoad"/><draw:image xlink:href="./ObjectReplacements/Object 112" xlink:type="simple" xlink:show="embed" xlink:actuate="onLoad"/><svg:desc>formula</svg:desc></draw:frame><text:tab/><text:tab/></text:p>
      <text:p text:style-name="P11"><draw:line text:anchor-type="paragraph" draw:z-index="153" draw:name="Line 1" draw:style-name="gr2" draw:text-style-name="P34" svg:x1="2.0429in" svg:y1="0.2039in" svg:x2="3.4039in" svg:y2="0.2012in"><text:p/></draw:line><draw:frame draw:style-name="fr1" draw:name="Object112" text:anchor-type="as-char" svg:width="2.5374in" svg:height="0.2244in" draw:z-index="129"><draw:object xlink:href="./Object 113" xlink:type="simple" xlink:show="embed" xlink:actuate="onLoad"/><draw:image xlink:href="./ObjectReplacements/Object 113" xlink:type="simple" xlink:show="embed" xlink:actuate="onLoad"/><svg:desc>formula</svg:desc></draw:frame><text:tab/><text:tab/></text:p>
      <text:p text:style-name="P11"><draw:line text:anchor-type="paragraph" draw:z-index="155" draw:name="Horizontal line 1" draw:style-name="gr2" draw:text-style-name="P34" svg:x1="3.4602in" svg:y1="-0.0256in" svg:x2="3.5535in" svg:y2="-0.0252in"><text:p/></draw:line><text:s text:c="48"/><draw:frame draw:style-name="fr1" draw:name="Object113" text:anchor-type="as-char" svg:width="0.9425in" svg:height="0.1839in" draw:z-index="130"><draw:object xlink:href="./Object 114" xlink:type="simple" xlink:show="embed" xlink:actuate="onLoad"/><draw:image xlink:href="./ObjectReplacements/Object 114" xlink:type="simple" xlink:show="embed" xlink:actuate="onLoad"/><svg:desc>formula</svg:desc></draw:frame><text:tab/><text:tab/>(4)</text:p>
      <text:p text:style-name="P13"/>
      <text:p text:style-name="P9"><draw:frame draw:style-name="fr1" draw:name="Object114" text:anchor-type="as-char" svg:width="3.0874in" svg:height="0.2043in" draw:z-index="131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11"><text:s text:c="6"/><draw:frame draw:style-name="fr1" draw:name="Object115" text:anchor-type="as-char" svg:width="2.2953in" svg:height="0.2035in" draw:z-index="132"><draw:object xlink:href="./Object 116" xlink:type="simple" xlink:show="embed" xlink:actuate="onLoad"/><draw:image xlink:href="./ObjectReplacements/Object 116" xlink:type="simple" xlink:show="embed" xlink:actuate="onLoad"/><svg:desc>formula</svg:desc></draw:frame><text:tab/><text:tab/></text:p>
      <text:p text:style-name="P11"><draw:line text:anchor-type="paragraph" draw:z-index="154" draw:name="Line 2" draw:style-name="gr2" draw:text-style-name="P34" svg:x1="1.9902in" svg:y1="0.2031in" svg:x2="3.4043in" svg:y2="0.2016in"><text:p/></draw:line><draw:line text:anchor-type="paragraph" draw:z-index="157" draw:name="Horizontal line 3" draw:style-name="gr2" draw:text-style-name="P34" svg:x1="3.4602in" svg:y1="0.2039in" svg:x2="3.5421in" svg:y2="0.2012in"><text:p/></draw:line><draw:frame draw:style-name="fr1" draw:name="Object116" text:anchor-type="as-char" svg:width="2.4689in" svg:height="0.2035in" draw:z-index="133"><draw:object xlink:href="./Object 117" xlink:type="simple" xlink:show="embed" xlink:actuate="onLoad"/><draw:image xlink:href="./ObjectReplacements/Object 117" xlink:type="simple" xlink:show="embed" xlink:actuate="onLoad"/><svg:desc>formula</svg:desc></draw:frame><text:tab/><text:tab/></text:p>
      <text:p text:style-name="P11"><draw:line text:anchor-type="paragraph" draw:z-index="156" draw:name="Horizontal line 2" draw:style-name="gr2" draw:text-style-name="P34" svg:x1="3.4602in" svg:y1="-0.028in" svg:x2="3.5421in" svg:y2="-0.0276in"><text:p/></draw:line><text:soft-page-break/><text:s text:c="44"/><draw:frame draw:style-name="fr1" draw:name="Object117" text:anchor-type="as-char" svg:width="1.0181in" svg:height="0.1839in" draw:z-index="134"><draw:object xlink:href="./Object 118" xlink:type="simple" xlink:show="embed" xlink:actuate="onLoad"/><draw:image xlink:href="./ObjectReplacements/Object 118" xlink:type="simple" xlink:show="embed" xlink:actuate="onLoad"/><svg:desc>formula</svg:desc></draw:frame><text:tab/><text:tab/>(5)</text:p>
      <text:p text:style-name="P13"/>
      <text:p text:style-name="P13"/>
      <text:p text:style-name="P13"/>
      <text:p text:style-name="P9"><draw:frame draw:style-name="fr1" draw:name="Object118" text:anchor-type="as-char" svg:width="3.0984in" svg:height="0.2043in" draw:z-index="135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<text:p text:style-name="P11"><text:s text:c="2"/><draw:frame draw:style-name="fr1" draw:name="Object119" text:anchor-type="as-char" svg:width="2.2917in" svg:height="0.2035in" draw:z-index="136"><draw:object xlink:href="./Object 120" xlink:type="simple" xlink:show="embed" xlink:actuate="onLoad"/><draw:image xlink:href="./ObjectReplacements/Object 120" xlink:type="simple" xlink:show="embed" xlink:actuate="onLoad"/><svg:desc>formula</svg:desc></draw:frame><text:tab/><text:tab/></text:p>
      <text:p text:style-name="P11"><draw:line text:anchor-type="paragraph" draw:z-index="159" draw:name="Line 3" draw:style-name="gr2" draw:text-style-name="P34" svg:x1="1.9799in" svg:y1="0.2051in" svg:x2="3.3941in" svg:y2="0.2031in"><text:p/></draw:line><draw:frame draw:style-name="fr1" draw:name="Object120" text:anchor-type="as-char" svg:width="2.3717in" svg:height="0.2035in" draw:z-index="137"><draw:object xlink:href="./Object 121" xlink:type="simple" xlink:show="embed" xlink:actuate="onLoad"/><draw:image xlink:href="./ObjectReplacements/Object 121" xlink:type="simple" xlink:show="embed" xlink:actuate="onLoad"/><svg:desc>formula</svg:desc></draw:frame><text:tab/><text:tab/></text:p>
      <text:p text:style-name="P11"><draw:line text:anchor-type="paragraph" draw:z-index="158" draw:name="Horizontal line 4" draw:style-name="gr2" draw:text-style-name="P34" svg:x1="3.5535in" svg:y1="-0.0217in" svg:x2="3.4571in" svg:y2="-0.0213in"><text:p/></draw:line><text:s text:c="58"/><draw:frame draw:style-name="fr1" draw:name="Object121" text:anchor-type="as-char" svg:width="0.3071in" svg:height="0.1839in" draw:z-index="138"><draw:object xlink:href="./Object 122" xlink:type="simple" xlink:show="embed" xlink:actuate="onLoad"/><draw:image xlink:href="./ObjectReplacements/Object 122" xlink:type="simple" xlink:show="embed" xlink:actuate="onLoad"/><svg:desc>formula</svg:desc></draw:frame><text:tab/><text:tab/>(6)</text:p>
      <text:p text:style-name="P13"/>
      <text:p text:style-name="P9"><draw:frame draw:style-name="fr1" draw:name="Object122" text:anchor-type="as-char" svg:width="1.9862in" svg:height="0.2043in" draw:z-index="139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<text:p text:style-name="P9"><draw:frame draw:style-name="fr1" draw:name="Object123" text:anchor-type="as-char" svg:width="1.0307in" svg:height="0.2043in" draw:z-index="140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<text:p text:style-name="P11"><text:s text:c="4"/><draw:frame draw:style-name="fr1" draw:name="Object124" text:anchor-type="as-char" svg:width="0.9244in" svg:height="0.1839in" draw:z-index="141"><draw:object xlink:href="./Object 125" xlink:type="simple" xlink:show="embed" xlink:actuate="onLoad"/><draw:image xlink:href="./ObjectReplacements/Object 125" xlink:type="simple" xlink:show="embed" xlink:actuate="onLoad"/><svg:desc>formula</svg:desc></draw:frame></text:p>
      <text:p text:style-name="P11"><text:s text:c="12"/><draw:frame draw:style-name="fr1" draw:name="Object125" text:anchor-type="as-char" svg:width="0.5681in" svg:height="0.1839in" draw:z-index="142"><draw:object xlink:href="./Object 126" xlink:type="simple" xlink:show="embed" xlink:actuate="onLoad"/><draw:image xlink:href="./ObjectReplacements/Object 126" xlink:type="simple" xlink:show="embed" xlink:actuate="onLoad"/><svg:desc>formula</svg:desc></draw:frame></text:p>
      <text:p text:style-name="P11"><text:s text:c="19"/><draw:frame draw:style-name="fr1" draw:name="Object126" text:anchor-type="as-char" svg:width="0.4571in" svg:height="0.1839in" draw:z-index="143"><draw:object xlink:href="./Object 127" xlink:type="simple" xlink:show="embed" xlink:actuate="onLoad"/><draw:image xlink:href="./ObjectReplacements/Object 127" xlink:type="simple" xlink:show="embed" xlink:actuate="onLoad"/><svg:desc>formula</svg:desc></draw:frame><text:tab/><text:tab/><text:tab/><text:tab/><text:tab/>(7)</text:p>
      <text:p text:style-name="P13"/>
      <text:p text:style-name="P9"><draw:frame draw:style-name="fr1" draw:name="Object127" text:anchor-type="as-char" svg:width="3.4264in" svg:height="0.2043in" draw:z-index="144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11"><text:s text:c="10"/><draw:frame draw:style-name="fr1" draw:name="Object128" text:anchor-type="as-char" svg:width="0.8335in" svg:height="0.1839in" draw:z-index="145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<text:p text:style-name="P9"><draw:frame draw:style-name="fr1" draw:name="Object129" text:anchor-type="as-char" svg:width="1.1126in" svg:height="0.2043in" draw:z-index="146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<text:p text:style-name="P11"><text:s text:c="13"/><draw:frame draw:style-name="fr1" draw:name="Object130" text:anchor-type="as-char" svg:width="0.7492in" svg:height="0.1839in" draw:z-index="147"><draw:object xlink:href="./Object 131" xlink:type="simple" xlink:show="embed" xlink:actuate="onLoad"/><draw:image xlink:href="./ObjectReplacements/Object 131" xlink:type="simple" xlink:show="embed" xlink:actuate="onLoad"/><svg:desc>formula</svg:desc></draw:frame></text:p>
      <text:p text:style-name="P11"><text:s text:c="19"/><draw:frame draw:style-name="fr1" draw:name="Object131" text:anchor-type="as-char" svg:width="0.5272in" svg:height="0.1839in" draw:z-index="148"><draw:object xlink:href="./Object 132" xlink:type="simple" xlink:show="embed" xlink:actuate="onLoad"/><draw:image xlink:href="./ObjectReplacements/Object 132" xlink:type="simple" xlink:show="embed" xlink:actuate="onLoad"/><svg:desc>formula</svg:desc></draw:frame></text:p>
      <text:p text:style-name="P11"><text:s text:c="25"/><draw:frame draw:style-name="fr1" draw:name="Object132" text:anchor-type="as-char" svg:width="0.5583in" svg:height="0.1839in" draw:z-index="149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<text:p text:style-name="P11"><text:s text:c="25"/><draw:frame draw:style-name="fr1" draw:name="Object133" text:anchor-type="as-char" svg:width="0.3161in" svg:height="0.1839in" draw:z-index="150"><draw:object xlink:href="./Object 134" xlink:type="simple" xlink:show="embed" xlink:actuate="onLoad"/><draw:image xlink:href="./ObjectReplacements/Object 134" xlink:type="simple" xlink:show="embed" xlink:actuate="onLoad"/><svg:desc>formula</svg:desc></draw:frame></text:p>
      <text:p text:style-name="P13"/>
      <text:p text:style-name="P11">6. <draw:frame draw:style-name="fr1" draw:name="Object134" text:anchor-type="as-char" svg:width="1.7992in" svg:height="0.2091in" draw:z-index="151"><draw:object xlink:href="./Object 135" xlink:type="simple" xlink:show="embed" xlink:actuate="onLoad"/><draw:image xlink:href="./ObjectReplacements/Object 135" xlink:type="simple" xlink:show="embed" xlink:actuate="onLoad"/><svg:desc>formula</svg:desc></draw:frame></text:p>
      <text:p text:style-name="P11"><text:s text:c="4"/><draw:frame draw:style-name="fr1" draw:name="Object135" text:anchor-type="as-char" svg:width="3.798in" svg:height="0.2091in" draw:z-index="152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<text:p text:style-name="P13"/>
      <text:p text:style-name="P13"/>
      <text:p text:style-name="P11"/>
      <text:p text:style-name="P13"/>
      <text:p text:style-name="P13"/>
      <text:p text:style-name="P13"/>
      <text:p text:style-name="P13"/>
      <text:p text:style-name="P7"><draw:custom-shape text:anchor-type="paragraph" draw:z-index="160" draw:name="Shape 2" draw:style-name="gr1" draw:text-style-name="P33" svg:width="8.5079in" svg:height="0.4406in" svg:x="-1.189in" svg:y="5.2264in"><text:p text:style-name="P5"><text:span text:style-name="T20"/></text:p>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<draw:equation draw:name="f0" draw:formula="if(0-$0 ,0,if(100000-$0 ,$0 ,100000))"/><draw:equation draw:name="f1" draw:formula="min(logwidth,logheight)"/><draw:equation draw:name="f2" draw:formula="?f1 *?f0 /100000"/><draw:equation draw:name="f3" draw:formula="logheight+0-?f2 "/><draw:equation draw:name="f4" draw:formula="?f3 *1/2"/><draw:equation draw:name="f5" draw:formula="(?f2 +logheight)/2"/><draw:equation draw:name="f6" draw:formula="logwidth+0-?f2 "/><draw:equation draw:name="f7" draw:formula="?f6 *1/2"/><draw:equation draw:name="f8" draw:formula="(?f2 +logwidth)/2"/><draw:equation draw:name="f9" draw:formula="logheight"/><draw:equation draw:name="f10" draw:formula="logwidth"/><draw:handle draw:handle-position="0 ?f2" draw:handle-range-y-maximum="100000" draw:handle-range-y-minimum="0"/></draw:enhanced-geometry></draw:custom-shape></text:p>
      <text:p text:style-name="P3"><text:span text:style-name="T1"><text:tab/></text:span><text:span text:style-name="T2"><text:line-break/><text:line-break/></text:span></text:p>
      <text:p text:style-name="P1"/>
      <text:p text:style-name="P1"/>
      <text:p text:style-name="P1"/>
      <text:p text:style-name="P1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beration Serif2" svg:font-family="'Liberation Serif'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Lohit Hindi2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font-size-complex="11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justify" style:justify-single-word="false" fo:keep-with-next="always">
        <style:tab-stops>
          <style:tab-stop style:position="0.2957in"/>
        </style:tab-stops>
      </style:paragraph-properties>
      <style:text-properties style:font-name="Comic Sans MS" fo:font-family="'Comic Sans MS'" style:font-family-generic="roman" style:font-pitch="variable" fo:language="en" fo:country="US" style:text-underline-style="solid" style:text-underline-width="auto" style:text-underline-color="font-color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text-align="start" style:writing-mode="lr-tb"/>
    </style:style>
    <style:style style:name="M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T1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3.831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><draw:frame text:anchor-type="paragraph" draw:z-index="7" draw:name="Shape3" draw:style-name="Mgr1" draw:text-style-name="MP1" svg:width="0.6114in" svg:height="0.6016in" svg:x="-0.6319in" svg:y="-0.148in"><draw:image xlink:href="Pictures/10001A820000034F0000034F6F6873DFF70DC271.svg" xlink:type="simple" xlink:show="embed" xlink:actuate="onLoad" draw:mime-type="image/svg+xml"><text:p/></draw:image><draw:image xlink:href="Pictures/100000010000002000000020A74E724B9067DA25.png" xlink:type="simple" xlink:show="embed" xlink:actuate="onLoad" draw:mime-type="image/png"/><loext:qrcode office:string-value="https://github.com/ekovegeance/ComputerScience" loext:qrcode-errorcorrection="low" loext:qrcode-border="1"/></draw:frame><draw:frame text:anchor-type="paragraph" draw:z-index="15" draw:name="Shape2" draw:style-name="Mgr2" draw:text-style-name="MP3" svg:width="3.8315in" svg:height="0.3843in" svg:x="0.0839in" svg:y="0.0008in"><draw:text-box><text:p text:style-name="MP2"><text:span text:style-name="MT1"><text:s text:c="2"/></text:span><text:span text:style-name="MT1">Eko </text:span><text:span text:style-name="MT1">Saputr</text:span><text:span text:style-name="MT1">a | </text:span><text:span text:style-name="MT1">ALJA</text:span><text:span text:style-name="MT1">BAR </text:span><text:span text:style-name="MT1">LINE</text:span><text:span text:style-name="MT1">AR </text:span><text:span text:style-name="MT1">SM4 </text:span><text:span text:style-name="MT1">05AP</text:span><text:span text:style-name="MT1">R202</text:span><text:span text:style-name="MT1">2</text:span></text:p><text:p text:style-name="MP2"><text:span text:style-name="MT1"><text:s text:c="2"/></text:span><text:span text:style-name="MT1"><text:a xlink:href="http://www.ekovegeance.com/" xlink:type="simple">www.ekovegeance.com</text:a></text:span><text:span text:style-name="MT1"><text:s/></text:span></text:p></draw:text-box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2.1.2$Linux_X86_64 LibreOffice_project/87b77fad49947c1441b67c559c339af8f3517e22</meta:generator>
    <dc:date>2022-04-05T12:24:56.343401004</dc:date>
    <meta:editing-duration>PT36M19S</meta:editing-duration>
    <meta:editing-cycles>24</meta:editing-cycles>
    <meta:document-statistic meta:table-count="0" meta:image-count="0" meta:object-count="136" meta:page-count="9" meta:paragraph-count="147" meta:word-count="99" meta:character-count="1784" meta:non-whitespace-character-count="469"/>
  </office:meta>
</office:document-meta>
</file>

<file path=Object 1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row>
                  <mi>−</mi>
                  <mn>1</mn>
                </mrow>
              </mtd>
              <mtd>
                <mn>1</mn>
              </mtd>
            </mtr>
            <mtr>
              <mtd>
                <mn>5</mn>
              </mtd>
              <mtd>
                <mn>3</mn>
              </mtd>
            </mtr>
          </mtable>
        </mrow>
        <mo fence="true" form="postfix" stretchy="true">]</mo>
      </mrow>
    </mrow>
    <annotation encoding="StarMath 5.0">A = left [matrix {− 1 # 1 ## 5 # 3} right ]</annotation>
  </semantics>
</math>
</file>

<file path=Object 1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2</mn>
            </mtd>
            <mtd>
              <mn>1</mn>
            </mtd>
            <mtd>
              <mrow>
                <mi>−</mi>
                <mn>1</mn>
              </mrow>
            </mtd>
          </mtr>
          <mtr>
            <mtd>
              <mn>1</mn>
            </mtd>
            <mtd>
              <mn>1</mn>
            </mtd>
            <mtd>
              <mn>1</mn>
            </mtd>
          </mtr>
          <mtr>
            <mtd>
              <mn>1</mn>
            </mtd>
            <mtd>
              <mrow>
                <mi>−</mi>
                <mn>2</mn>
              </mrow>
            </mtd>
            <mtd>
              <mn>1</mn>
            </mtd>
          </mtr>
        </mtable>
      </mrow>
      <mo fence="true" form="postfix" stretchy="true">]</mo>
    </mrow>
    <annotation encoding="StarMath 5.0">left [matrix {2 # 1 # − 1 ## 1 # 1 # 1 ## 1 # − 2 # 1} right ]</annotation>
  </semantics>
</math>
</file>

<file path=Object 100/content.xml><?xml version="1.0" encoding="utf-8"?>
<math xmlns="http://www.w3.org/1998/Math/MathML" display="block">
  <semantics>
    <mrow>
      <mrow>
        <msub>
          <mi>C</mi>
          <mn>41</mn>
        </msub>
        <mo stretchy="false">=</mo>
        <msup>
          <mrow>
            <mo fence="true" form="prefix" stretchy="true">(</mo>
            <mrow>
              <mrow>
                <mi>−</mi>
                <mn>1</mn>
              </mrow>
            </mrow>
            <mo fence="true" form="postfix" stretchy="true">)</mo>
          </mrow>
          <mrow>
            <mn>1</mn>
            <mo stretchy="false">+</mo>
            <mn>4</mn>
          </mrow>
        </msup>
      </mrow>
      <mi>×</mi>
      <msub>
        <mi>M</mi>
        <mn>41</mn>
      </msub>
    </mrow>
    <annotation encoding="StarMath 5.0">{C} rsub {41} = {left (− 1 right )} ^ {1 + 4} × {M} rsub {41}</annotation>
  </semantics>
</math>
</file>

<file path=Object 101/content.xml><?xml version="1.0" encoding="utf-8"?>
<math xmlns="http://www.w3.org/1998/Math/MathML" display="block">
  <semantics>
    <mrow>
      <mi>.</mi>
      <mo stretchy="false">=</mo>
      <mn>4</mn>
    </mrow>
    <annotation encoding="StarMath 5.0">.= 4</annotation>
  </semantics>
</math>
</file>

<file path=Object 102/content.xml><?xml version="1.0" encoding="utf-8"?>
<math xmlns="http://www.w3.org/1998/Math/MathML" display="block">
  <semantics>
    <mrow>
      <mi mathvariant="italic">Det</mi>
      <mrow>
        <mi>A</mi>
        <mo stretchy="false">=</mo>
        <mrow>
          <mrow>
            <mo fence="true" form="prefix" stretchy="true">(</mo>
            <mrow>
              <mrow>
                <msub>
                  <mi>a</mi>
                  <mn>11</mn>
                </msub>
                <mi>×</mi>
                <msub>
                  <mi>C</mi>
                  <mn>11</mn>
                </msub>
              </mrow>
            </mrow>
            <mo fence="true" form="postfix" stretchy="true">)</mo>
          </mrow>
          <mo stretchy="false">+</mo>
          <mrow>
            <mo fence="true" form="prefix" stretchy="true">(</mo>
            <mrow>
              <mrow>
                <msub>
                  <mi>a</mi>
                  <mn>21</mn>
                </msub>
                <mi>×</mi>
                <msub>
                  <mi>C</mi>
                  <mn>21</mn>
                </msub>
              </mrow>
            </mrow>
            <mo fence="true" form="postfix" stretchy="true">)</mo>
          </mrow>
          <mo stretchy="false">+</mo>
          <mrow>
            <mo fence="true" form="prefix" stretchy="true">(</mo>
            <mrow>
              <mrow>
                <msub>
                  <mi>a</mi>
                  <mn>31</mn>
                </msub>
                <mi>×</mi>
                <msub>
                  <mi>C</mi>
                  <mn>31</mn>
                </msub>
              </mrow>
            </mrow>
            <mo fence="true" form="postfix" stretchy="true">)</mo>
          </mrow>
          <mo stretchy="false">+</mo>
          <mrow>
            <mo fence="true" form="prefix" stretchy="true">(</mo>
            <mrow>
              <mrow>
                <msub>
                  <mi>a</mi>
                  <mn>41</mn>
                </msub>
                <mi>×</mi>
                <msub>
                  <mi>C</mi>
                  <mn>41</mn>
                </msub>
              </mrow>
            </mrow>
            <mo fence="true" form="postfix" stretchy="true">)</mo>
          </mrow>
        </mrow>
      </mrow>
    </mrow>
    <annotation encoding="StarMath 5.0">Det A = left ({a} rsub {11} × {C} rsub {11} right ) + left ({a} rsub {21} × {C} rsub {21} right ) + left ({a} rsub {31} × {C} rsub {31} right ) + left ({a} rsub {41} × {C} rsub {41} right )</annotation>
  </semantics>
</math>
</file>

<file path=Object 103/content.xml><?xml version="1.0" encoding="utf-8"?>
<math xmlns="http://www.w3.org/1998/Math/MathML" display="block">
  <semantics>
    <mrow>
      <mi>.</mi>
      <mo stretchy="false">=</mo>
      <mrow>
        <mrow>
          <mo fence="true" form="prefix" stretchy="true">(</mo>
          <mrow>
            <mrow>
              <mn>1</mn>
              <mi>×</mi>
              <mi>−</mi>
              <mn>24</mn>
            </mrow>
          </mrow>
          <mo fence="true" form="postfix" stretchy="true">)</mo>
        </mrow>
        <mo stretchy="false">+</mo>
        <mrow>
          <mo fence="true" form="prefix" stretchy="true">(</mo>
          <mrow>
            <mrow>
              <mn>1</mn>
              <mi>×</mi>
              <mi>−</mi>
              <mn>144</mn>
            </mrow>
          </mrow>
          <mo fence="true" form="postfix" stretchy="true">)</mo>
        </mrow>
        <mo stretchy="false">+</mo>
        <mrow>
          <mo fence="true" form="prefix" stretchy="true">(</mo>
          <mrow>
            <mrow>
              <mn>3</mn>
              <mi>×</mi>
              <mn>32</mn>
            </mrow>
          </mrow>
          <mo fence="true" form="postfix" stretchy="true">)</mo>
        </mrow>
        <mo stretchy="false">+</mo>
        <mrow>
          <mo fence="true" form="prefix" stretchy="true">(</mo>
          <mrow>
            <mrow>
              <mn>5</mn>
              <mi>×</mi>
              <mn>4</mn>
            </mrow>
          </mrow>
          <mo fence="true" form="postfix" stretchy="true">)</mo>
        </mrow>
      </mrow>
    </mrow>
    <annotation encoding="StarMath 5.0">.= left (1 × − 24 right ) + left (1 × − 144 right ) + left (3 × 32 right ) + left (5 × 4 right )</annotation>
  </semantics>
</math>
</file>

<file path=Object 104/content.xml><?xml version="1.0" encoding="utf-8"?>
<math xmlns="http://www.w3.org/1998/Math/MathML" display="block">
  <semantics>
    <mrow>
      <mrow>
        <mi>.</mi>
        <mo stretchy="false">=</mo>
        <mi>−</mi>
      </mrow>
      <mn>24</mn>
      <mi>−</mi>
      <mrow>
        <mn>144</mn>
        <mo stretchy="false">+</mo>
        <mn>96</mn>
        <mo stretchy="false">+</mo>
        <mn>20</mn>
      </mrow>
    </mrow>
    <annotation encoding="StarMath 5.0">.= − 24 − 144 + 96 + 20</annotation>
  </semantics>
</math>
</file>

<file path=Object 105/content.xml><?xml version="1.0" encoding="utf-8"?>
<math xmlns="http://www.w3.org/1998/Math/MathML" display="block">
  <semantics>
    <mrow>
      <mrow>
        <mi>.</mi>
        <mo stretchy="false">=</mo>
        <mi>−</mi>
      </mrow>
      <mn>52</mn>
    </mrow>
    <annotation encoding="StarMath 5.0">.= − 52</annotation>
  </semantics>
</math>
</file>

<file path=Object 106/content.xml><?xml version="1.0" encoding="utf-8"?>
<math xmlns="http://www.w3.org/1998/Math/MathML" display="block">
  <semantics>
    <mrow>
      <mrow>
        <msup>
          <mi>A</mi>
          <mrow>
            <mi>−</mi>
            <mn>1</mn>
          </mrow>
        </msup>
        <mo stretchy="false">=</mo>
        <mfrac>
          <mn>1</mn>
          <mrow>
            <mi>−</mi>
            <mn>52</mn>
          </mrow>
        </mfrac>
      </mrow>
      <mrow>
        <mo fence="true" form="prefix" stretchy="true">[</mo>
        <mrow>
          <mtable>
            <mtr>
              <mtd>
                <mn>1</mn>
              </mtd>
              <mtd>
                <mn>4</mn>
              </mtd>
              <mtd>
                <mn>6</mn>
              </mtd>
              <mtd>
                <mn>1</mn>
              </mtd>
            </mtr>
            <mtr>
              <mtd>
                <mn>1</mn>
              </mtd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3</mn>
              </mtd>
              <mtd>
                <mn>2</mn>
              </mtd>
              <mtd>
                <mn>4</mn>
              </mtd>
              <mtd>
                <mn>5</mn>
              </mtd>
            </mtr>
            <mtr>
              <mtd>
                <mn>5</mn>
              </mtd>
              <mtd>
                <mn>8</mn>
              </mtd>
              <mtd>
                <mn>4</mn>
              </mtd>
              <mtd>
                <mn>2</mn>
              </mtd>
            </mtr>
          </mtable>
        </mrow>
        <mo fence="true" form="postfix" stretchy="true">]</mo>
      </mrow>
    </mrow>
    <annotation encoding="StarMath 5.0">{A} ^ {− 1} = {1} over {− 52} left [matrix {1 # 4 # 6 # 1 ## 1 # 0 # 0 # 1 ## 3 # 2 # 4 # 5 ## 5 # 8 # 4 # 2} right ]</annotation>
  </semantics>
</math>
</file>

<file path=Object 107/content.xml><?xml version="1.0" encoding="utf-8"?>
<math xmlns="http://www.w3.org/1998/Math/MathML" display="block">
  <semantics>
    <mrow>
      <mi>.</mi>
      <mo stretchy="false">=</mo>
      <mrow>
        <mo fence="true" form="prefix" stretchy="true">[</mo>
        <mrow>
          <mtable>
            <mtr>
              <mtd>
                <mrow>
                  <mi>−</mi>
                  <mfrac>
                    <mn>1</mn>
                    <mn>52</mn>
                  </mfrac>
                </mrow>
              </mtd>
              <mtd>
                <mrow>
                  <mi>−</mi>
                  <mfrac>
                    <mn>4</mn>
                    <mn>52</mn>
                  </mfrac>
                </mrow>
              </mtd>
              <mtd>
                <mrow>
                  <mi>−</mi>
                  <mfrac>
                    <mn>6</mn>
                    <mn>52</mn>
                  </mfrac>
                </mrow>
              </mtd>
              <mtd>
                <mrow>
                  <mi>−</mi>
                  <mfrac>
                    <mn>1</mn>
                    <mn>52</mn>
                  </mfrac>
                </mrow>
              </mtd>
            </mtr>
            <mtr>
              <mtd>
                <mrow>
                  <mi>−</mi>
                  <mfrac>
                    <mn>1</mn>
                    <mn>52</mn>
                  </mfrac>
                </mrow>
              </mtd>
              <mtd>
                <mn>0</mn>
              </mtd>
              <mtd>
                <mn>0</mn>
              </mtd>
              <mtd>
                <mrow>
                  <mi>−</mi>
                  <mfrac>
                    <mn>1</mn>
                    <mn>52</mn>
                  </mfrac>
                </mrow>
              </mtd>
            </mtr>
            <mtr>
              <mtd>
                <mrow>
                  <mi>−</mi>
                  <mfrac>
                    <mn>3</mn>
                    <mn>52</mn>
                  </mfrac>
                </mrow>
              </mtd>
              <mtd>
                <mrow>
                  <mi>−</mi>
                  <mfrac>
                    <mn>2</mn>
                    <mn>52</mn>
                  </mfrac>
                </mrow>
              </mtd>
              <mtd>
                <mrow>
                  <mi>−</mi>
                  <mfrac>
                    <mn>4</mn>
                    <mn>52</mn>
                  </mfrac>
                </mrow>
              </mtd>
              <mtd>
                <mrow>
                  <mi>−</mi>
                  <mfrac>
                    <mn>5</mn>
                    <mn>52</mn>
                  </mfrac>
                </mrow>
              </mtd>
            </mtr>
            <mtr>
              <mtd>
                <mrow>
                  <mi>−</mi>
                  <mfrac>
                    <mn>5</mn>
                    <mn>52</mn>
                  </mfrac>
                </mrow>
              </mtd>
              <mtd>
                <mrow>
                  <mi>−</mi>
                  <mfrac>
                    <mn>8</mn>
                    <mn>52</mn>
                  </mfrac>
                </mrow>
              </mtd>
              <mtd>
                <mrow>
                  <mi>−</mi>
                  <mfrac>
                    <mn>4</mn>
                    <mn>52</mn>
                  </mfrac>
                </mrow>
              </mtd>
              <mtd>
                <mrow>
                  <mi>−</mi>
                  <mfrac>
                    <mn>2</mn>
                    <mn>52</mn>
                  </mfrac>
                </mrow>
              </mtd>
            </mtr>
          </mtable>
        </mrow>
        <mo fence="true" form="postfix" stretchy="true">]</mo>
      </mrow>
    </mrow>
    <annotation encoding="StarMath 5.0">.= left [matrix {− {1} over {52} # − {4} over {52} # − {6} over {52} # − {1} over {52} ## − {1} over {52} # 0 # 0 # − {1} over {52} ## − {3} over {52} # − {2} over {52} # − {4} over {52} # − {5} over {52} ## − {5} over {52} # − {8} over {52} # − {4} over {52} # − {2} over {52}} right ]</annotation>
  </semantics>
</math>
</file>

<file path=Object 108/content.xml><?xml version="1.0" encoding="utf-8"?>
<math xmlns="http://www.w3.org/1998/Math/MathML" display="block">
  <semantics>
    <mrow>
      <mrow>
        <mi>x</mi>
        <mo stretchy="false">+</mo>
        <mi>y</mi>
        <mo stretchy="false">+</mo>
        <mn>2</mn>
      </mrow>
      <mrow>
        <mi>z</mi>
        <mo stretchy="false">=</mo>
        <mn>9</mn>
      </mrow>
    </mrow>
    <annotation encoding="StarMath 5.0">x + y + 2 z = 9</annotation>
  </semantics>
</math>
</file>

<file path=Object 109/content.xml><?xml version="1.0" encoding="utf-8"?>
<math xmlns="http://www.w3.org/1998/Math/MathML" display="block">
  <semantics>
    <mrow>
      <mn>2</mn>
      <mrow>
        <mi>x</mi>
        <mo stretchy="false">+</mo>
        <mn>4</mn>
      </mrow>
      <mi>y</mi>
      <mi>−</mi>
      <mn>3</mn>
      <mrow>
        <mi>z</mi>
        <mo stretchy="false">=</mo>
        <mn>1</mn>
      </mrow>
    </mrow>
    <annotation encoding="StarMath 5.0">2 x + 4 y − 3 z = 1</annotation>
  </semantics>
</math>
</file>

<file path=Object 11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n>1</mn>
              </mtd>
              <mtd>
                <mn>4</mn>
              </mtd>
              <mtd>
                <mn>6</mn>
              </mtd>
              <mtd>
                <mn>1</mn>
              </mtd>
            </mtr>
            <mtr>
              <mtd>
                <mn>1</mn>
              </mtd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3</mn>
              </mtd>
              <mtd>
                <mn>2</mn>
              </mtd>
              <mtd>
                <mn>4</mn>
              </mtd>
              <mtd>
                <mn>5</mn>
              </mtd>
            </mtr>
            <mtr>
              <mtd>
                <mn>5</mn>
              </mtd>
              <mtd>
                <mn>8</mn>
              </mtd>
              <mtd>
                <mn>4</mn>
              </mtd>
              <mtd>
                <mn>2</mn>
              </mtd>
            </mtr>
          </mtable>
        </mrow>
        <mo fence="true" form="postfix" stretchy="true">]</mo>
      </mrow>
    </mrow>
    <annotation encoding="StarMath 5.0">A = left [matrix {1 # 4 # 6 # 1 ## 1 # 0 # 0 # 1 ## 3 # 2 # 4 # 5 ## 5 # 8 # 4 # 2} right ]</annotation>
  </semantics>
</math>
</file>

<file path=Object 110/content.xml><?xml version="1.0" encoding="utf-8"?>
<math xmlns="http://www.w3.org/1998/Math/MathML" display="block">
  <semantics>
    <mrow>
      <mn>3</mn>
      <mrow>
        <mi>x</mi>
        <mo stretchy="false">+</mo>
        <mn>6</mn>
      </mrow>
      <mi>y</mi>
      <mi>−</mi>
      <mn>5</mn>
      <mrow>
        <mi>z</mi>
        <mo stretchy="false">=</mo>
        <mn>0</mn>
      </mrow>
    </mrow>
    <annotation encoding="StarMath 5.0">3 x + 6 y − 5 z = 0</annotation>
  </semantics>
</math>
</file>

<file path=Object 111/content.xml><?xml version="1.0" encoding="utf-8"?>
<math xmlns="http://www.w3.org/1998/Math/MathML" display="block">
  <semantics>
    <mrow>
      <mi mathvariant="italic">Hitung</mi>
      <mi mathvariant="italic">persamaan</mi>
      <mrow>
        <mo fence="true" form="prefix" stretchy="true">(</mo>
        <mrow>
          <mn>1</mn>
        </mrow>
        <mo fence="true" form="postfix" stretchy="true">)</mo>
      </mrow>
      <mi mathvariant="italic">dan</mi>
      <mrow>
        <mo fence="true" form="prefix" stretchy="true">(</mo>
        <mrow>
          <mn>2</mn>
        </mrow>
        <mo fence="true" form="postfix" stretchy="true">)</mo>
      </mrow>
      <mi>,</mi>
      <mi mathvariant="italic">metode</mi>
      <mi mathvariant="italic">eliminasi</mi>
    </mrow>
    <annotation encoding="StarMath 5.0">Hitung persamaan left (1 right ) dan left (2 right ) , metode eliminasi</annotation>
  </semantics>
</math>
</file>

<file path=Object 112/content.xml><?xml version="1.0" encoding="utf-8"?>
<math xmlns="http://www.w3.org/1998/Math/MathML" display="block">
  <semantics>
    <mrow>
      <mrow>
        <mi>x</mi>
        <mo stretchy="false">+</mo>
        <mi>y</mi>
        <mo stretchy="false">+</mo>
        <mn>2</mn>
      </mrow>
      <mrow>
        <mi>z</mi>
        <mo stretchy="false">=</mo>
        <mn>9</mn>
      </mrow>
      <mrow>
        <mo fence="true" form="prefix" stretchy="true">|</mo>
        <mrow>
          <mrow>
            <mo fence="true" form="prefix" stretchy="true">[</mo>
            <mrow>
              <mrow>
                <mi>×</mi>
                <mn>2</mn>
              </mrow>
            </mrow>
            <mo fence="true" form="postfix" stretchy="true">]</mo>
          </mrow>
        </mrow>
        <mo fence="true" form="postfix" stretchy="true">|</mo>
      </mrow>
      <mn>2</mn>
      <mrow>
        <mi>x</mi>
        <mo stretchy="false">+</mo>
        <mn>2</mn>
      </mrow>
      <mrow>
        <mi>y</mi>
        <mo stretchy="false">+</mo>
        <mn>4</mn>
      </mrow>
      <mrow>
        <mi>z</mi>
        <mo stretchy="false">=</mo>
        <mn>18</mn>
      </mrow>
    </mrow>
    <annotation encoding="StarMath 5.0">x + y + 2 z = 9 left lline left [× 2 right ] right rline 2 x + 2 y + 4 z = 18</annotation>
  </semantics>
</math>
</file>

<file path=Object 113/content.xml><?xml version="1.0" encoding="utf-8"?>
<math xmlns="http://www.w3.org/1998/Math/MathML" display="block">
  <semantics>
    <mrow>
      <mn>2</mn>
      <mrow>
        <mi>x</mi>
        <mo stretchy="false">+</mo>
        <mn>4</mn>
      </mrow>
      <mi>y</mi>
      <mi>−</mi>
      <mn>3</mn>
      <mrow>
        <mi>z</mi>
        <mo stretchy="false">=</mo>
        <mn>1</mn>
      </mrow>
      <mrow>
        <mo fence="true" form="prefix" stretchy="true">|</mo>
        <mrow>
          <mrow>
            <mo fence="true" form="prefix" stretchy="true">[</mo>
            <mrow>
              <mrow>
                <mi>×</mi>
                <mn>1</mn>
              </mrow>
            </mrow>
            <mo fence="true" form="postfix" stretchy="true">]</mo>
          </mrow>
        </mrow>
        <mo fence="true" form="postfix" stretchy="true">|</mo>
      </mrow>
      <mn>2</mn>
      <mrow>
        <mi>x</mi>
        <mo stretchy="false">+</mo>
        <mn>4</mn>
      </mrow>
      <mi>y</mi>
      <mi>−</mi>
      <mn>3</mn>
      <mrow>
        <mi>z</mi>
        <mo stretchy="false">=</mo>
        <mn>1</mn>
      </mrow>
    </mrow>
    <annotation encoding="StarMath 5.0">2 x + 4 y − 3 z = 1 left lline left [× 1 right ] right rline 2 x + 4 y − 3 z = 1</annotation>
  </semantics>
</math>
</file>

<file path=Object 114/content.xml><?xml version="1.0" encoding="utf-8"?>
<math xmlns="http://www.w3.org/1998/Math/MathML" display="block">
  <semantics>
    <mrow>
      <mi>−</mi>
      <mn>2</mn>
      <mrow>
        <mi>y</mi>
        <mo stretchy="false">+</mo>
        <mn>7</mn>
      </mrow>
      <mrow>
        <mi>z</mi>
        <mo stretchy="false">=</mo>
        <mn>17</mn>
      </mrow>
    </mrow>
    <annotation encoding="StarMath 5.0">− 2 y + 7 z = 17</annotation>
  </semantics>
</math>
</file>

<file path=Object 115/content.xml><?xml version="1.0" encoding="utf-8"?>
<math xmlns="http://www.w3.org/1998/Math/MathML" display="block">
  <semantics>
    <mrow>
      <mi mathvariant="italic">Hitung</mi>
      <mi mathvariant="italic">persamaan</mi>
      <mrow>
        <mo fence="true" form="prefix" stretchy="true">(</mo>
        <mrow>
          <mn>1</mn>
        </mrow>
        <mo fence="true" form="postfix" stretchy="true">)</mo>
      </mrow>
      <mi mathvariant="italic">dan</mi>
      <mrow>
        <mo fence="true" form="prefix" stretchy="true">(</mo>
        <mrow>
          <mn>3</mn>
        </mrow>
        <mo fence="true" form="postfix" stretchy="true">)</mo>
      </mrow>
      <mi>,</mi>
      <mi mathvariant="italic">metode</mi>
      <mi mathvariant="italic">eliminasi</mi>
    </mrow>
    <annotation encoding="StarMath 5.0">Hitung persamaan left (1 right ) dan left (3 right ) , metode eliminasi</annotation>
  </semantics>
</math>
</file>

<file path=Object 116/content.xml><?xml version="1.0" encoding="utf-8"?>
<math xmlns="http://www.w3.org/1998/Math/MathML" display="block">
  <semantics>
    <mrow>
      <mrow>
        <mi>x</mi>
        <mo stretchy="false">+</mo>
        <mi>y</mi>
        <mo stretchy="false">+</mo>
        <mn>2</mn>
      </mrow>
      <mrow>
        <mi>x</mi>
        <mo stretchy="false">=</mo>
        <mn>9</mn>
      </mrow>
      <mrow>
        <mo fence="true" form="prefix" stretchy="true">[</mo>
        <mrow>
          <mrow>
            <mi>×</mi>
            <mn>3</mn>
          </mrow>
        </mrow>
        <mo fence="true" form="postfix" stretchy="true">]</mo>
      </mrow>
      <mn>3</mn>
      <mrow>
        <mi>x</mi>
        <mo stretchy="false">+</mo>
        <mn>3</mn>
      </mrow>
      <mrow>
        <mi>y</mi>
        <mo stretchy="false">+</mo>
        <mn>6</mn>
      </mrow>
      <mrow>
        <mi>z</mi>
        <mo stretchy="false">=</mo>
        <mn>27</mn>
      </mrow>
    </mrow>
    <annotation encoding="StarMath 5.0">x + y + 2 x = 9 left [× 3 right ] 3 x + 3 y + 6 z = 27</annotation>
  </semantics>
</math>
</file>

<file path=Object 117/content.xml><?xml version="1.0" encoding="utf-8"?>
<math xmlns="http://www.w3.org/1998/Math/MathML" display="block">
  <semantics>
    <mrow>
      <mn>3</mn>
      <mrow>
        <mi>x</mi>
        <mo stretchy="false">+</mo>
        <mn>6</mn>
      </mrow>
      <mi>y</mi>
      <mi>−</mi>
      <mn>5</mn>
      <mrow>
        <mi>z</mi>
        <mo stretchy="false">=</mo>
        <mn>0</mn>
      </mrow>
      <mrow>
        <mo fence="true" form="prefix" stretchy="true">[</mo>
        <mrow>
          <mrow>
            <mi>×</mi>
            <mn>1</mn>
          </mrow>
        </mrow>
        <mo fence="true" form="postfix" stretchy="true">]</mo>
      </mrow>
      <mn>3</mn>
      <mrow>
        <mi>x</mi>
        <mo stretchy="false">+</mo>
        <mn>6</mn>
      </mrow>
      <mi>y</mi>
      <mi>−</mi>
      <mn>5</mn>
      <mrow>
        <mi>z</mi>
        <mo stretchy="false">=</mo>
        <mn>0</mn>
      </mrow>
    </mrow>
    <annotation encoding="StarMath 5.0">3 x + 6 y − 5 z = 0 left [× 1 right ] 3 x + 6 y − 5 z = 0</annotation>
  </semantics>
</math>
</file>

<file path=Object 118/content.xml><?xml version="1.0" encoding="utf-8"?>
<math xmlns="http://www.w3.org/1998/Math/MathML" display="block">
  <semantics>
    <mrow>
      <mi>−</mi>
      <mn>3</mn>
      <mrow>
        <mi>y</mi>
        <mo stretchy="false">+</mo>
        <mn>11</mn>
      </mrow>
      <mrow>
        <mi>z</mi>
        <mo stretchy="false">=</mo>
        <mn>27</mn>
      </mrow>
    </mrow>
    <annotation encoding="StarMath 5.0">− 3 y + 11 z = 27</annotation>
  </semantics>
</math>
</file>

<file path=Object 119/content.xml><?xml version="1.0" encoding="utf-8"?>
<math xmlns="http://www.w3.org/1998/Math/MathML" display="block">
  <semantics>
    <mrow>
      <mi mathvariant="italic">Hitung</mi>
      <mi mathvariant="italic">persamaan</mi>
      <mrow>
        <mo fence="true" form="prefix" stretchy="true">(</mo>
        <mrow>
          <mn>4</mn>
        </mrow>
        <mo fence="true" form="postfix" stretchy="true">)</mo>
      </mrow>
      <mi mathvariant="italic">dan</mi>
      <mrow>
        <mo fence="true" form="prefix" stretchy="true">(</mo>
        <mrow>
          <mn>5</mn>
        </mrow>
        <mo fence="true" form="postfix" stretchy="true">)</mo>
      </mrow>
      <mi>,</mi>
      <mi mathvariant="italic">metode</mi>
      <mi mathvariant="italic">eliminasi</mi>
    </mrow>
    <annotation encoding="StarMath 5.0">Hitung persamaan left (4 right ) dan left (5 right ) , metode eliminasi</annotation>
  </semantics>
</math>
</file>

<file path=Object 12/content.xml><?xml version="1.0" encoding="utf-8"?>
<math xmlns="http://www.w3.org/1998/Math/MathML" display="block">
  <semantics>
    <mrow>
      <mrow>
        <mi>x</mi>
        <mo stretchy="false">+</mo>
        <mi>y</mi>
        <mo stretchy="false">+</mo>
        <mn>2</mn>
      </mrow>
      <mrow>
        <mi>z</mi>
        <mo stretchy="false">=</mo>
        <mn>9</mn>
      </mrow>
    </mrow>
    <annotation encoding="StarMath 5.0">x + y + 2 z = 9</annotation>
  </semantics>
</math>
</file>

<file path=Object 120/content.xml><?xml version="1.0" encoding="utf-8"?>
<math xmlns="http://www.w3.org/1998/Math/MathML" display="block">
  <semantics>
    <mrow>
      <mi>−</mi>
      <mn>2</mn>
      <mrow>
        <mi>y</mi>
        <mo stretchy="false">+</mo>
        <mn>7</mn>
      </mrow>
      <mrow>
        <mi>z</mi>
        <mo stretchy="false">=</mo>
        <mn>17</mn>
      </mrow>
      <mrow>
        <mo fence="true" form="prefix" stretchy="true">[</mo>
        <mrow>
          <mrow>
            <mi>×</mi>
            <mn>3</mn>
          </mrow>
        </mrow>
        <mo fence="true" form="postfix" stretchy="true">]</mo>
      </mrow>
      <mi>−</mi>
      <mn>6</mn>
      <mrow>
        <mi>y</mi>
        <mo stretchy="false">+</mo>
        <mn>21</mn>
      </mrow>
      <mrow>
        <mi>z</mi>
        <mo stretchy="false">=</mo>
        <mn>51</mn>
      </mrow>
    </mrow>
    <annotation encoding="StarMath 5.0">− 2 y + 7 z = 17 left [× 3 right ] − 6 y + 21 z = 51</annotation>
  </semantics>
</math>
</file>

<file path=Object 121/content.xml><?xml version="1.0" encoding="utf-8"?>
<math xmlns="http://www.w3.org/1998/Math/MathML" display="block">
  <semantics>
    <mrow>
      <mi>−</mi>
      <mn>3</mn>
      <mrow>
        <mi>y</mi>
        <mo stretchy="false">+</mo>
        <mn>11</mn>
      </mrow>
      <mrow>
        <mi>z</mi>
        <mo stretchy="false">=</mo>
        <mn>27</mn>
      </mrow>
      <mrow>
        <mo fence="true" form="prefix" stretchy="true">[</mo>
        <mrow>
          <mrow>
            <mi>×</mi>
            <mn>2</mn>
          </mrow>
        </mrow>
        <mo fence="true" form="postfix" stretchy="true">]</mo>
      </mrow>
      <mi>−</mi>
      <mn>6</mn>
      <mrow>
        <mi>y</mi>
        <mo stretchy="false">+</mo>
        <mn>22</mn>
      </mrow>
      <mrow>
        <mi>z</mi>
        <mo stretchy="false">=</mo>
        <mn>54</mn>
      </mrow>
    </mrow>
    <annotation encoding="StarMath 5.0">− 3 y + 11 z = 27 left [× 2 right ] − 6 y + 22 z = 54</annotation>
  </semantics>
</math>
</file>

<file path=Object 122/content.xml><?xml version="1.0" encoding="utf-8"?>
<math xmlns="http://www.w3.org/1998/Math/MathML" display="block">
  <semantics>
    <mrow>
      <mi>z</mi>
      <mo stretchy="false">=</mo>
      <mn>3</mn>
    </mrow>
    <annotation encoding="StarMath 5.0">z = 3</annotation>
  </semantics>
</math>
</file>

<file path=Object 123/content.xml><?xml version="1.0" encoding="utf-8"?>
<math xmlns="http://www.w3.org/1998/Math/MathML" display="block">
  <semantics>
    <mrow>
      <mi mathvariant="italic">Substitusi</mi>
      <mi mathvariant="italic">persamaan</mi>
      <mrow>
        <mo fence="true" form="prefix" stretchy="true">(</mo>
        <mrow>
          <mn>6</mn>
        </mrow>
        <mo fence="true" form="postfix" stretchy="true">)</mo>
      </mrow>
      <mi mathvariant="italic">ke</mi>
      <mrow>
        <mo fence="true" form="prefix" stretchy="true">(</mo>
        <mrow>
          <mn>4</mn>
        </mrow>
        <mo fence="true" form="postfix" stretchy="true">)</mo>
      </mrow>
    </mrow>
    <annotation encoding="StarMath 5.0">Substitusi persamaan left (6 right ) ke left (4 right )</annotation>
  </semantics>
</math>
</file>

<file path=Object 124/content.xml><?xml version="1.0" encoding="utf-8"?>
<math xmlns="http://www.w3.org/1998/Math/MathML" display="block">
  <semantics>
    <mrow>
      <mi>−</mi>
      <mn>2</mn>
      <mrow>
        <mi>y</mi>
        <mo stretchy="false">+</mo>
        <mn>7</mn>
      </mrow>
      <mrow>
        <mrow>
          <mo fence="true" form="prefix" stretchy="true">(</mo>
          <mrow>
            <mn>3</mn>
          </mrow>
          <mo fence="true" form="postfix" stretchy="true">)</mo>
        </mrow>
        <mo stretchy="false">=</mo>
        <mn>17</mn>
      </mrow>
    </mrow>
    <annotation encoding="StarMath 5.0">− 2 y + 7 left (3 right ) = 17</annotation>
  </semantics>
</math>
</file>

<file path=Object 125/content.xml><?xml version="1.0" encoding="utf-8"?>
<math xmlns="http://www.w3.org/1998/Math/MathML" display="block">
  <semantics>
    <mrow>
      <mi>−</mi>
      <mn>2</mn>
      <mrow>
        <mrow>
          <mi>y</mi>
          <mo stretchy="false">+</mo>
          <mn>21</mn>
        </mrow>
        <mo stretchy="false">=</mo>
        <mn>17</mn>
      </mrow>
    </mrow>
    <annotation encoding="StarMath 5.0">− 2 y + 21 = 17</annotation>
  </semantics>
</math>
</file>

<file path=Object 126/content.xml><?xml version="1.0" encoding="utf-8"?>
<math xmlns="http://www.w3.org/1998/Math/MathML" display="block">
  <semantics>
    <mrow>
      <mi>−</mi>
      <mn>2</mn>
      <mrow>
        <mi>y</mi>
        <mo stretchy="false">=</mo>
        <mn>4</mn>
      </mrow>
    </mrow>
    <annotation encoding="StarMath 5.0">− 2 y = 4</annotation>
  </semantics>
</math>
</file>

<file path=Object 127/content.xml><?xml version="1.0" encoding="utf-8"?>
<math xmlns="http://www.w3.org/1998/Math/MathML" display="block">
  <semantics>
    <mrow>
      <mrow>
        <mi>y</mi>
        <mo stretchy="false">=</mo>
        <mi>−</mi>
      </mrow>
      <mn>2</mn>
    </mrow>
    <annotation encoding="StarMath 5.0">y = − 2</annotation>
  </semantics>
</math>
</file>

<file path=Object 128/content.xml><?xml version="1.0" encoding="utf-8"?>
<math xmlns="http://www.w3.org/1998/Math/MathML" display="block">
  <semantics>
    <mrow>
      <mi mathvariant="italic">substitusikan</mi>
      <mi mathvariant="italic">persamaan</mi>
      <mrow>
        <mo fence="true" form="prefix" stretchy="true">(</mo>
        <mrow>
          <mn>6</mn>
        </mrow>
        <mo fence="true" form="postfix" stretchy="true">)</mo>
      </mrow>
      <mi mathvariant="italic">dan</mi>
      <mrow>
        <mo fence="true" form="prefix" stretchy="true">(</mo>
        <mrow>
          <mn>7</mn>
        </mrow>
        <mo fence="true" form="postfix" stretchy="true">)</mo>
      </mrow>
      <mi mathvariant="italic">ke</mi>
      <mi mathvariant="italic">persamaan</mi>
      <mrow>
        <mo fence="true" form="prefix" stretchy="true">(</mo>
        <mrow>
          <mn>1</mn>
        </mrow>
        <mo fence="true" form="postfix" stretchy="true">)</mo>
      </mrow>
    </mrow>
    <annotation encoding="StarMath 5.0">substitusikan persamaan left (6 right ) dan left (7 right ) ke persamaan left (1 right )</annotation>
  </semantics>
</math>
</file>

<file path=Object 129/content.xml><?xml version="1.0" encoding="utf-8"?>
<math xmlns="http://www.w3.org/1998/Math/MathML" display="block">
  <semantics>
    <mrow>
      <mrow>
        <mi>x</mi>
        <mo stretchy="false">+</mo>
        <mi>y</mi>
        <mo stretchy="false">+</mo>
        <mn>2</mn>
      </mrow>
      <mrow>
        <mi>z</mi>
        <mo stretchy="false">=</mo>
        <mn>9</mn>
      </mrow>
    </mrow>
    <annotation encoding="StarMath 5.0">x + y + 2 z = 9</annotation>
  </semantics>
</math>
</file>

<file path=Object 13/content.xml><?xml version="1.0" encoding="utf-8"?>
<math xmlns="http://www.w3.org/1998/Math/MathML" display="block">
  <semantics>
    <mrow>
      <mn>2</mn>
      <mrow>
        <mi>z</mi>
        <mo stretchy="false">+</mo>
        <mn>4</mn>
      </mrow>
      <mi>y</mi>
      <mi>−</mi>
      <mn>3</mn>
      <mrow>
        <mi>z</mi>
        <mo stretchy="false">=</mo>
        <mn>1</mn>
      </mrow>
    </mrow>
    <annotation encoding="StarMath 5.0">2 z + 4 y − 3 z = 1</annotation>
  </semantics>
</math>
</file>

<file path=Object 130/content.xml><?xml version="1.0" encoding="utf-8"?>
<math xmlns="http://www.w3.org/1998/Math/MathML" display="block">
  <semantics>
    <mrow>
      <mrow>
        <mi>x</mi>
        <mo stretchy="false">+</mo>
        <mrow>
          <mo fence="true" form="prefix" stretchy="true">(</mo>
          <mrow>
            <mrow>
              <mi>−</mi>
              <mn>2</mn>
            </mrow>
          </mrow>
          <mo fence="true" form="postfix" stretchy="true">)</mo>
        </mrow>
        <mo stretchy="false">+</mo>
        <mn>2</mn>
      </mrow>
      <mrow>
        <mrow>
          <mo fence="true" form="prefix" stretchy="true">(</mo>
          <mrow>
            <mn>3</mn>
          </mrow>
          <mo fence="true" form="postfix" stretchy="true">)</mo>
        </mrow>
        <mo stretchy="false">=</mo>
        <mn>9</mn>
      </mrow>
    </mrow>
    <annotation encoding="StarMath 5.0">x + left (− 2 right ) + 2 left (3 right ) = 9</annotation>
  </semantics>
</math>
</file>

<file path=Object 131/content.xml><?xml version="1.0" encoding="utf-8"?>
<math xmlns="http://www.w3.org/1998/Math/MathML" display="block">
  <semantics>
    <mrow>
      <mi>x</mi>
      <mi>−</mi>
      <mrow>
        <mrow>
          <mn>2</mn>
          <mo stretchy="false">+</mo>
          <mn>6</mn>
        </mrow>
        <mo stretchy="false">=</mo>
        <mn>9</mn>
      </mrow>
    </mrow>
    <annotation encoding="StarMath 5.0">x − 2 + 6 = 9</annotation>
  </semantics>
</math>
</file>

<file path=Object 132/content.xml><?xml version="1.0" encoding="utf-8"?>
<math xmlns="http://www.w3.org/1998/Math/MathML" display="block">
  <semantics>
    <mrow>
      <mrow>
        <mi>x</mi>
        <mo stretchy="false">+</mo>
        <mn>4</mn>
      </mrow>
      <mo stretchy="false">=</mo>
      <mn>9</mn>
    </mrow>
    <annotation encoding="StarMath 5.0">x + 4 = 9</annotation>
  </semantics>
</math>
</file>

<file path=Object 133/content.xml><?xml version="1.0" encoding="utf-8"?>
<math xmlns="http://www.w3.org/1998/Math/MathML" display="block">
  <semantics>
    <mrow>
      <mrow>
        <mi>x</mi>
        <mo stretchy="false">=</mo>
        <mn>9</mn>
      </mrow>
      <mi>−</mi>
      <mn>4</mn>
    </mrow>
    <annotation encoding="StarMath 5.0">x = 9 − 4</annotation>
  </semantics>
</math>
</file>

<file path=Object 134/content.xml><?xml version="1.0" encoding="utf-8"?>
<math xmlns="http://www.w3.org/1998/Math/MathML" display="block">
  <semantics>
    <mrow>
      <mi>x</mi>
      <mo stretchy="false">=</mo>
      <mn>5</mn>
    </mrow>
    <annotation encoding="StarMath 5.0">x = 5</annotation>
  </semantics>
</math>
</file>

<file path=Object 135/content.xml><?xml version="1.0" encoding="utf-8"?>
<math xmlns="http://www.w3.org/1998/Math/MathML" display="block">
  <semantics>
    <mrow>
      <mn>5</mn>
      <mrow>
        <msub>
          <mi>x</mi>
          <mn>1</mn>
        </msub>
        <mo stretchy="false">+</mo>
        <mn>2</mn>
      </mrow>
      <mrow>
        <msub>
          <mi>x</mi>
          <mn>2</mn>
        </msub>
        <mo stretchy="false">+</mo>
        <mn>10</mn>
      </mrow>
      <mrow>
        <msub>
          <mi>x</mi>
          <mn>3</mn>
        </msub>
        <mo stretchy="false">+</mo>
        <mn>16</mn>
      </mrow>
      <mrow>
        <msub>
          <mi>x</mi>
          <mn>4</mn>
        </msub>
        <mo stretchy="false">=</mo>
        <mn>16</mn>
      </mrow>
    </mrow>
    <annotation encoding="StarMath 5.0">5 {x} rsub {1} + 2 {x} rsub {2} + 10 {x} rsub {3} + 16 {x} rsub {4} = 16</annotation>
  </semantics>
</math>
</file>

<file path=Object 136/content.xml><?xml version="1.0" encoding="utf-8"?>
<math xmlns="http://www.w3.org/1998/Math/MathML" display="block">
  <semantics>
    <mrow>
      <mn>3</mn>
      <mrow>
        <msub>
          <mi>x</mi>
          <mn>1</mn>
        </msub>
        <mo stretchy="false">+</mo>
        <msub>
          <mi>x</mi>
          <mn>2</mn>
        </msub>
      </mrow>
      <mi>−</mi>
      <mn>2</mn>
      <mrow>
        <msub>
          <mi>x</mi>
          <mn>4</mn>
        </msub>
        <mo stretchy="false">=</mo>
        <mn>3</mn>
      </mrow>
      <mrow>
        <msub>
          <mi>x</mi>
          <mn>1</mn>
        </msub>
        <mo stretchy="false">+</mo>
        <msub>
          <mi>x</mi>
          <mn>2</mn>
        </msub>
      </mrow>
      <mi>−</mi>
      <mn>9</mn>
      <msub>
        <mi>x</mi>
        <mn>3</mn>
      </msub>
      <mi>−</mi>
      <mn>19</mn>
      <mrow>
        <msub>
          <mi>x</mi>
          <mn>4</mn>
        </msub>
        <mo stretchy="false">=</mo>
        <mi>−</mi>
      </mrow>
      <mn>4</mn>
      <mrow>
        <msub>
          <mi>x</mi>
          <mn>1</mn>
        </msub>
        <mo stretchy="false">+</mo>
        <msub>
          <mi>x</mi>
          <mn>2</mn>
        </msub>
      </mrow>
      <mi>−</mi>
      <mn>3</mn>
      <mrow>
        <msub>
          <mi>x</mi>
          <mn>4</mn>
        </msub>
        <mo stretchy="false">=</mo>
        <mn>5</mn>
      </mrow>
    </mrow>
    <annotation encoding="StarMath 5.0">3 {x} rsub {1} + {x} rsub {2} − 2 {x} rsub {4} = 3 {x} rsub {1} + {x} rsub {2} − 9 {x} rsub {3} − 19 {x} rsub {4} = − 4 {x} rsub {1} + {x} rsub {2} − 3 {x} rsub {4} = 5</annotation>
  </semantics>
</math>
</file>

<file path=Object 14/content.xml><?xml version="1.0" encoding="utf-8"?>
<math xmlns="http://www.w3.org/1998/Math/MathML" display="block">
  <semantics>
    <mrow>
      <mn>3</mn>
      <mrow>
        <mi>z</mi>
        <mo stretchy="false">+</mo>
        <mn>6</mn>
      </mrow>
      <mi>y</mi>
      <mi>−</mi>
      <mn>5</mn>
      <mrow>
        <mi>z</mi>
        <mo stretchy="false">=</mo>
        <mn>0</mn>
      </mrow>
    </mrow>
    <annotation encoding="StarMath 5.0">3 z + 6 y − 5 z = 0</annotation>
  </semantics>
</math>
</file>

<file path=Object 15/content.xml><?xml version="1.0" encoding="utf-8"?>
<math xmlns="http://www.w3.org/1998/Math/MathML" display="block">
  <semantics>
    <mrow>
      <mn>5</mn>
      <mrow>
        <msub>
          <mi>x</mi>
          <mn>1</mn>
        </msub>
        <mo stretchy="false">+</mo>
        <mn>2</mn>
      </mrow>
      <mrow>
        <msub>
          <mi>x</mi>
          <mn>2</mn>
        </msub>
        <mo stretchy="false">+</mo>
        <mn>10</mn>
      </mrow>
      <mrow>
        <msub>
          <mi>x</mi>
          <mn>3</mn>
        </msub>
        <mo stretchy="false">+</mo>
        <mn>16</mn>
      </mrow>
      <mrow>
        <msub>
          <mi>x</mi>
          <mn>4</mn>
        </msub>
        <mo stretchy="false">=</mo>
        <mn>16</mn>
      </mrow>
    </mrow>
    <annotation encoding="StarMath 5.0">5 {x} rsub {1} + 2 {x} rsub {2} + 10 {x} rsub {3} + 16 {x} rsub {4} = 16</annotation>
  </semantics>
</math>
</file>

<file path=Object 16/content.xml><?xml version="1.0" encoding="utf-8"?>
<math xmlns="http://www.w3.org/1998/Math/MathML" display="block">
  <semantics>
    <mrow>
      <mn>3</mn>
      <mrow>
        <msub>
          <mi>x</mi>
          <mn>1</mn>
        </msub>
        <mo stretchy="false">+</mo>
        <msub>
          <mi>x</mi>
          <mn>2</mn>
        </msub>
      </mrow>
      <mi>−</mi>
      <mn>2</mn>
      <mrow>
        <msub>
          <mi>x</mi>
          <mn>4</mn>
        </msub>
        <mo stretchy="false">=</mo>
        <mn>3</mn>
      </mrow>
      <mrow>
        <msub>
          <mi>x</mi>
          <mn>1</mn>
        </msub>
        <mo stretchy="false">+</mo>
        <msub>
          <mi>x</mi>
          <mn>2</mn>
        </msub>
      </mrow>
      <mi>−</mi>
      <mn>9</mn>
      <msub>
        <mi>x</mi>
        <mn>3</mn>
      </msub>
      <mi>−</mi>
      <mn>19</mn>
      <mrow>
        <msub>
          <mi>x</mi>
          <mn>4</mn>
        </msub>
        <mo stretchy="false">=</mo>
        <mi>−</mi>
      </mrow>
      <mn>4</mn>
      <mrow>
        <msub>
          <mi>x</mi>
          <mn>1</mn>
        </msub>
        <mo stretchy="false">+</mo>
        <msub>
          <mi>x</mi>
          <mn>2</mn>
        </msub>
      </mrow>
      <mi>−</mi>
      <mn>3</mn>
      <mrow>
        <msub>
          <mi>x</mi>
          <mn>4</mn>
        </msub>
        <mo stretchy="false">=</mo>
        <mn>5</mn>
      </mrow>
    </mrow>
    <annotation encoding="StarMath 5.0">3 {x} rsub {1} + {x} rsub {2} − 2 {x} rsub {4} = 3 {x} rsub {1} + {x} rsub {2} − 9 {x} rsub {3} − 19 {x} rsub {4} = − 4 {x} rsub {1} + {x} rsub {2} − 3 {x} rsub {4} = 5</annotation>
  </semantics>
</math>
</file>

<file path=Object 17/content.xml><?xml version="1.0" encoding="utf-8"?>
<math xmlns="http://www.w3.org/1998/Math/MathML" display="block">
  <semantics>
    <mrow>
      <mrow>
        <mo fence="true" form="prefix" stretchy="true">(</mo>
        <mrow>
          <mrow>
            <mi>A</mi>
            <mo stretchy="false">+</mo>
            <mi>B</mi>
          </mrow>
        </mrow>
        <mo fence="true" form="postfix" stretchy="true">)</mo>
      </mrow>
      <mi>.</mi>
      <mi>D</mi>
    </mrow>
    <annotation encoding="StarMath 5.0">left (A + B right ) . D</annotation>
  </semantics>
</math>
</file>

<file path=Object 18/content.xml><?xml version="1.0" encoding="utf-8"?>
<math xmlns="http://www.w3.org/1998/Math/MathML" display="block">
  <semantics>
    <mrow>
      <mrow>
        <mi>A</mi>
        <mo stretchy="false">+</mo>
        <mi>B</mi>
      </mrow>
      <mo stretchy="false">=</mo>
      <mrow>
        <mrow>
          <mo fence="true" form="prefix" stretchy="true">[</mo>
          <mrow>
            <mtable>
              <mtr>
                <mtd>
                  <mrow>
                    <mi>−</mi>
                    <mn>1</mn>
                  </mrow>
                </mtd>
                <mtd>
                  <mn>1</mn>
                </mtd>
              </mtr>
              <mtr>
                <mtd>
                  <mn>5</mn>
                </mtd>
                <mtd>
                  <mn>3</mn>
                </mtd>
              </mtr>
            </mtable>
          </mrow>
          <mo fence="true" form="postfix" stretchy="true">]</mo>
        </mrow>
        <mo stretchy="false">+</mo>
        <mrow>
          <mo fence="true" form="prefix" stretchy="true">[</mo>
          <mrow>
            <mtable>
              <mtr>
                <mtd>
                  <mn>5</mn>
                </mtd>
                <mtd>
                  <mrow>
                    <mi>−</mi>
                    <mn>1</mn>
                  </mrow>
                </mtd>
              </mtr>
              <mtr>
                <mtd>
                  <mrow>
                    <mi>−</mi>
                    <mn>4</mn>
                  </mrow>
                </mtd>
                <mtd>
                  <mn>0</mn>
                </mtd>
              </mtr>
            </mtable>
          </mrow>
          <mo fence="true" form="postfix" stretchy="true">]</mo>
        </mrow>
      </mrow>
      <mo stretchy="false">=</mo>
      <mrow>
        <mo fence="true" form="prefix" stretchy="true">[</mo>
        <mrow>
          <mtable>
            <mtr>
              <mtd>
                <mn>4</mn>
              </mtd>
              <mtd>
                <mn>0</mn>
              </mtd>
            </mtr>
            <mtr>
              <mtd>
                <mn>1</mn>
              </mtd>
              <mtd>
                <mn>3</mn>
              </mtd>
            </mtr>
          </mtable>
        </mrow>
        <mo fence="true" form="postfix" stretchy="true">]</mo>
      </mrow>
    </mrow>
    <annotation encoding="StarMath 5.0">A + B = left [matrix {− 1 # 1 ## 5 # 3} right ] + left [matrix {5 # − 1 ## − 4 # 0} right ] = left [matrix {4 # 0 ## 1 # 3} right ]</annotation>
  </semantics>
</math>
</file>

<file path=Object 19/content.xml><?xml version="1.0" encoding="utf-8"?>
<math xmlns="http://www.w3.org/1998/Math/MathML" display="block">
  <semantics>
    <mrow>
      <mrow>
        <mo fence="true" form="prefix" stretchy="true">(</mo>
        <mrow>
          <mrow>
            <mi>A</mi>
            <mo stretchy="false">+</mo>
            <mi>B</mi>
          </mrow>
        </mrow>
        <mo fence="true" form="postfix" stretchy="true">)</mo>
      </mrow>
      <mi>.</mi>
      <mrow>
        <mi>D</mi>
        <mo stretchy="false">=</mo>
        <mrow>
          <mo fence="true" form="prefix" stretchy="true">[</mo>
          <mrow>
            <mtable>
              <mtr>
                <mtd>
                  <mn>4</mn>
                </mtd>
                <mtd>
                  <mn>0</mn>
                </mtd>
              </mtr>
              <mtr>
                <mtd>
                  <mn>1</mn>
                </mtd>
                <mtd>
                  <mn>3</mn>
                </mtd>
              </mtr>
            </mtable>
          </mrow>
          <mo fence="true" form="postfix" stretchy="true">]</mo>
        </mrow>
      </mrow>
      <mrow>
        <mo fence="true" form="prefix" stretchy="true">[</mo>
        <mrow>
          <mtable>
            <mtr>
              <mtd>
                <mn>10</mn>
              </mtd>
              <mtd>
                <mrow>
                  <mi>−</mi>
                  <mn>6</mn>
                </mrow>
              </mtd>
            </mtr>
            <mtr>
              <mtd>
                <mn>8</mn>
              </mtd>
              <mtd>
                <mrow>
                  <mi>−</mi>
                  <mn>5</mn>
                </mrow>
              </mtd>
            </mtr>
          </mtable>
        </mrow>
        <mo fence="true" form="postfix" stretchy="true">]</mo>
      </mrow>
    </mrow>
    <annotation encoding="StarMath 5.0">left (A + B right ) . D = left [matrix {4 # 0 ## 1 # 3} right ] left [matrix {10 # − 6 ## 8 # − 5} right ]</annotation>
  </semantics>
</math>
</file>

<file path=Object 2/content.xml><?xml version="1.0" encoding="utf-8"?>
<math xmlns="http://www.w3.org/1998/Math/MathML" display="block">
  <semantics>
    <mrow>
      <mi>B</mi>
      <mo stretchy="false">=</mo>
      <mrow>
        <mo fence="true" form="prefix" stretchy="true">[</mo>
        <mrow>
          <mtable>
            <mtr>
              <mtd>
                <mn>5</mn>
              </mtd>
              <mtd>
                <mrow>
                  <mi>−</mi>
                  <mn>1</mn>
                </mrow>
              </mtd>
            </mtr>
            <mtr>
              <mtd>
                <mrow>
                  <mi>−</mi>
                  <mn>4</mn>
                </mrow>
              </mtd>
              <mtd>
                <mn>0</mn>
              </mtd>
            </mtr>
          </mtable>
        </mrow>
        <mo fence="true" form="postfix" stretchy="true">]</mo>
      </mrow>
    </mrow>
    <annotation encoding="StarMath 5.0">B = left [matrix {5 # − 1 ## − 4 # 0} right ]</annotation>
  </semantics>
</math>
</file>

<file path=Object 2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n>4</mn>
                <mrow>
                  <mrow>
                    <mo fence="true" form="prefix" stretchy="true">(</mo>
                    <mrow>
                      <mn>10</mn>
                    </mrow>
                    <mo fence="true" form="postfix" stretchy="true">)</mo>
                  </mrow>
                  <mo stretchy="false">+</mo>
                  <mn>0</mn>
                </mrow>
                <mrow>
                  <mo fence="true" form="prefix" stretchy="true">(</mo>
                  <mrow>
                    <mn>8</mn>
                  </mrow>
                  <mo fence="true" form="postfix" stretchy="true">)</mo>
                </mrow>
              </mrow>
            </mtd>
            <mtd>
              <mrow>
                <mn>4</mn>
                <mrow>
                  <mrow>
                    <mo fence="true" form="prefix" stretchy="true">(</mo>
                    <mrow>
                      <mrow>
                        <mi>−</mi>
                        <mn>6</mn>
                      </mrow>
                    </mrow>
                    <mo fence="true" form="postfix" stretchy="true">)</mo>
                  </mrow>
                  <mo stretchy="false">+</mo>
                  <mn>0</mn>
                </mrow>
                <mrow>
                  <mo fence="true" form="prefix" stretchy="true">(</mo>
                  <mrow>
                    <mrow>
                      <mi>−</mi>
                      <mn>5</mn>
                    </mrow>
                  </mrow>
                  <mo fence="true" form="postfix" stretchy="true">)</mo>
                </mrow>
              </mrow>
            </mtd>
          </mtr>
          <mtr>
            <mtd>
              <mrow>
                <mn>1</mn>
                <mrow>
                  <mrow>
                    <mo fence="true" form="prefix" stretchy="true">(</mo>
                    <mrow>
                      <mn>10</mn>
                    </mrow>
                    <mo fence="true" form="postfix" stretchy="true">)</mo>
                  </mrow>
                  <mo stretchy="false">+</mo>
                  <mn>3</mn>
                </mrow>
                <mrow>
                  <mo fence="true" form="prefix" stretchy="true">(</mo>
                  <mrow>
                    <mn>8</mn>
                  </mrow>
                  <mo fence="true" form="postfix" stretchy="true">)</mo>
                </mrow>
              </mrow>
            </mtd>
            <mtd>
              <mrow>
                <mn>1</mn>
                <mrow>
                  <mrow>
                    <mo fence="true" form="prefix" stretchy="true">(</mo>
                    <mrow>
                      <mrow>
                        <mi>−</mi>
                        <mn>6</mn>
                      </mrow>
                    </mrow>
                    <mo fence="true" form="postfix" stretchy="true">)</mo>
                  </mrow>
                  <mo stretchy="false">+</mo>
                  <mn>3</mn>
                </mrow>
                <mrow>
                  <mo fence="true" form="prefix" stretchy="true">(</mo>
                  <mrow>
                    <mrow>
                      <mi>−</mi>
                      <mn>5</mn>
                    </mrow>
                  </mrow>
                  <mo fence="true" form="postfix" stretchy="true">)</mo>
                </mrow>
              </mrow>
            </mtd>
          </mtr>
        </mtable>
      </mrow>
      <mo fence="true" form="postfix" stretchy="true">]</mo>
    </mrow>
    <annotation encoding="StarMath 5.0"> left [matrix {4 left (10 right ) + 0 left (8 right ) # 4 left (− 6 right ) + 0 left (− 5 right ) ## 1 left (10 right ) + 3 left (8 right ) # 1 left (− 6 right ) + 3 left (− 5 right )} right ]</annotation>
  </semantics>
</math>
</file>

<file path=Object 2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40</mn>
            </mtd>
            <mtd>
              <mrow>
                <mi>−</mi>
                <mn>24</mn>
              </mrow>
            </mtd>
          </mtr>
          <mtr>
            <mtd>
              <mn>34</mn>
            </mtd>
            <mtd>
              <mrow>
                <mi>−</mi>
                <mn>21</mn>
              </mrow>
            </mtd>
          </mtr>
        </mtable>
      </mrow>
      <mo fence="true" form="postfix" stretchy="true">]</mo>
    </mrow>
    <annotation encoding="StarMath 5.0"> left [matrix {40 # − 24 ## 34 # − 21} right ]</annotation>
  </semantics>
</math>
</file>

<file path=Object 22/content.xml><?xml version="1.0" encoding="utf-8"?>
<math xmlns="http://www.w3.org/1998/Math/MathML" display="block">
  <semantics>
    <mrow>
      <mrow>
        <mo fence="true" form="prefix" stretchy="true">(</mo>
        <mrow>
          <mrow>
            <mi>C</mi>
            <mi>−</mi>
            <mi>A</mi>
          </mrow>
        </mrow>
        <mo fence="true" form="postfix" stretchy="true">)</mo>
      </mrow>
      <mo stretchy="false">+</mo>
      <mi mathvariant="italic">BA</mi>
    </mrow>
    <annotation encoding="StarMath 5.0">left (C − A right ) + BA</annotation>
  </semantics>
</math>
</file>

<file path=Object 23/content.xml><?xml version="1.0" encoding="utf-8"?>
<math xmlns="http://www.w3.org/1998/Math/MathML" display="block">
  <semantics>
    <mrow>
      <mi>C</mi>
      <mi>−</mi>
      <mrow>
        <mi>A</mi>
        <mo stretchy="false">=</mo>
        <mrow>
          <mo fence="true" form="prefix" stretchy="true">[</mo>
          <mrow>
            <mtable>
              <mtr>
                <mtd>
                  <mn>4</mn>
                </mtd>
                <mtd>
                  <mn>8</mn>
                </mtd>
              </mtr>
              <mtr>
                <mtd>
                  <mrow>
                    <mi>−</mi>
                    <mn>3</mn>
                  </mrow>
                </mtd>
                <mtd>
                  <mrow>
                    <mi>−</mi>
                    <mn>6</mn>
                  </mrow>
                </mtd>
              </mtr>
            </mtable>
          </mrow>
          <mo fence="true" form="postfix" stretchy="true">]</mo>
        </mrow>
      </mrow>
      <mrow>
        <mrow>
          <mo fence="true" form="prefix" stretchy="true">[</mo>
          <mrow>
            <mtable>
              <mtr>
                <mtd>
                  <mrow>
                    <mi>−</mi>
                    <mn>1</mn>
                  </mrow>
                </mtd>
                <mtd>
                  <mn>1</mn>
                </mtd>
              </mtr>
              <mtr>
                <mtd>
                  <mn>5</mn>
                </mtd>
                <mtd>
                  <mn>3</mn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n>5</mn>
                </mtd>
                <mtd>
                  <mn>7</mn>
                </mtd>
              </mtr>
              <mtr>
                <mtd>
                  <mrow>
                    <mi>−</mi>
                    <mn>8</mn>
                  </mrow>
                </mtd>
                <mtd>
                  <mrow>
                    <mi>−</mi>
                    <mn>9</mn>
                  </mrow>
                </mtd>
              </mtr>
            </mtable>
          </mrow>
          <mo fence="true" form="postfix" stretchy="true">]</mo>
        </mrow>
      </mrow>
    </mrow>
    <annotation encoding="StarMath 5.0">C − A = left [matrix {4 # 8 ## − 3 # − 6} right ] left [matrix {− 1 # 1 ## 5 # 3} right ] = left [matrix {5 # 7 ## − 8 # − 9} right ]</annotation>
  </semantics>
</math>
</file>

<file path=Object 24/content.xml><?xml version="1.0" encoding="utf-8"?>
<math xmlns="http://www.w3.org/1998/Math/MathML" display="block">
  <semantics>
    <mrow>
      <mrow>
        <mi mathvariant="italic">BA</mi>
        <mo stretchy="false">=</mo>
        <mrow>
          <mo fence="true" form="prefix" stretchy="true">[</mo>
          <mrow>
            <mtable>
              <mtr>
                <mtd>
                  <mn>5</mn>
                </mtd>
                <mtd>
                  <mrow>
                    <mi>−</mi>
                    <mn>1</mn>
                  </mrow>
                </mtd>
              </mtr>
              <mtr>
                <mtd>
                  <mrow>
                    <mi>−</mi>
                    <mn>4</mn>
                  </mrow>
                </mtd>
                <mtd>
                  <mn>0</mn>
                </mtd>
              </mtr>
            </mtable>
          </mrow>
          <mo fence="true" form="postfix" stretchy="true">]</mo>
        </mrow>
      </mrow>
      <mrow>
        <mo fence="true" form="prefix" stretchy="true">[</mo>
        <mrow>
          <mtable>
            <mtr>
              <mtd>
                <mrow>
                  <mi>−</mi>
                  <mn>1</mn>
                </mrow>
              </mtd>
              <mtd>
                <mn>1</mn>
              </mtd>
            </mtr>
            <mtr>
              <mtd>
                <mn>5</mn>
              </mtd>
              <mtd>
                <mn>3</mn>
              </mtd>
            </mtr>
          </mtable>
        </mrow>
        <mo fence="true" form="postfix" stretchy="true">]</mo>
      </mrow>
    </mrow>
    <annotation encoding="StarMath 5.0">BA = left [matrix {5 # − 1 ## − 4 # 0} right ] left [matrix {− 1 # 1 ## 5 # 3} right ]</annotation>
  </semantics>
</math>
</file>

<file path=Object 25/content.xml><?xml version="1.0" encoding="utf-8"?>
<math xmlns="http://www.w3.org/1998/Math/MathML" display="block">
  <semantics>
    <mrow>
      <mi>.</mi>
      <mo stretchy="false">=</mo>
      <mrow>
        <mo fence="true" form="prefix" stretchy="true">[</mo>
        <mrow>
          <mtable>
            <mtr>
              <mtd>
                <mrow>
                  <mn>5</mn>
                  <mrow>
                    <mrow>
                      <mo fence="true" form="prefix" stretchy="true">(</mo>
                      <mrow>
                        <mrow>
                          <mi>−</mi>
                          <mn>1</mn>
                        </mrow>
                      </mrow>
                      <mo fence="true" form="postfix" stretchy="true">)</mo>
                    </mrow>
                    <mo stretchy="false">+</mo>
                    <mrow>
                      <mo fence="true" form="prefix" stretchy="true">(</mo>
                      <mrow>
                        <mrow>
                          <mi>−</mi>
                          <mn>1</mn>
                          <mrow>
                            <mo fence="true" form="prefix" stretchy="true">(</mo>
                            <mrow>
                              <mn>5</mn>
                            </mrow>
                            <mo fence="true" form="postfix" stretchy="true">)</mo>
                          </mrow>
                        </mrow>
                      </mrow>
                      <mo fence="true" form="postfix" stretchy="true">)</mo>
                    </mrow>
                  </mrow>
                </mrow>
              </mtd>
              <mtd>
                <mrow>
                  <mn>5</mn>
                  <mrow>
                    <mrow>
                      <mo fence="true" form="prefix" stretchy="true">(</mo>
                      <mrow>
                        <mn>1</mn>
                      </mrow>
                      <mo fence="true" form="postfix" stretchy="true">)</mo>
                    </mrow>
                    <mo stretchy="false">+</mo>
                    <mrow>
                      <mo fence="true" form="prefix" stretchy="true">(</mo>
                      <mrow>
                        <mrow>
                          <mi>−</mi>
                          <mn>1</mn>
                          <mrow>
                            <mo fence="true" form="prefix" stretchy="true">(</mo>
                            <mrow>
                              <mn>3</mn>
                            </mrow>
                            <mo fence="true" form="postfix" stretchy="true">)</mo>
                          </mrow>
                        </mrow>
                      </mrow>
                      <mo fence="true" form="postfix" stretchy="true">)</mo>
                    </mrow>
                  </mrow>
                </mrow>
              </mtd>
            </mtr>
            <mtr>
              <mtd>
                <mrow>
                  <mi>−</mi>
                  <mn>4</mn>
                  <mrow>
                    <mrow>
                      <mo fence="true" form="prefix" stretchy="true">(</mo>
                      <mrow>
                        <mrow>
                          <mi>−</mi>
                          <mn>1</mn>
                        </mrow>
                      </mrow>
                      <mo fence="true" form="postfix" stretchy="true">)</mo>
                    </mrow>
                    <mo stretchy="false">+</mo>
                    <mn>0</mn>
                  </mrow>
                  <mrow>
                    <mo fence="true" form="prefix" stretchy="true">(</mo>
                    <mrow>
                      <mn>5</mn>
                    </mrow>
                    <mo fence="true" form="postfix" stretchy="true">)</mo>
                  </mrow>
                </mrow>
              </mtd>
              <mtd>
                <mrow>
                  <mi>−</mi>
                  <mn>4</mn>
                  <mrow>
                    <mrow>
                      <mo fence="true" form="prefix" stretchy="true">(</mo>
                      <mrow>
                        <mn>1</mn>
                      </mrow>
                      <mo fence="true" form="postfix" stretchy="true">)</mo>
                    </mrow>
                    <mo stretchy="false">+</mo>
                    <mn>0</mn>
                  </mrow>
                  <mrow>
                    <mo fence="true" form="prefix" stretchy="true">(</mo>
                    <mrow>
                      <mn>3</mn>
                    </mrow>
                    <mo fence="true" form="postfix" stretchy="true">)</mo>
                  </mrow>
                </mrow>
              </mtd>
            </mtr>
          </mtable>
        </mrow>
        <mo fence="true" form="postfix" stretchy="true">]</mo>
      </mrow>
    </mrow>
    <annotation encoding="StarMath 5.0">.= left [matrix {5 left (− 1 right ) + left (− 1 left (5 right ) right ) # 5 left (1 right ) + left (− 1 left (3 right ) right ) ## − 4 left (− 1 right ) + 0 left (5 right ) # − 4 left (1 right ) + 0 left (3 right )} right ]</annotation>
  </semantics>
</math>
</file>

<file path=Object 26/content.xml><?xml version="1.0" encoding="utf-8"?>
<math xmlns="http://www.w3.org/1998/Math/MathML" display="block">
  <semantics>
    <mrow>
      <mi>.</mi>
      <mo stretchy="false">=</mo>
      <mrow>
        <mo fence="true" form="prefix" stretchy="true">[</mo>
        <mrow>
          <mtable>
            <mtr>
              <mtd>
                <mrow>
                  <mi>−</mi>
                  <mn>10</mn>
                </mrow>
              </mtd>
              <mtd>
                <mn>2</mn>
              </mtd>
            </mtr>
            <mtr>
              <mtd>
                <mn>4</mn>
              </mtd>
              <mtd>
                <mrow>
                  <mi>−</mi>
                  <mn>4</mn>
                </mrow>
              </mtd>
            </mtr>
          </mtable>
        </mrow>
        <mo fence="true" form="postfix" stretchy="true">]</mo>
      </mrow>
    </mrow>
    <annotation encoding="StarMath 5.0">.= left [matrix {− 10 # 2 ## 4 # − 4} right ]</annotation>
  </semantics>
</math>
</file>

<file path=Object 27/content.xml><?xml version="1.0" encoding="utf-8"?>
<math xmlns="http://www.w3.org/1998/Math/MathML" display="block">
  <semantics>
    <mrow>
      <mrow>
        <mrow>
          <mrow>
            <mo fence="true" form="prefix" stretchy="true">(</mo>
            <mrow>
              <mrow>
                <mi>C</mi>
                <mi>−</mi>
                <mi>A</mi>
              </mrow>
            </mrow>
            <mo fence="true" form="postfix" stretchy="true">)</mo>
          </mrow>
          <mo stretchy="false">+</mo>
          <mi mathvariant="italic">BA</mi>
        </mrow>
        <mo stretchy="false">=</mo>
        <mrow>
          <mo fence="true" form="prefix" stretchy="true">[</mo>
          <mrow>
            <mtable>
              <mtr>
                <mtd>
                  <mn>5</mn>
                </mtd>
                <mtd>
                  <mn>7</mn>
                </mtd>
              </mtr>
              <mtr>
                <mtd>
                  <mrow>
                    <mi>−</mi>
                    <mn>8</mn>
                  </mrow>
                </mtd>
                <mtd>
                  <mrow>
                    <mi>−</mi>
                    <mn>9</mn>
                  </mrow>
                </mtd>
              </mtr>
            </mtable>
          </mrow>
          <mo fence="true" form="postfix" stretchy="true">]</mo>
        </mrow>
      </mrow>
      <mrow>
        <mo fence="true" form="prefix" stretchy="true">[</mo>
        <mrow>
          <mtable>
            <mtr>
              <mtd>
                <mrow>
                  <mi>−</mi>
                  <mn>10</mn>
                </mrow>
              </mtd>
              <mtd>
                <mn>2</mn>
              </mtd>
            </mtr>
            <mtr>
              <mtd>
                <mn>4</mn>
              </mtd>
              <mtd>
                <mrow>
                  <mi>−</mi>
                  <mn>4</mn>
                </mrow>
              </mtd>
            </mtr>
          </mtable>
        </mrow>
        <mo fence="true" form="postfix" stretchy="true">]</mo>
      </mrow>
    </mrow>
    <annotation encoding="StarMath 5.0">left (C − A right ) + BA = left [matrix {5 # 7 ## − 8 # − 9} right ] left [matrix {− 10 # 2 ## 4 # − 4} right ]</annotation>
  </semantics>
</math>
</file>

<file path=Object 28/content.xml><?xml version="1.0" encoding="utf-8"?>
<math xmlns="http://www.w3.org/1998/Math/MathML" display="block">
  <semantics>
    <mrow>
      <mrow/>
      <mrow>
        <mo fence="true" form="prefix" stretchy="true">[</mo>
        <mrow>
          <mtable>
            <mtr>
              <mtd>
                <mrow>
                  <mi>−</mi>
                  <mn>5</mn>
                </mrow>
              </mtd>
              <mtd>
                <mn>9</mn>
              </mtd>
            </mtr>
            <mtr>
              <mtd>
                <mrow>
                  <mi>−</mi>
                  <mn>4</mn>
                </mrow>
              </mtd>
              <mtd>
                <mrow>
                  <mi>−</mi>
                  <mn>13</mn>
                </mrow>
              </mtd>
            </mtr>
          </mtable>
        </mrow>
        <mo fence="true" form="postfix" stretchy="true">]</mo>
      </mrow>
    </mrow>
    <annotation encoding="StarMath 5.0">= left [matrix {− 5 # 9 ## − 4 # − 13} right ]</annotation>
  </semantics>
</math>
</file>

<file path=Object 29/content.xml><?xml version="1.0" encoding="utf-8"?>
<math xmlns="http://www.w3.org/1998/Math/MathML" display="block">
  <semantics>
    <mrow>
      <mrow>
        <mo fence="true" form="prefix" stretchy="true">(</mo>
        <mrow>
          <mrow>
            <mi>A</mi>
            <mo stretchy="false">+</mo>
            <mi>C</mi>
          </mrow>
        </mrow>
        <mo fence="true" form="postfix" stretchy="true">)</mo>
      </mrow>
      <mi>−</mi>
      <mrow>
        <mo fence="true" form="prefix" stretchy="true">(</mo>
        <mrow>
          <mrow>
            <mi>D</mi>
            <mi>−</mi>
            <mi>B</mi>
          </mrow>
        </mrow>
        <mo fence="true" form="postfix" stretchy="true">)</mo>
      </mrow>
    </mrow>
    <annotation encoding="StarMath 5.0">left (A + C right ) − left (D − B right )</annotation>
  </semantics>
</math>
</file>

<file path=Object 3/content.xml><?xml version="1.0" encoding="utf-8"?>
<math xmlns="http://www.w3.org/1998/Math/MathML" display="block">
  <semantics>
    <mrow>
      <mi>C</mi>
      <mo stretchy="false">=</mo>
      <mrow>
        <mo fence="true" form="prefix" stretchy="true">[</mo>
        <mrow>
          <mtable>
            <mtr>
              <mtd>
                <mn>4</mn>
              </mtd>
              <mtd>
                <mn>8</mn>
              </mtd>
            </mtr>
            <mtr>
              <mtd>
                <mrow>
                  <mi>−</mi>
                  <mn>3</mn>
                </mrow>
              </mtd>
              <mtd>
                <mrow>
                  <mi>−</mi>
                  <mn>6</mn>
                </mrow>
              </mtd>
            </mtr>
          </mtable>
        </mrow>
        <mo fence="true" form="postfix" stretchy="true">]</mo>
      </mrow>
    </mrow>
    <annotation encoding="StarMath 5.0">C = left [matrix {4 # 8 ## − 3 # − 6} right ]</annotation>
  </semantics>
</math>
</file>

<file path=Object 30/content.xml><?xml version="1.0" encoding="utf-8"?>
<math xmlns="http://www.w3.org/1998/Math/MathML" display="block">
  <semantics>
    <mrow>
      <mrow>
        <mrow>
          <mi>A</mi>
          <mo stretchy="false">+</mo>
          <mi>C</mi>
        </mrow>
        <mo stretchy="false">=</mo>
        <mrow>
          <mo fence="true" form="prefix" stretchy="true">[</mo>
          <mrow>
            <mtable>
              <mtr>
                <mtd>
                  <mrow>
                    <mi>−</mi>
                    <mn>1</mn>
                  </mrow>
                </mtd>
                <mtd>
                  <mn>1</mn>
                </mtd>
              </mtr>
              <mtr>
                <mtd>
                  <mn>5</mn>
                </mtd>
                <mtd>
                  <mn>3</mn>
                </mtd>
              </mtr>
            </mtable>
          </mrow>
          <mo fence="true" form="postfix" stretchy="true">]</mo>
        </mrow>
      </mrow>
      <mrow>
        <mo fence="true" form="prefix" stretchy="true">[</mo>
        <mrow>
          <mtable>
            <mtr>
              <mtd>
                <mn>4</mn>
              </mtd>
              <mtd>
                <mn>8</mn>
              </mtd>
            </mtr>
            <mtr>
              <mtd>
                <mrow>
                  <mi>−</mi>
                  <mn>3</mn>
                </mrow>
              </mtd>
              <mtd>
                <mrow>
                  <mi>−</mi>
                  <mn>6</mn>
                </mrow>
              </mtd>
            </mtr>
          </mtable>
        </mrow>
        <mo fence="true" form="postfix" stretchy="true">]</mo>
      </mrow>
    </mrow>
    <annotation encoding="StarMath 5.0">A + C = left [matrix {− 1 # 1 ## 5 # 3} right ] left [matrix {4 # 8 ## − 3 # − 6} right ]</annotation>
  </semantics>
</math>
</file>

<file path=Object 3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3</mn>
            </mtd>
            <mtd>
              <mn>9</mn>
            </mtd>
          </mtr>
          <mtr>
            <mtd>
              <mn>2</mn>
            </mtd>
            <mtd>
              <mrow>
                <mi>−</mi>
                <mn>3</mn>
              </mrow>
            </mtd>
          </mtr>
        </mtable>
      </mrow>
      <mo fence="true" form="postfix" stretchy="true">]</mo>
    </mrow>
    <annotation encoding="StarMath 5.0"> left [matrix {3 # 9 ## 2 # − 3} right ]</annotation>
  </semantics>
</math>
</file>

<file path=Object 32/content.xml><?xml version="1.0" encoding="utf-8"?>
<math xmlns="http://www.w3.org/1998/Math/MathML" display="block">
  <semantics>
    <mrow>
      <mi>D</mi>
      <mi>−</mi>
      <mrow>
        <mi>B</mi>
        <mo stretchy="false">=</mo>
        <mrow>
          <mo fence="true" form="prefix" stretchy="true">[</mo>
          <mrow>
            <mtable>
              <mtr>
                <mtd>
                  <mn>10</mn>
                </mtd>
                <mtd>
                  <mrow>
                    <mi>−</mi>
                    <mn>6</mn>
                  </mrow>
                </mtd>
              </mtr>
              <mtr>
                <mtd>
                  <mn>8</mn>
                </mtd>
                <mtd>
                  <mrow>
                    <mi>−</mi>
                    <mn>5</mn>
                  </mrow>
                </mtd>
              </mtr>
            </mtable>
          </mrow>
          <mo fence="true" form="postfix" stretchy="true">]</mo>
        </mrow>
      </mrow>
      <mrow>
        <mo fence="true" form="prefix" stretchy="true">[</mo>
        <mrow>
          <mtable>
            <mtr>
              <mtd>
                <mn>5</mn>
              </mtd>
              <mtd>
                <mrow>
                  <mi>−</mi>
                  <mn>1</mn>
                </mrow>
              </mtd>
            </mtr>
            <mtr>
              <mtd>
                <mrow>
                  <mi>−</mi>
                  <mn>4</mn>
                </mrow>
              </mtd>
              <mtd>
                <mn>0</mn>
              </mtd>
            </mtr>
          </mtable>
        </mrow>
        <mo fence="true" form="postfix" stretchy="true">]</mo>
      </mrow>
    </mrow>
    <annotation encoding="StarMath 5.0">D − B = left [matrix {10 # − 6 ## 8 # − 5} right ] left [matrix {5 # − 1 ## − 4 # 0} right ]</annotation>
  </semantics>
</math>
</file>

<file path=Object 33/content.xml><?xml version="1.0" encoding="utf-8"?>
<math xmlns="http://www.w3.org/1998/Math/MathML" display="block">
  <semantics>
    <mrow>
      <mi>.</mi>
      <mo stretchy="false">=</mo>
      <mrow>
        <mo fence="true" form="prefix" stretchy="true">[</mo>
        <mrow>
          <mtable>
            <mtr>
              <mtd>
                <mn>5</mn>
              </mtd>
              <mtd>
                <mrow>
                  <mi>−</mi>
                  <mn>5</mn>
                </mrow>
              </mtd>
            </mtr>
            <mtr>
              <mtd>
                <mn>12</mn>
              </mtd>
              <mtd>
                <mrow>
                  <mi>−</mi>
                  <mn>5</mn>
                </mrow>
              </mtd>
            </mtr>
          </mtable>
        </mrow>
        <mo fence="true" form="postfix" stretchy="true">]</mo>
      </mrow>
    </mrow>
    <annotation encoding="StarMath 5.0">.= left [matrix {5 # − 5 ## 12 # − 5} right ]</annotation>
  </semantics>
</math>
</file>

<file path=Object 34/content.xml><?xml version="1.0" encoding="utf-8"?>
<math xmlns="http://www.w3.org/1998/Math/MathML" display="block">
  <semantics>
    <mrow>
      <mrow>
        <mo fence="true" form="prefix" stretchy="true">(</mo>
        <mrow>
          <mrow>
            <mi>A</mi>
            <mo stretchy="false">+</mo>
            <mi>C</mi>
          </mrow>
        </mrow>
        <mo fence="true" form="postfix" stretchy="true">)</mo>
      </mrow>
      <mi>−</mi>
      <mrow>
        <mrow>
          <mo fence="true" form="prefix" stretchy="true">(</mo>
          <mrow>
            <mrow>
              <mi>D</mi>
              <mi>−</mi>
              <mi>B</mi>
            </mrow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n>3</mn>
                </mtd>
                <mtd>
                  <mn>9</mn>
                </mtd>
              </mtr>
              <mtr>
                <mtd>
                  <mn>2</mn>
                </mtd>
                <mtd>
                  <mrow>
                    <mi>−</mi>
                    <mn>3</mn>
                  </mrow>
                </mtd>
              </mtr>
            </mtable>
          </mrow>
          <mo fence="true" form="postfix" stretchy="true">]</mo>
        </mrow>
      </mrow>
      <mrow>
        <mo fence="true" form="prefix" stretchy="true">[</mo>
        <mrow>
          <mtable>
            <mtr>
              <mtd>
                <mn>5</mn>
              </mtd>
              <mtd>
                <mrow>
                  <mi>−</mi>
                  <mn>5</mn>
                </mrow>
              </mtd>
            </mtr>
            <mtr>
              <mtd>
                <mn>12</mn>
              </mtd>
              <mtd>
                <mrow>
                  <mi>−</mi>
                  <mn>5</mn>
                </mrow>
              </mtd>
            </mtr>
          </mtable>
        </mrow>
        <mo fence="true" form="postfix" stretchy="true">]</mo>
      </mrow>
    </mrow>
    <annotation encoding="StarMath 5.0">left (A + C right ) − left (D − B right ) = left [matrix {3 # 9 ## 2 # − 3} right ] left [matrix {5 # − 5 ## 12 # − 5} right ]</annotation>
  </semantics>
</math>
</file>

<file path=Object 35/content.xml><?xml version="1.0" encoding="utf-8"?>
<math xmlns="http://www.w3.org/1998/Math/MathML" display="block">
  <semantics>
    <mrow>
      <mi>.</mi>
      <mo stretchy="false">=</mo>
      <mrow>
        <mo fence="true" form="prefix" stretchy="true">[</mo>
        <mrow>
          <mtable>
            <mtr>
              <mtd>
                <mrow>
                  <mi>−</mi>
                  <mn>2</mn>
                </mrow>
              </mtd>
              <mtd>
                <mn>14</mn>
              </mtd>
            </mtr>
            <mtr>
              <mtd>
                <mrow>
                  <mi>−</mi>
                  <mn>10</mn>
                </mrow>
              </mtd>
              <mtd>
                <mn>2</mn>
              </mtd>
            </mtr>
          </mtable>
        </mrow>
        <mo fence="true" form="postfix" stretchy="true">]</mo>
      </mrow>
    </mrow>
    <annotation encoding="StarMath 5.0">.= left [matrix {− 2 # 14 ## − 10 # 2} right ]</annotation>
  </semantics>
</math>
</file>

<file path=Object 36/content.xml><?xml version="1.0" encoding="utf-8"?>
<math xmlns="http://www.w3.org/1998/Math/MathML" display="block">
  <semantics>
    <mrow>
      <mi>X</mi>
      <mrow>
        <mrow>
          <mo fence="true" form="prefix" stretchy="true">[</mo>
          <mrow>
            <mtable>
              <mtr>
                <mtd>
                  <mn>4</mn>
                </mtd>
                <mtd>
                  <mn>5</mn>
                </mtd>
              </mtr>
              <mtr>
                <mtd>
                  <mn>2</mn>
                </mtd>
                <mtd>
                  <mn>0</mn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n>8</mn>
                </mtd>
                <mtd>
                  <mn>5</mn>
                </mtd>
              </mtr>
              <mtr>
                <mtd>
                  <mn>14</mn>
                </mtd>
                <mtd>
                  <mn>15</mn>
                </mtd>
              </mtr>
            </mtable>
          </mrow>
          <mo fence="true" form="postfix" stretchy="true">]</mo>
        </mrow>
      </mrow>
    </mrow>
    <annotation encoding="StarMath 5.0">X left [matrix {4 # 5 ## 2 # 0} right ] = left [matrix {8 # 5 ## 14 # 15} right ]</annotation>
  </semantics>
</math>
</file>

<file path=Object 37/content.xml><?xml version="1.0" encoding="utf-8"?>
<math xmlns="http://www.w3.org/1998/Math/MathML" display="block">
  <semantics>
    <mrow>
      <mi mathvariant="italic">XA</mi>
      <mo stretchy="false">=</mo>
      <mi>B</mi>
    </mrow>
    <annotation encoding="StarMath 5.0">XA = B</annotation>
  </semantics>
</math>
</file>

<file path=Object 38/content.xml><?xml version="1.0" encoding="utf-8"?>
<math xmlns="http://www.w3.org/1998/Math/MathML" display="block">
  <semantics>
    <mrow>
      <mi>X</mi>
      <mo stretchy="false">=</mo>
      <msup>
        <mi mathvariant="italic">BA</mi>
        <mrow>
          <mi>−</mi>
          <mn>1</mn>
        </mrow>
      </msup>
    </mrow>
    <annotation encoding="StarMath 5.0">X = {BA} ^ {− 1}</annotation>
  </semantics>
</math>
</file>

<file path=Object 39/content.xml><?xml version="1.0" encoding="utf-8"?>
<math xmlns="http://www.w3.org/1998/Math/MathML" display="block">
  <semantics>
    <mrow>
      <mrow>
        <msup>
          <mi>A</mi>
          <mrow>
            <mi>−</mi>
            <mn>1</mn>
          </mrow>
        </msup>
        <mo stretchy="false">=</mo>
        <mfrac>
          <mn>1</mn>
          <mrow>
            <mi mathvariant="italic">ad</mi>
            <mi>−</mi>
            <mi mathvariant="italic">bc</mi>
          </mrow>
        </mfrac>
      </mrow>
      <mrow>
        <mo fence="true" form="prefix" stretchy="true">[</mo>
        <mrow>
          <mtable>
            <mtr>
              <mtd>
                <mi>a</mi>
              </mtd>
              <mtd>
                <mi>b</mi>
              </mtd>
            </mtr>
            <mtr>
              <mtd>
                <mi>c</mi>
              </mtd>
              <mtd>
                <mi>d</mi>
              </mtd>
            </mtr>
          </mtable>
        </mrow>
        <mo fence="true" form="postfix" stretchy="true">]</mo>
      </mrow>
    </mrow>
    <annotation encoding="StarMath 5.0">{A} ^ {− 1} = {1} over {ad − bc} left [matrix {a # b ## c # d} right ]</annotation>
  </semantics>
</math>
</file>

<file path=Object 4/content.xml><?xml version="1.0" encoding="utf-8"?>
<math xmlns="http://www.w3.org/1998/Math/MathML" display="block">
  <semantics>
    <mrow>
      <mi>D</mi>
      <mo stretchy="false">=</mo>
      <mrow>
        <mo fence="true" form="prefix" stretchy="true">[</mo>
        <mrow>
          <mtable>
            <mtr>
              <mtd>
                <mtext>10</mtext>
              </mtd>
              <mtd>
                <mrow>
                  <mi>−</mi>
                  <mn>6</mn>
                </mrow>
              </mtd>
            </mtr>
            <mtr>
              <mtd>
                <mn>8</mn>
              </mtd>
              <mtd>
                <mrow>
                  <mi>−</mi>
                  <mn>5</mn>
                </mrow>
              </mtd>
            </mtr>
          </mtable>
        </mrow>
        <mo fence="true" form="postfix" stretchy="true">]</mo>
      </mrow>
    </mrow>
    <annotation encoding="StarMath 5.0">D = left [matrix {"10" # − 6 ## 8 # − 5} right ]</annotation>
  </semantics>
</math>
</file>

<file path=Object 40/content.xml><?xml version="1.0" encoding="utf-8"?>
<math xmlns="http://www.w3.org/1998/Math/MathML" display="block">
  <semantics>
    <mrow>
      <mrow>
        <mi>X</mi>
        <mo stretchy="false">=</mo>
        <mrow>
          <mo fence="true" form="prefix" stretchy="true">[</mo>
          <mrow>
            <mtable>
              <mtr>
                <mtd>
                  <mn>8</mn>
                </mtd>
                <mtd>
                  <mn>5</mn>
                </mtd>
              </mtr>
              <mtr>
                <mtd>
                  <mn>14</mn>
                </mtd>
                <mtd>
                  <mn>15</mn>
                </mtd>
              </mtr>
            </mtable>
          </mrow>
          <mo fence="true" form="postfix" stretchy="true">]</mo>
        </mrow>
      </mrow>
      <mi>.</mi>
      <mfrac>
        <mn>1</mn>
        <mrow>
          <mi>−</mi>
          <mn>10</mn>
        </mrow>
      </mfrac>
      <mrow>
        <mo fence="true" form="prefix" stretchy="true">[</mo>
        <mrow>
          <mtable>
            <mtr>
              <mtd>
                <mn>4</mn>
              </mtd>
              <mtd>
                <mn>5</mn>
              </mtd>
            </mtr>
            <mtr>
              <mtd>
                <mn>2</mn>
              </mtd>
              <mtd>
                <mn>0</mn>
              </mtd>
            </mtr>
          </mtable>
        </mrow>
        <mo fence="true" form="postfix" stretchy="true">]</mo>
      </mrow>
    </mrow>
    <annotation encoding="StarMath 5.0">X = left [matrix {8 # 5 ## 14 # 15} right ] . {1} over {− 10} left [matrix {4 # 5 ## 2 # 0} right ]</annotation>
  </semantics>
</math>
</file>

<file path=Object 41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n>8</mn>
              </mtd>
              <mtd>
                <mn>5</mn>
              </mtd>
            </mtr>
            <mtr>
              <mtd>
                <mn>14</mn>
              </mtd>
              <mtd>
                <mn>15</mn>
              </mtd>
            </mtr>
          </mtable>
        </mrow>
        <mo fence="true" form="postfix" stretchy="true">]</mo>
      </mrow>
      <mrow>
        <mo fence="true" form="prefix" stretchy="true">[</mo>
        <mrow>
          <mtable>
            <mtr>
              <mtd>
                <mfrac>
                  <mn>4</mn>
                  <mrow>
                    <mi>−</mi>
                    <mn>10</mn>
                  </mrow>
                </mfrac>
              </mtd>
              <mtd>
                <mfrac>
                  <mn>5</mn>
                  <mrow>
                    <mi>−</mi>
                    <mn>10</mn>
                  </mrow>
                </mfrac>
              </mtd>
            </mtr>
            <mtr>
              <mtd>
                <mfrac>
                  <mn>2</mn>
                  <mrow>
                    <mi>−</mi>
                    <mn>10</mn>
                  </mrow>
                </mfrac>
              </mtd>
              <mtd>
                <mfrac>
                  <mn>0</mn>
                  <mrow>
                    <mi>−</mi>
                    <mn>10</mn>
                  </mrow>
                </mfrac>
              </mtd>
            </mtr>
          </mtable>
        </mrow>
        <mo fence="true" form="postfix" stretchy="true">]</mo>
      </mrow>
    </mrow>
    <annotation encoding="StarMath 5.0"> left [matrix {8 # 5 ## 14 # 15} right ] left [matrix {{4} over {− 10} # {5} over {− 10} ## {2} over {− 10} # {0} over {− 10}} right ]</annotation>
  </semantics>
</math>
</file>

<file path=Object 4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>−</mi>
                <mfrac>
                  <mn>32</mn>
                  <mn>10</mn>
                </mfrac>
                <mi>−</mi>
                <mfrac>
                  <mn>10</mn>
                  <mn>10</mn>
                </mfrac>
              </mrow>
            </mtd>
            <mtd>
              <mrow>
                <mi>−</mi>
                <mfrac>
                  <mn>40</mn>
                  <mn>10</mn>
                </mfrac>
                <mi>−</mi>
                <mfrac>
                  <mn>0</mn>
                  <mn>10</mn>
                </mfrac>
              </mrow>
            </mtd>
          </mtr>
          <mtr>
            <mtd>
              <mrow>
                <mi>−</mi>
                <mfrac>
                  <mn>56</mn>
                  <mn>10</mn>
                </mfrac>
                <mi>−</mi>
                <mfrac>
                  <mn>30</mn>
                  <mn>10</mn>
                </mfrac>
              </mrow>
            </mtd>
            <mtd>
              <mrow>
                <mi>−</mi>
                <mfrac>
                  <mn>70</mn>
                  <mn>10</mn>
                </mfrac>
                <mi>−</mi>
                <mfrac>
                  <mn>0</mn>
                  <mn>10</mn>
                </mfrac>
              </mrow>
            </mtd>
          </mtr>
        </mtable>
      </mrow>
      <mo fence="true" form="postfix" stretchy="true">]</mo>
    </mrow>
    <annotation encoding="StarMath 5.0"> left [matrix {− {32} over {10} − {10} over {10} # − {40} over {10} − {0} over {10} ## − {56} over {10} − {30} over {10} # − {70} over {10} − {0} over {10}} right ]</annotation>
  </semantics>
</math>
</file>

<file path=Object 4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>−</mi>
                <mfrac>
                  <mn>21</mn>
                  <mn>5</mn>
                </mfrac>
              </mrow>
            </mtd>
            <mtd>
              <mrow>
                <mi>−</mi>
                <mn>4</mn>
              </mrow>
            </mtd>
          </mtr>
          <mtr>
            <mtd>
              <mrow>
                <mi>−</mi>
                <mfrac>
                  <mn>43</mn>
                  <mn>5</mn>
                </mfrac>
              </mrow>
            </mtd>
            <mtd>
              <mrow>
                <mi>−</mi>
                <mn>7</mn>
              </mrow>
            </mtd>
          </mtr>
        </mtable>
      </mrow>
      <mo fence="true" form="postfix" stretchy="true">]</mo>
    </mrow>
    <annotation encoding="StarMath 5.0">left [matrix {− {21} over {5} # − 4 ## − {43} over {5} # − 7} right ]</annotation>
  </semantics>
</math>
</file>

<file path=Object 44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3</mn>
              </mtd>
              <mtd>
                <mn>4</mn>
              </mtd>
            </mtr>
          </mtable>
        </mrow>
        <mo fence="true" form="postfix" stretchy="true">]</mo>
      </mrow>
      <mrow>
        <mi>X</mi>
        <mo stretchy="false">=</mo>
        <mrow>
          <mo fence="true" form="prefix" stretchy="true">[</mo>
          <mrow>
            <mtable>
              <mtr>
                <mtd>
                  <mn>4</mn>
                </mtd>
                <mtd>
                  <mn>3</mn>
                </mtd>
              </mtr>
              <mtr>
                <mtd>
                  <mn>2</mn>
                </mtd>
                <mtd>
                  <mrow>
                    <mi>−</mi>
                    <mn>1</mn>
                  </mrow>
                </mtd>
              </mtr>
            </mtable>
          </mrow>
          <mo fence="true" form="postfix" stretchy="true">]</mo>
        </mrow>
      </mrow>
    </mrow>
    <annotation encoding="StarMath 5.0">left [matrix {1 # 2 ## 3 # 4} right ] X = left [matrix {4 # 3 ## 2 # − 1} right ]</annotation>
  </semantics>
</math>
</file>

<file path=Object 45/content.xml><?xml version="1.0" encoding="utf-8"?>
<math xmlns="http://www.w3.org/1998/Math/MathML" display="block">
  <semantics>
    <mrow>
      <mi mathvariant="italic">AX</mi>
      <mo stretchy="false">=</mo>
      <mi>B</mi>
    </mrow>
    <annotation encoding="StarMath 5.0">AX = B</annotation>
  </semantics>
</math>
</file>

<file path=Object 46/content.xml><?xml version="1.0" encoding="utf-8"?>
<math xmlns="http://www.w3.org/1998/Math/MathML" display="block">
  <semantics>
    <mrow>
      <mrow>
        <mi>X</mi>
        <mo stretchy="false">=</mo>
        <msup>
          <mi>A</mi>
          <mrow>
            <mi>−</mi>
            <mn>1</mn>
          </mrow>
        </msup>
      </mrow>
      <mi>B</mi>
    </mrow>
    <annotation encoding="StarMath 5.0">X = {A} ^ {− 1} B</annotation>
  </semantics>
</math>
</file>

<file path=Object 47/content.xml><?xml version="1.0" encoding="utf-8"?>
<math xmlns="http://www.w3.org/1998/Math/MathML" display="block">
  <semantics>
    <mrow>
      <mrow>
        <mi>X</mi>
        <mo stretchy="false">=</mo>
        <mfrac>
          <mn>1</mn>
          <mrow>
            <mi>−</mi>
            <mn>2</mn>
          </mrow>
        </mfrac>
      </mrow>
      <mrow>
        <mo fence="true" form="prefix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3</mn>
              </mtd>
              <mtd>
                <mn>4</mn>
              </mtd>
            </mtr>
          </mtable>
        </mrow>
        <mo fence="true" form="postfix" stretchy="true">]</mo>
      </mrow>
      <mrow>
        <mo fence="true" form="prefix" stretchy="true">[</mo>
        <mrow>
          <mtable>
            <mtr>
              <mtd>
                <mn>4</mn>
              </mtd>
              <mtd>
                <mn>3</mn>
              </mtd>
            </mtr>
            <mtr>
              <mtd>
                <mn>2</mn>
              </mtd>
              <mtd>
                <mrow>
                  <mi>−</mi>
                  <mn>1</mn>
                </mrow>
              </mtd>
            </mtr>
          </mtable>
        </mrow>
        <mo fence="true" form="postfix" stretchy="true">]</mo>
      </mrow>
    </mrow>
    <annotation encoding="StarMath 5.0">X = {1} over {− 2} left [matrix {1 # 2 ## 3 # 4} right ] left [matrix {4 # 3 ## 2 # − 1} right ]</annotation>
  </semantics>
</math>
</file>

<file path=Object 48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i>−</mi>
                  <mfrac>
                    <mn>1</mn>
                    <mn>2</mn>
                  </mfrac>
                </mrow>
              </mtd>
              <mtd>
                <mrow>
                  <mi>−</mi>
                  <mfrac>
                    <mn>2</mn>
                    <mn>2</mn>
                  </mfrac>
                </mrow>
              </mtd>
            </mtr>
            <mtr>
              <mtd>
                <mrow>
                  <mi>−</mi>
                  <mfrac>
                    <mn>3</mn>
                    <mn>2</mn>
                  </mfrac>
                </mrow>
              </mtd>
              <mtd>
                <mrow>
                  <mi>−</mi>
                  <mfrac>
                    <mn>4</mn>
                    <mn>2</mn>
                  </mfrac>
                </mrow>
              </mtd>
            </mtr>
          </mtable>
        </mrow>
        <mo fence="true" form="postfix" stretchy="true">]</mo>
      </mrow>
      <mrow>
        <mo fence="true" form="prefix" stretchy="true">[</mo>
        <mrow>
          <mtable>
            <mtr>
              <mtd>
                <mn>4</mn>
              </mtd>
              <mtd>
                <mn>3</mn>
              </mtd>
            </mtr>
            <mtr>
              <mtd>
                <mn>2</mn>
              </mtd>
              <mtd>
                <mrow>
                  <mi>−</mi>
                  <mn>1</mn>
                </mrow>
              </mtd>
            </mtr>
          </mtable>
        </mrow>
        <mo fence="true" form="postfix" stretchy="true">]</mo>
      </mrow>
    </mrow>
    <annotation encoding="StarMath 5.0"> left [matrix {− {1} over {2} # − {2} over {2} ## − {3} over {2} # − {4} over {2}} right ] left [matrix {4 # 3 ## 2 # − 1} right ]</annotation>
  </semantics>
</math>
</file>

<file path=Object 49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i>−</mi>
                  <mfrac>
                    <mn>1</mn>
                    <mn>2</mn>
                  </mfrac>
                </mrow>
              </mtd>
              <mtd>
                <mrow>
                  <mi>−</mi>
                  <mn>1</mn>
                </mrow>
              </mtd>
            </mtr>
            <mtr>
              <mtd>
                <mrow>
                  <mi>−</mi>
                  <mfrac>
                    <mn>3</mn>
                    <mn>2</mn>
                  </mfrac>
                </mrow>
              </mtd>
              <mtd>
                <mrow>
                  <mi>−</mi>
                  <mn>2</mn>
                </mrow>
              </mtd>
            </mtr>
          </mtable>
        </mrow>
        <mo fence="true" form="postfix" stretchy="true">]</mo>
      </mrow>
      <mrow>
        <mo fence="true" form="prefix" stretchy="true">[</mo>
        <mrow>
          <mtable>
            <mtr>
              <mtd>
                <mn>4</mn>
              </mtd>
              <mtd>
                <mn>3</mn>
              </mtd>
            </mtr>
            <mtr>
              <mtd>
                <mn>2</mn>
              </mtd>
              <mtd>
                <mrow>
                  <mi>−</mi>
                  <mn>1</mn>
                </mrow>
              </mtd>
            </mtr>
          </mtable>
        </mrow>
        <mo fence="true" form="postfix" stretchy="true">]</mo>
      </mrow>
    </mrow>
    <annotation encoding="StarMath 5.0"> left [matrix {− {1} over {2} # − 1 ## − {3} over {2} # − 2} right ] left [matrix {4 # 3 ## 2 # − 1} right ]</annotation>
  </semantics>
</math>
</file>

<file path=Object 5/content.xml><?xml version="1.0" encoding="utf-8"?>
<math xmlns="http://www.w3.org/1998/Math/MathML" display="block">
  <semantics>
    <mrow>
      <mi>X</mi>
      <mrow>
        <mrow>
          <mo fence="true" form="prefix" stretchy="true">[</mo>
          <mrow>
            <mtable>
              <mtr>
                <mtd>
                  <mn>4</mn>
                </mtd>
                <mtd>
                  <mn>5</mn>
                </mtd>
              </mtr>
              <mtr>
                <mtd>
                  <mn>2</mn>
                </mtd>
                <mtd>
                  <mn>0</mn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n>8</mn>
                </mtd>
                <mtd>
                  <mn>5</mn>
                </mtd>
              </mtr>
              <mtr>
                <mtd>
                  <mtext>14</mtext>
                </mtd>
                <mtd>
                  <mtext>15</mtext>
                </mtd>
              </mtr>
            </mtable>
          </mrow>
          <mo fence="true" form="postfix" stretchy="true">]</mo>
        </mrow>
      </mrow>
    </mrow>
    <annotation encoding="StarMath 5.0">X left [matrix {4 # 5 ## 2 # 0} right ] = left [matrix {8 # 5 ## "14" # "15"} right ]</annotation>
  </semantics>
</math>
</file>

<file path=Object 5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>−</mi>
                <mrow>
                  <mn>2</mn>
                  <mo stretchy="false">+</mo>
                  <mrow>
                    <mo fence="true" form="prefix" stretchy="true">(</mo>
                    <mrow>
                      <mrow>
                        <mi>−</mi>
                        <mn>2</mn>
                      </mrow>
                    </mrow>
                    <mo fence="true" form="postfix" stretchy="true">)</mo>
                  </mrow>
                </mrow>
              </mrow>
            </mtd>
            <mtd>
              <mrow>
                <mi>−</mi>
                <mrow>
                  <mfrac>
                    <mn>3</mn>
                    <mn>2</mn>
                  </mfrac>
                  <mo stretchy="false">+</mo>
                  <mn>1</mn>
                </mrow>
              </mrow>
            </mtd>
          </mtr>
          <mtr>
            <mtd>
              <mrow>
                <mi>−</mi>
                <mrow>
                  <mn>6</mn>
                  <mo stretchy="false">+</mo>
                  <mrow>
                    <mo fence="true" form="prefix" stretchy="true">(</mo>
                    <mrow>
                      <mrow>
                        <mi>−</mi>
                        <mn>4</mn>
                      </mrow>
                    </mrow>
                    <mo fence="true" form="postfix" stretchy="true">)</mo>
                  </mrow>
                </mrow>
              </mrow>
            </mtd>
            <mtd>
              <mrow>
                <mi>−</mi>
                <mrow>
                  <mfrac>
                    <mn>9</mn>
                    <mn>2</mn>
                  </mfrac>
                  <mo stretchy="false">+</mo>
                  <mn>2</mn>
                </mrow>
              </mrow>
            </mtd>
          </mtr>
        </mtable>
      </mrow>
      <mo fence="true" form="postfix" stretchy="true">]</mo>
    </mrow>
    <annotation encoding="StarMath 5.0">left [matrix {− 2 + left (− 2 right ) # − {3} over {2} + 1 ## − 6 + left (− 4 right ) # − {9} over {2} + 2} right ]</annotation>
  </semantics>
</math>
</file>

<file path=Object 51/content.xml><?xml version="1.0" encoding="utf-8"?>
<math xmlns="http://www.w3.org/1998/Math/MathML" display="block">
  <semantics>
    <mrow>
      <mi>.</mi>
      <mo stretchy="false">=</mo>
      <mrow>
        <mo fence="true" form="prefix" stretchy="true">[</mo>
        <mrow>
          <mtable>
            <mtr>
              <mtd>
                <mrow>
                  <mi>−</mi>
                  <mn>4</mn>
                </mrow>
              </mtd>
              <mtd>
                <mrow>
                  <mi>−</mi>
                  <mfrac>
                    <mn>1</mn>
                    <mn>2</mn>
                  </mfrac>
                </mrow>
              </mtd>
            </mtr>
            <mtr>
              <mtd>
                <mrow>
                  <mi>−</mi>
                  <mn>10</mn>
                </mrow>
              </mtd>
              <mtd>
                <mrow>
                  <mi>−</mi>
                  <mfrac>
                    <mn>5</mn>
                    <mn>2</mn>
                  </mfrac>
                </mrow>
              </mtd>
            </mtr>
          </mtable>
        </mrow>
        <mo fence="true" form="postfix" stretchy="true">]</mo>
      </mrow>
    </mrow>
    <annotation encoding="StarMath 5.0">.= left [matrix {− 4 # − {1} over {2} ## − 10 # − {5} over {2}} right ]</annotation>
  </semantics>
</math>
</file>

<file path=Object 52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n>3</mn>
              </mtd>
              <mtd>
                <mrow>
                  <mi>−</mi>
                  <mn>2</mn>
                </mrow>
              </mtd>
            </mtr>
            <mtr>
              <mtd>
                <mn>1</mn>
              </mtd>
              <mtd>
                <mn>4</mn>
              </mtd>
            </mtr>
          </mtable>
        </mrow>
        <mo fence="true" form="postfix" stretchy="true">]</mo>
      </mrow>
      <mrow>
        <mi>X</mi>
        <mo stretchy="false">=</mo>
        <mrow>
          <mo fence="true" form="prefix" stretchy="true">[</mo>
          <mrow>
            <mtable>
              <mtr>
                <mtd>
                  <mtext>28</mtext>
                </mtd>
              </mtr>
              <mtr>
                <mtd>
                  <mrow>
                    <mi>−</mi>
                    <mtext>14</mtext>
                  </mrow>
                </mtd>
              </mtr>
            </mtable>
          </mrow>
          <mo fence="true" form="postfix" stretchy="true">]</mo>
        </mrow>
      </mrow>
    </mrow>
    <annotation encoding="StarMath 5.0">left [matrix {3 # − 2 ## 1 # 4} right ] X = left [matrix {"28" ## − "14"} right ]</annotation>
  </semantics>
</math>
</file>

<file path=Object 53/content.xml><?xml version="1.0" encoding="utf-8"?>
<math xmlns="http://www.w3.org/1998/Math/MathML" display="block">
  <semantics>
    <mrow>
      <mi mathvariant="italic">AX</mi>
      <mo stretchy="false">=</mo>
      <mi>B</mi>
    </mrow>
    <annotation encoding="StarMath 5.0">AX = B</annotation>
  </semantics>
</math>
</file>

<file path=Object 54/content.xml><?xml version="1.0" encoding="utf-8"?>
<math xmlns="http://www.w3.org/1998/Math/MathML" display="block">
  <semantics>
    <mrow>
      <mrow>
        <mi>X</mi>
        <mo stretchy="false">=</mo>
        <msup>
          <mi>A</mi>
          <mrow>
            <mi>−</mi>
            <mn>1</mn>
          </mrow>
        </msup>
      </mrow>
      <mi>B</mi>
    </mrow>
    <annotation encoding="StarMath 5.0">X = {A} ^ {− 1} B</annotation>
  </semantics>
</math>
</file>

<file path=Object 55/content.xml><?xml version="1.0" encoding="utf-8"?>
<math xmlns="http://www.w3.org/1998/Math/MathML" display="block">
  <semantics>
    <mrow>
      <mrow>
        <mi>X</mi>
        <mo stretchy="false">=</mo>
        <mfrac>
          <mn>1</mn>
          <mn>14</mn>
        </mfrac>
      </mrow>
      <mrow>
        <mo fence="true" form="prefix" stretchy="true">[</mo>
        <mrow>
          <mtable>
            <mtr>
              <mtd>
                <mn>3</mn>
              </mtd>
              <mtd>
                <mrow>
                  <mi>−</mi>
                  <mn>2</mn>
                </mrow>
              </mtd>
            </mtr>
            <mtr>
              <mtd>
                <mn>1</mn>
              </mtd>
              <mtd>
                <mn>4</mn>
              </mtd>
            </mtr>
          </mtable>
        </mrow>
        <mo fence="true" form="postfix" stretchy="true">]</mo>
      </mrow>
      <mrow>
        <mo fence="true" form="prefix" stretchy="true">[</mo>
        <mrow>
          <mtable>
            <mtr>
              <mtd>
                <mn>28</mn>
              </mtd>
            </mtr>
            <mtr>
              <mtd>
                <mrow>
                  <mi>−</mi>
                  <mn>14</mn>
                </mrow>
              </mtd>
            </mtr>
          </mtable>
        </mrow>
        <mo fence="true" form="postfix" stretchy="true">]</mo>
      </mrow>
    </mrow>
    <annotation encoding="StarMath 5.0">X = {1} over {14} left [matrix {3 # − 2 ## 1 # 4} right ] left [matrix {28 ## − 14} right ]</annotation>
  </semantics>
</math>
</file>

<file path=Object 56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frac>
                  <mn>3</mn>
                  <mn>14</mn>
                </mfrac>
              </mtd>
              <mtd>
                <mrow>
                  <mi>−</mi>
                  <mfrac>
                    <mn>2</mn>
                    <mn>14</mn>
                  </mfrac>
                </mrow>
              </mtd>
            </mtr>
            <mtr>
              <mtd>
                <mfrac>
                  <mn>1</mn>
                  <mn>14</mn>
                </mfrac>
              </mtd>
              <mtd>
                <mfrac>
                  <mn>4</mn>
                  <mn>14</mn>
                </mfrac>
              </mtd>
            </mtr>
          </mtable>
        </mrow>
        <mo fence="true" form="postfix" stretchy="true">]</mo>
      </mrow>
      <mrow>
        <mo fence="true" form="prefix" stretchy="true">[</mo>
        <mrow>
          <mtable>
            <mtr>
              <mtd>
                <mn>28</mn>
              </mtd>
            </mtr>
            <mtr>
              <mtd>
                <mrow>
                  <mi>−</mi>
                  <mn>14</mn>
                </mrow>
              </mtd>
            </mtr>
          </mtable>
        </mrow>
        <mo fence="true" form="postfix" stretchy="true">]</mo>
      </mrow>
    </mrow>
    <annotation encoding="StarMath 5.0">left [matrix {{3} over {14} # − {2} over {14} ## {1} over {14} # {4} over {14}} right ] left [matrix {28 ## − 14} right ]</annotation>
  </semantics>
</math>
</file>

<file path=Object 5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frac>
                  <mn>84</mn>
                  <mn>14</mn>
                </mfrac>
                <mo stretchy="false">+</mo>
                <mfrac>
                  <mn>28</mn>
                  <mn>14</mn>
                </mfrac>
              </mrow>
            </mtd>
          </mtr>
          <mtr>
            <mtd>
              <mrow>
                <mfrac>
                  <mn>28</mn>
                  <mn>14</mn>
                </mfrac>
                <mi>−</mi>
                <mfrac>
                  <mn>56</mn>
                  <mn>14</mn>
                </mfrac>
              </mrow>
            </mtd>
          </mtr>
        </mtable>
      </mrow>
      <mo fence="true" form="postfix" stretchy="true">]</mo>
    </mrow>
    <annotation encoding="StarMath 5.0"> left [matrix {{84} over {14} + {28} over {14} ## {28} over {14} − {56} over {14}} right ]</annotation>
  </semantics>
</math>
</file>

<file path=Object 5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28</mn>
            </mtd>
          </mtr>
          <mtr>
            <mtd>
              <mrow>
                <mi>−</mi>
                <mn>2</mn>
              </mrow>
            </mtd>
          </mtr>
        </mtable>
      </mrow>
      <mo fence="true" form="postfix" stretchy="true">]</mo>
    </mrow>
    <annotation encoding="StarMath 5.0"> left [matrix {28 ## − 2} right ]</annotation>
  </semantics>
</math>
</file>

<file path=Object 59/content.xml><?xml version="1.0" encoding="utf-8"?>
<math xmlns="http://www.w3.org/1998/Math/MathML" display="block">
  <semantics>
    <mrow>
      <mi>X</mi>
      <mrow>
        <mrow>
          <mo fence="true" form="prefix" stretchy="true">[</mo>
          <mrow>
            <mtable>
              <mtr>
                <mtd>
                  <mn>2</mn>
                </mtd>
                <mtd>
                  <mrow>
                    <mi>−</mi>
                    <mn>1</mn>
                  </mrow>
                </mtd>
              </mtr>
              <mtr>
                <mtd>
                  <mn>4</mn>
                </mtd>
                <mtd>
                  <mn>1</mn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n>8</mn>
                </mtd>
                <mtd>
                  <mn>2</mn>
                </mtd>
              </mtr>
              <mtr>
                <mtd>
                  <mtext>14</mtext>
                </mtd>
                <mtd>
                  <mn>5</mn>
                </mtd>
              </mtr>
              <mtr>
                <mtd>
                  <mtext>10</mtext>
                </mtd>
                <mtd>
                  <mrow>
                    <mi>−</mi>
                    <mn>2</mn>
                  </mrow>
                </mtd>
              </mtr>
            </mtable>
          </mrow>
          <mo fence="true" form="postfix" stretchy="true">]</mo>
        </mrow>
      </mrow>
    </mrow>
    <annotation encoding="StarMath 5.0">X left [matrix {2 # − 1 ## 4 # 1} right ] = left [matrix {8 # 2 ## "14" # 5 ## "10" # − 2} right ]</annotation>
  </semantics>
</math>
</file>

<file path=Object 6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3</mn>
              </mtd>
              <mtd>
                <mn>4</mn>
              </mtd>
            </mtr>
          </mtable>
        </mrow>
        <mo fence="true" form="postfix" stretchy="true">]</mo>
      </mrow>
      <mrow>
        <mi>X</mi>
        <mo stretchy="false">=</mo>
        <mrow>
          <mo fence="true" form="prefix" stretchy="true">[</mo>
          <mrow>
            <mtable>
              <mtr>
                <mtd>
                  <mn>4</mn>
                </mtd>
                <mtd>
                  <mn>3</mn>
                </mtd>
              </mtr>
              <mtr>
                <mtd>
                  <mn>2</mn>
                </mtd>
                <mtd>
                  <mrow>
                    <mi>−</mi>
                    <mn>1</mn>
                  </mrow>
                </mtd>
              </mtr>
            </mtable>
          </mrow>
          <mo fence="true" form="postfix" stretchy="true">]</mo>
        </mrow>
      </mrow>
    </mrow>
    <annotation encoding="StarMath 5.0">left [matrix {1 # 2 ## 3 # 4} right ] X = left [matrix {4 # 3 ## 2 # − 1} right ]</annotation>
  </semantics>
</math>
</file>

<file path=Object 60/content.xml><?xml version="1.0" encoding="utf-8"?>
<math xmlns="http://www.w3.org/1998/Math/MathML" display="block">
  <semantics>
    <mrow>
      <mi>X</mi>
      <mo stretchy="false">=</mo>
      <msup>
        <mi mathvariant="italic">BA</mi>
        <mrow>
          <mi>−</mi>
          <mn>1</mn>
        </mrow>
      </msup>
    </mrow>
    <annotation encoding="StarMath 5.0">X = {BA} ^ {− 1}</annotation>
  </semantics>
</math>
</file>

<file path=Object 61/content.xml><?xml version="1.0" encoding="utf-8"?>
<math xmlns="http://www.w3.org/1998/Math/MathML" display="block">
  <semantics>
    <mrow>
      <mrow>
        <mi>X</mi>
        <mo stretchy="false">=</mo>
        <mrow>
          <mo fence="true" form="prefix" stretchy="true">[</mo>
          <mrow>
            <mtable>
              <mtr>
                <mtd>
                  <mn>8</mn>
                </mtd>
                <mtd>
                  <mn>2</mn>
                </mtd>
              </mtr>
              <mtr>
                <mtd>
                  <mn>14</mn>
                </mtd>
                <mtd>
                  <mn>5</mn>
                </mtd>
              </mtr>
              <mtr>
                <mtd>
                  <mn>10</mn>
                </mtd>
                <mtd>
                  <mrow>
                    <mi>−</mi>
                    <mn>2</mn>
                  </mrow>
                </mtd>
              </mtr>
            </mtable>
          </mrow>
          <mo fence="true" form="postfix" stretchy="true">]</mo>
        </mrow>
      </mrow>
      <mfrac>
        <mn>1</mn>
        <mn>6</mn>
      </mfrac>
      <mrow>
        <mo fence="true" form="prefix" stretchy="true">[</mo>
        <mrow>
          <mtable>
            <mtr>
              <mtd>
                <mn>2</mn>
              </mtd>
              <mtd>
                <mrow>
                  <mi>−</mi>
                  <mn>1</mn>
                </mrow>
              </mtd>
            </mtr>
            <mtr>
              <mtd>
                <mn>4</mn>
              </mtd>
              <mtd>
                <mn>1</mn>
              </mtd>
            </mtr>
          </mtable>
        </mrow>
        <mo fence="true" form="postfix" stretchy="true">]</mo>
      </mrow>
    </mrow>
    <annotation encoding="StarMath 5.0">X = left [matrix {8 # 2 ## 14 # 5 ## 10 # − 2} right ] {1} over {6} left [matrix {2 # − 1 ## 4 # 1} right ]</annotation>
  </semantics>
</math>
</file>

<file path=Object 62/content.xml><?xml version="1.0" encoding="utf-8"?>
<math xmlns="http://www.w3.org/1998/Math/MathML" display="block">
  <semantics>
    <mrow>
      <mrow>
        <mi>.</mi>
        <mo stretchy="false">=</mo>
        <mrow>
          <mo fence="true" form="prefix" stretchy="true">[</mo>
          <mrow>
            <mtable>
              <mtr>
                <mtd>
                  <mn>8</mn>
                </mtd>
                <mtd>
                  <mn>2</mn>
                </mtd>
              </mtr>
              <mtr>
                <mtd>
                  <mn>14</mn>
                </mtd>
                <mtd>
                  <mn>5</mn>
                </mtd>
              </mtr>
              <mtr>
                <mtd>
                  <mn>10</mn>
                </mtd>
                <mtd>
                  <mrow>
                    <mi>−</mi>
                    <mn>2</mn>
                  </mrow>
                </mtd>
              </mtr>
            </mtable>
          </mrow>
          <mo fence="true" form="postfix" stretchy="true">]</mo>
        </mrow>
      </mrow>
      <mrow>
        <mo fence="true" form="prefix" stretchy="true">[</mo>
        <mrow>
          <mtable>
            <mtr>
              <mtd>
                <mfrac>
                  <mn>2</mn>
                  <mn>6</mn>
                </mfrac>
              </mtd>
              <mtd>
                <mrow>
                  <mi>−</mi>
                  <mfrac>
                    <mn>1</mn>
                    <mn>6</mn>
                  </mfrac>
                </mrow>
              </mtd>
            </mtr>
            <mtr>
              <mtd>
                <mfrac>
                  <mn>4</mn>
                  <mn>6</mn>
                </mfrac>
              </mtd>
              <mtd>
                <mfrac>
                  <mn>1</mn>
                  <mn>6</mn>
                </mfrac>
              </mtd>
            </mtr>
          </mtable>
        </mrow>
        <mo fence="true" form="postfix" stretchy="true">]</mo>
      </mrow>
    </mrow>
    <annotation encoding="StarMath 5.0">.= left [matrix {8 # 2 ## 14 # 5 ## 10 # − 2} right ] left [matrix {{2} over {6} # − {1} over {6} ## {4} over {6} # {1} over {6}} right ]</annotation>
  </semantics>
</math>
</file>

<file path=Object 63/content.xml><?xml version="1.0" encoding="utf-8"?>
<math xmlns="http://www.w3.org/1998/Math/MathML" display="block">
  <semantics>
    <mrow>
      <mi>.</mi>
      <mo stretchy="false">=</mo>
      <mrow>
        <mo fence="true" form="prefix" stretchy="true">[</mo>
        <mrow>
          <mtable>
            <mtr>
              <mtd>
                <mrow>
                  <mn>8</mn>
                  <mrow>
                    <mrow>
                      <mo fence="true" form="prefix" stretchy="true">(</mo>
                      <mrow>
                        <mfrac>
                          <mn>2</mn>
                          <mn>6</mn>
                        </mfrac>
                      </mrow>
                      <mo fence="true" form="postfix" stretchy="true">)</mo>
                    </mrow>
                    <mo stretchy="false">+</mo>
                    <mn>2</mn>
                  </mrow>
                  <mrow>
                    <mo fence="true" form="prefix" stretchy="true">(</mo>
                    <mrow>
                      <mfrac>
                        <mn>4</mn>
                        <mn>6</mn>
                      </mfrac>
                    </mrow>
                    <mo fence="true" form="postfix" stretchy="true">)</mo>
                  </mrow>
                </mrow>
              </mtd>
              <mtd>
                <mrow>
                  <mn>8</mn>
                  <mrow>
                    <mrow>
                      <mo fence="true" form="prefix" stretchy="true">(</mo>
                      <mrow>
                        <mrow>
                          <mi>−</mi>
                          <mfrac>
                            <mn>1</mn>
                            <mn>6</mn>
                          </mfrac>
                        </mrow>
                      </mrow>
                      <mo fence="true" form="postfix" stretchy="true">)</mo>
                    </mrow>
                    <mo stretchy="false">+</mo>
                    <mn>2</mn>
                  </mrow>
                  <mrow>
                    <mo fence="true" form="prefix" stretchy="true">(</mo>
                    <mrow>
                      <mfrac>
                        <mn>1</mn>
                        <mn>6</mn>
                      </mfrac>
                    </mrow>
                    <mo fence="true" form="postfix" stretchy="true">)</mo>
                  </mrow>
                </mrow>
              </mtd>
            </mtr>
            <mtr>
              <mtd>
                <mrow>
                  <mn>14</mn>
                  <mrow>
                    <mrow>
                      <mo fence="true" form="prefix" stretchy="true">(</mo>
                      <mrow>
                        <mfrac>
                          <mn>2</mn>
                          <mn>6</mn>
                        </mfrac>
                      </mrow>
                      <mo fence="true" form="postfix" stretchy="true">)</mo>
                    </mrow>
                    <mo stretchy="false">+</mo>
                    <mn>5</mn>
                  </mrow>
                  <mrow>
                    <mo fence="true" form="prefix" stretchy="true">(</mo>
                    <mrow>
                      <mfrac>
                        <mn>4</mn>
                        <mn>6</mn>
                      </mfrac>
                    </mrow>
                    <mo fence="true" form="postfix" stretchy="true">)</mo>
                  </mrow>
                </mrow>
              </mtd>
              <mtd>
                <mrow>
                  <mn>14</mn>
                  <mrow>
                    <mrow>
                      <mo fence="true" form="prefix" stretchy="true">(</mo>
                      <mrow>
                        <mrow>
                          <mi>−</mi>
                          <mfrac>
                            <mn>1</mn>
                            <mn>6</mn>
                          </mfrac>
                        </mrow>
                      </mrow>
                      <mo fence="true" form="postfix" stretchy="true">)</mo>
                    </mrow>
                    <mo stretchy="false">+</mo>
                    <mn>5</mn>
                  </mrow>
                  <mrow>
                    <mo fence="true" form="prefix" stretchy="true">(</mo>
                    <mrow>
                      <mfrac>
                        <mn>1</mn>
                        <mn>6</mn>
                      </mfrac>
                    </mrow>
                    <mo fence="true" form="postfix" stretchy="true">)</mo>
                  </mrow>
                </mrow>
              </mtd>
            </mtr>
            <mtr>
              <mtd>
                <mrow>
                  <mn>10</mn>
                  <mrow>
                    <mrow>
                      <mo fence="true" form="prefix" stretchy="true">(</mo>
                      <mrow>
                        <mfrac>
                          <mn>2</mn>
                          <mn>6</mn>
                        </mfrac>
                      </mrow>
                      <mo fence="true" form="postfix" stretchy="true">)</mo>
                    </mrow>
                    <mo stretchy="false">+</mo>
                    <mi>−</mi>
                  </mrow>
                  <mn>2</mn>
                  <mrow>
                    <mo fence="true" form="prefix" stretchy="true">(</mo>
                    <mrow>
                      <mfrac>
                        <mn>4</mn>
                        <mn>6</mn>
                      </mfrac>
                    </mrow>
                    <mo fence="true" form="postfix" stretchy="true">)</mo>
                  </mrow>
                </mrow>
              </mtd>
              <mtd>
                <mrow>
                  <mn>10</mn>
                  <mrow>
                    <mrow>
                      <mo fence="true" form="prefix" stretchy="true">(</mo>
                      <mrow>
                        <mrow>
                          <mi>−</mi>
                          <mfrac>
                            <mn>1</mn>
                            <mn>6</mn>
                          </mfrac>
                        </mrow>
                      </mrow>
                      <mo fence="true" form="postfix" stretchy="true">)</mo>
                    </mrow>
                    <mo stretchy="false">+</mo>
                    <mi>−</mi>
                  </mrow>
                  <mn>2</mn>
                  <mrow>
                    <mo fence="true" form="prefix" stretchy="true">(</mo>
                    <mrow>
                      <mfrac>
                        <mn>1</mn>
                        <mn>6</mn>
                      </mfrac>
                    </mrow>
                    <mo fence="true" form="postfix" stretchy="true">)</mo>
                  </mrow>
                </mrow>
              </mtd>
            </mtr>
          </mtable>
        </mrow>
        <mo fence="true" form="postfix" stretchy="true">]</mo>
      </mrow>
    </mrow>
    <annotation encoding="StarMath 5.0">.= left [matrix {8 left ({2} over {6} right ) + 2 left ({4} over {6} right ) # 8 left (− {1} over {6} right ) + 2 left ({1} over {6} right ) ## 14 left ({2} over {6} right ) + 5 left ({4} over {6} right ) # 14 left (− {1} over {6} right ) + 5 left ({1} over {6} right ) ## 10 left ({2} over {6} right ) + − 2 left ({4} over {6} right ) # 10 left (− {1} over {6} right ) + − 2 left ({1} over {6} right )} right ]</annotation>
  </semantics>
</math>
</file>

<file path=Object 64/content.xml><?xml version="1.0" encoding="utf-8"?>
<math xmlns="http://www.w3.org/1998/Math/MathML" display="block">
  <semantics>
    <mrow>
      <mi>.</mi>
      <mo stretchy="false">=</mo>
      <mrow>
        <mo fence="true" form="prefix" stretchy="true">[</mo>
        <mrow>
          <mtable>
            <mtr>
              <mtd>
                <mn>4</mn>
              </mtd>
              <mtd>
                <mrow>
                  <mi>−</mi>
                  <mn>1</mn>
                </mrow>
              </mtd>
            </mtr>
            <mtr>
              <mtd>
                <mn>8</mn>
              </mtd>
              <mtd>
                <mrow>
                  <mi>−</mi>
                  <mfrac>
                    <mn>3</mn>
                    <mn>2</mn>
                  </mfrac>
                </mrow>
              </mtd>
            </mtr>
            <mtr>
              <mtd>
                <mn>2</mn>
              </mtd>
              <mtd>
                <mrow>
                  <mi>−</mi>
                  <mn>2</mn>
                </mrow>
              </mtd>
            </mtr>
          </mtable>
        </mrow>
        <mo fence="true" form="postfix" stretchy="true">]</mo>
      </mrow>
    </mrow>
    <annotation encoding="StarMath 5.0">.= left [matrix {4 # − 1 ## 8 # − {3} over {2} ## 2 # − 2} right ]</annotation>
  </semantics>
</math>
</file>

<file path=Object 65/content.xml><?xml version="1.0" encoding="utf-8"?>
<math xmlns="http://www.w3.org/1998/Math/MathML" display="block">
  <semantics>
    <mrow>
      <mi>D</mi>
      <mo stretchy="false">=</mo>
      <mrow>
        <mo fence="true" form="prefix" stretchy="true">[</mo>
        <mrow>
          <mtable>
            <mtr>
              <mtd>
                <mtext>10</mtext>
              </mtd>
              <mtd>
                <mrow>
                  <mi>−</mi>
                  <mn>6</mn>
                </mrow>
              </mtd>
            </mtr>
            <mtr>
              <mtd>
                <mn>8</mn>
              </mtd>
              <mtd>
                <mrow>
                  <mi>−</mi>
                  <mn>5</mn>
                </mrow>
              </mtd>
            </mtr>
          </mtable>
        </mrow>
        <mo fence="true" form="postfix" stretchy="true">]</mo>
      </mrow>
    </mrow>
    <annotation encoding="StarMath 5.0">D = left [matrix {"10" # − 6 ## 8 # − 5} right ]</annotation>
  </semantics>
</math>
</file>

<file path=Object 66/content.xml><?xml version="1.0" encoding="utf-8"?>
<math xmlns="http://www.w3.org/1998/Math/MathML" display="block">
  <semantics>
    <mrow>
      <mi mathvariant="italic">Det</mi>
      <mrow>
        <mi>D</mi>
        <mo stretchy="false">=</mo>
        <mrow>
          <mo fence="true" form="prefix" stretchy="true">[</mo>
          <mrow>
            <mtable>
              <mtr>
                <mtd>
                  <mn>10</mn>
                </mtd>
                <mtd>
                  <mrow>
                    <mi>−</mi>
                    <mn>6</mn>
                  </mrow>
                </mtd>
              </mtr>
              <mtr>
                <mtd>
                  <mn>8</mn>
                </mtd>
                <mtd>
                  <mrow>
                    <mi>−</mi>
                    <mn>5</mn>
                  </mrow>
                </mtd>
              </mtr>
            </mtable>
          </mrow>
          <mo fence="true" form="postfix" stretchy="true">]</mo>
        </mrow>
      </mrow>
    </mrow>
    <annotation encoding="StarMath 5.0">Det D = left [matrix {10 # − 6 ## 8 # − 5} right ]</annotation>
  </semantics>
</math>
</file>

<file path=Object 67/content.xml><?xml version="1.0" encoding="utf-8"?>
<math xmlns="http://www.w3.org/1998/Math/MathML" display="block">
  <semantics>
    <mrow>
      <mrow>
        <mi>.</mi>
        <mo stretchy="false">=</mo>
        <mn>10</mn>
      </mrow>
      <mrow>
        <mo fence="true" form="prefix" stretchy="true">(</mo>
        <mrow>
          <mrow>
            <mi>−</mi>
            <mn>5</mn>
          </mrow>
        </mrow>
        <mo fence="true" form="postfix" stretchy="true">)</mo>
      </mrow>
      <mi>−</mi>
      <mrow>
        <mo fence="true" form="prefix" stretchy="true">(</mo>
        <mrow>
          <mrow>
            <mi>−</mi>
            <mn>6</mn>
            <mrow>
              <mo fence="true" form="prefix" stretchy="true">(</mo>
              <mrow>
                <mn>8</mn>
              </mrow>
              <mo fence="true" form="postfix" stretchy="true">)</mo>
            </mrow>
          </mrow>
        </mrow>
        <mo fence="true" form="postfix" stretchy="true">)</mo>
      </mrow>
    </mrow>
    <annotation encoding="StarMath 5.0">.= 10 left (− 5 right ) − left (− 6 left (8 right ) right )</annotation>
  </semantics>
</math>
</file>

<file path=Object 68/content.xml><?xml version="1.0" encoding="utf-8"?>
<math xmlns="http://www.w3.org/1998/Math/MathML" display="block">
  <semantics>
    <mrow>
      <mrow>
        <mi>.</mi>
        <mo stretchy="false">=</mo>
        <mi>−</mi>
      </mrow>
      <mrow>
        <mn>50</mn>
        <mo stretchy="false">+</mo>
        <mn>48</mn>
      </mrow>
    </mrow>
    <annotation encoding="StarMath 5.0">.= − 50 + 48</annotation>
  </semantics>
</math>
</file>

<file path=Object 69/content.xml><?xml version="1.0" encoding="utf-8"?>
<math xmlns="http://www.w3.org/1998/Math/MathML" display="block">
  <semantics>
    <mrow>
      <mrow>
        <mi>.</mi>
        <mo stretchy="false">=</mo>
        <mi>−</mi>
      </mrow>
      <mn>2</mn>
    </mrow>
    <annotation encoding="StarMath 5.0">.= − 2</annotation>
  </semantics>
</math>
</file>

<file path=Object 7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n>3</mn>
              </mtd>
              <mtd>
                <mrow>
                  <mi>−</mi>
                  <mn>2</mn>
                </mrow>
              </mtd>
            </mtr>
            <mtr>
              <mtd>
                <mn>1</mn>
              </mtd>
              <mtd>
                <mn>4</mn>
              </mtd>
            </mtr>
          </mtable>
        </mrow>
        <mo fence="true" form="postfix" stretchy="true">]</mo>
      </mrow>
      <mrow>
        <mi>X</mi>
        <mo stretchy="false">=</mo>
        <mrow>
          <mo fence="true" form="prefix" stretchy="true">[</mo>
          <mrow>
            <mtable>
              <mtr>
                <mtd>
                  <mtext>28</mtext>
                </mtd>
              </mtr>
              <mtr>
                <mtd>
                  <mrow>
                    <mi>−</mi>
                    <mtext>14</mtext>
                  </mrow>
                </mtd>
              </mtr>
            </mtable>
          </mrow>
          <mo fence="true" form="postfix" stretchy="true">]</mo>
        </mrow>
      </mrow>
    </mrow>
    <annotation encoding="StarMath 5.0">left [matrix {3 # − 2 ## 1 # 4} right ] X = left [matrix {"28" ## − "14"} right ]</annotation>
  </semantics>
</math>
</file>

<file path=Object 70/content.xml><?xml version="1.0" encoding="utf-8"?>
<math xmlns="http://www.w3.org/1998/Math/MathML" display="block">
  <semantics>
    <mrow>
      <mrow>
        <msup>
          <mi>D</mi>
          <mrow>
            <mi>−</mi>
            <mn>1</mn>
          </mrow>
        </msup>
        <mo stretchy="false">=</mo>
        <mi>−</mi>
      </mrow>
      <mfrac>
        <mn>1</mn>
        <mn>2</mn>
      </mfrac>
      <mrow>
        <mo fence="true" form="prefix" stretchy="true">[</mo>
        <mrow>
          <mtable>
            <mtr>
              <mtd>
                <mn>10</mn>
              </mtd>
              <mtd>
                <mrow>
                  <mi>−</mi>
                  <mn>6</mn>
                </mrow>
              </mtd>
            </mtr>
            <mtr>
              <mtd>
                <mn>8</mn>
              </mtd>
              <mtd>
                <mrow>
                  <mi>−</mi>
                  <mn>5</mn>
                </mrow>
              </mtd>
            </mtr>
          </mtable>
        </mrow>
        <mo fence="true" form="postfix" stretchy="true">]</mo>
      </mrow>
    </mrow>
    <annotation encoding="StarMath 5.0">{D} ^ {− 1} = − {1} over {2} left [matrix {10 # − 6 ## 8 # − 5} right ]</annotation>
  </semantics>
</math>
</file>

<file path=Object 71/content.xml><?xml version="1.0" encoding="utf-8"?>
<math xmlns="http://www.w3.org/1998/Math/MathML" display="block">
  <semantics>
    <mrow>
      <mi>.</mi>
      <mo stretchy="false">=</mo>
      <mrow>
        <mo fence="true" form="prefix" stretchy="true">[</mo>
        <mrow>
          <mtable>
            <mtr>
              <mtd>
                <mrow>
                  <mi>−</mi>
                  <mn>5</mn>
                </mrow>
              </mtd>
              <mtd>
                <mn>3</mn>
              </mtd>
            </mtr>
            <mtr>
              <mtd>
                <mrow>
                  <mi>−</mi>
                  <mn>4</mn>
                </mrow>
              </mtd>
              <mtd>
                <mrow>
                  <mi>−</mi>
                  <mfrac>
                    <mn>5</mn>
                    <mn>2</mn>
                  </mfrac>
                </mrow>
              </mtd>
            </mtr>
          </mtable>
        </mrow>
        <mo fence="true" form="postfix" stretchy="true">]</mo>
      </mrow>
    </mrow>
    <annotation encoding="StarMath 5.0">.= left [matrix {− 5 # 3 ## − 4 # − {5} over {2}} right ]</annotation>
  </semantics>
</math>
</file>

<file path=Object 72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n>2</mn>
              </mtd>
              <mtd>
                <mn>1</mn>
              </mtd>
              <mtd>
                <mrow>
                  <mi>−</mi>
                  <mn>1</mn>
                </mrow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row>
                  <mi>−</mi>
                  <mn>2</mn>
                </mrow>
              </mtd>
              <mtd>
                <mn>1</mn>
              </mtd>
            </mtr>
          </mtable>
        </mrow>
        <mo fence="true" form="postfix" stretchy="true">]</mo>
      </mrow>
    </mrow>
    <annotation encoding="StarMath 5.0">A = left [matrix {2 # 1 # − 1 ## 1 # 1 # 1 ## 1 # − 2 # 1} right ]</annotation>
  </semantics>
</math>
</file>

<file path=Object 73/content.xml><?xml version="1.0" encoding="utf-8"?>
<math xmlns="http://www.w3.org/1998/Math/MathML" display="block">
  <semantics>
    <mrow>
      <mi mathvariant="italic">Det</mi>
      <mrow>
        <mi>A</mi>
        <mo stretchy="false">=</mo>
        <msub>
          <mi>a</mi>
          <mn>11</mn>
        </msub>
      </mrow>
      <mi>.</mi>
      <mrow>
        <msub>
          <mi>C</mi>
          <mn>11</mn>
        </msub>
        <mo stretchy="false">+</mo>
        <msub>
          <mi>a</mi>
          <mn>12</mn>
        </msub>
      </mrow>
      <mi>.</mi>
      <mrow>
        <msub>
          <mi>C</mi>
          <mn>12</mn>
        </msub>
        <mo stretchy="false">+</mo>
        <msub>
          <mi>a</mi>
          <mn>13</mn>
        </msub>
      </mrow>
      <mi>.</mi>
      <msub>
        <mi>C</mi>
        <mn>13</mn>
      </msub>
    </mrow>
    <annotation encoding="StarMath 5.0">Det A = {a} rsub {11} . {C} rsub {11} + {a} rsub {12} . {C} rsub {12} + {a} rsub {13} . {C} rsub {13}</annotation>
  </semantics>
</math>
</file>

<file path=Object 74/content.xml><?xml version="1.0" encoding="utf-8"?>
<math xmlns="http://www.w3.org/1998/Math/MathML" display="block">
  <semantics>
    <mrow>
      <mrow>
        <mi>.</mi>
        <mo stretchy="false">=</mo>
        <mn>2.</mn>
      </mrow>
      <msup>
        <mrow>
          <mo fence="true" form="prefix" stretchy="true">(</mo>
          <mrow>
            <mrow>
              <mi>−</mi>
              <mn>1</mn>
            </mrow>
          </mrow>
          <mo fence="true" form="postfix" stretchy="true">)</mo>
        </mrow>
        <mrow>
          <mn>1</mn>
          <mo stretchy="false">+</mo>
          <mn>1</mn>
        </mrow>
      </msup>
      <mrow>
        <mrow>
          <mo fence="true" form="prefix" stretchy="true">[</mo>
          <mrow>
            <mtable>
              <mtr>
                <mtd>
                  <mn>1</mn>
                </mtd>
                <mtd>
                  <mn>1</mn>
                </mtd>
              </mtr>
              <mtr>
                <mtd>
                  <mrow>
                    <mi>−</mi>
                    <mn>2</mn>
                  </mrow>
                </mtd>
                <mtd>
                  <mn>1</mn>
                </mtd>
              </mtr>
            </mtable>
          </mrow>
          <mo fence="true" form="postfix" stretchy="true">]</mo>
        </mrow>
        <mo stretchy="false">+</mo>
        <mn>1.</mn>
      </mrow>
      <msup>
        <mrow>
          <mo fence="true" form="prefix" stretchy="true">(</mo>
          <mrow>
            <mrow>
              <mi>−</mi>
              <mn>1</mn>
            </mrow>
          </mrow>
          <mo fence="true" form="postfix" stretchy="true">)</mo>
        </mrow>
        <mrow>
          <mn>1</mn>
          <mo stretchy="false">+</mo>
          <mn>2</mn>
        </mrow>
      </msup>
      <mrow>
        <mrow>
          <mo fence="true" form="prefix" stretchy="true">[</mo>
          <mrow>
            <mtable>
              <mtr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</mtr>
            </mtable>
          </mrow>
          <mo fence="true" form="postfix" stretchy="true">]</mo>
        </mrow>
        <mo stretchy="false">+</mo>
        <mrow>
          <mo fence="true" form="prefix" stretchy="true">(</mo>
          <mrow>
            <mrow>
              <mi>−</mi>
              <mn>1</mn>
            </mrow>
          </mrow>
          <mo fence="true" form="postfix" stretchy="true">)</mo>
        </mrow>
      </mrow>
      <mi>.</mi>
      <mi>−</mi>
      <msup>
        <mn>1</mn>
        <mrow>
          <mn>1</mn>
          <mo stretchy="false">+</mo>
          <mn>3</mn>
        </mrow>
      </msup>
      <mrow>
        <mo fence="true" form="prefix" stretchy="true">[</mo>
        <mrow>
          <mtable>
            <mtr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row>
                  <mi>−</mi>
                  <mn>2</mn>
                </mrow>
              </mtd>
            </mtr>
          </mtable>
        </mrow>
        <mo fence="true" form="postfix" stretchy="true">]</mo>
      </mrow>
    </mrow>
    <annotation encoding="StarMath 5.0">.= 2. {left (− 1 right )} ^ {1 + 1} left [matrix {1 # 1 ## − 2 # 1} right ] + 1. {left (− 1 right )} ^ {1 + 2} left [matrix {1 # 1 ## 1 # 1} right ] + left (− 1 right ) . − {1} ^ {1 + 3} left [matrix {1 # 1 ## 1 # − 2} right ]</annotation>
  </semantics>
</math>
</file>

<file path=Object 75/content.xml><?xml version="1.0" encoding="utf-8"?>
<math xmlns="http://www.w3.org/1998/Math/MathML" display="block">
  <semantics>
    <mrow>
      <mrow>
        <mi>.</mi>
        <mo stretchy="false">=</mo>
        <mn>2.</mn>
      </mrow>
      <mrow>
        <mo fence="true" form="prefix" stretchy="true">(</mo>
        <mrow>
          <mrow>
            <mn>1</mn>
            <mi>−</mi>
            <mrow>
              <mo fence="true" form="prefix" stretchy="true">(</mo>
              <mrow>
                <mrow>
                  <mi>−</mi>
                  <mn>2</mn>
                </mrow>
              </mrow>
              <mo fence="true" form="postfix" stretchy="true">)</mo>
            </mrow>
          </mrow>
        </mrow>
        <mo fence="true" form="postfix" stretchy="true">)</mo>
      </mrow>
      <mi>−</mi>
      <mn>1.</mn>
      <mrow>
        <mrow>
          <mo fence="true" form="prefix" stretchy="true">(</mo>
          <mrow>
            <mrow>
              <mn>1</mn>
              <mi>−</mi>
              <mn>1</mn>
            </mrow>
          </mrow>
          <mo fence="true" form="postfix" stretchy="true">)</mo>
        </mrow>
        <mo stretchy="false">+</mo>
        <mrow>
          <mo fence="true" form="prefix" stretchy="true">(</mo>
          <mrow>
            <mrow>
              <mi>−</mi>
              <mn>1</mn>
              <mrow>
                <mo fence="true" form="prefix" stretchy="true">(</mo>
                <mrow>
                  <mrow>
                    <mi>−</mi>
                    <mn>2</mn>
                    <mi>−</mi>
                    <mn>1</mn>
                  </mrow>
                </mrow>
                <mo fence="true" form="postfix" stretchy="true">)</mo>
              </mrow>
            </mrow>
          </mrow>
          <mo fence="true" form="postfix" stretchy="true">)</mo>
        </mrow>
      </mrow>
    </mrow>
    <annotation encoding="StarMath 5.0">.= 2. left (1 − left (− 2 right ) right ) − 1. left (1 − 1 right ) + left (− 1 left (− 2 − 1 right ) right )</annotation>
  </semantics>
</math>
</file>

<file path=Object 76/content.xml><?xml version="1.0" encoding="utf-8"?>
<math xmlns="http://www.w3.org/1998/Math/MathML" display="block">
  <semantics>
    <mrow>
      <mrow>
        <mi>.</mi>
        <mo stretchy="false">=</mo>
        <mn>2</mn>
      </mrow>
      <mrow>
        <mo fence="true" form="prefix" stretchy="true">(</mo>
        <mrow>
          <mn>3</mn>
        </mrow>
        <mo fence="true" form="postfix" stretchy="true">)</mo>
      </mrow>
      <mi>−</mi>
      <mn>1</mn>
      <mrow>
        <mrow>
          <mo fence="true" form="prefix" stretchy="true">(</mo>
          <mrow>
            <mn>0</mn>
          </mrow>
          <mo fence="true" form="postfix" stretchy="true">)</mo>
        </mrow>
        <mo stretchy="false">+</mo>
        <mrow>
          <mo fence="true" form="prefix" stretchy="true">(</mo>
          <mrow>
            <mrow>
              <mi>−</mi>
              <mn>1</mn>
              <mrow>
                <mo fence="true" form="prefix" stretchy="true">(</mo>
                <mrow>
                  <mrow>
                    <mi>−</mi>
                    <mn>3</mn>
                  </mrow>
                </mrow>
                <mo fence="true" form="postfix" stretchy="true">)</mo>
              </mrow>
            </mrow>
          </mrow>
          <mo fence="true" form="postfix" stretchy="true">)</mo>
        </mrow>
      </mrow>
    </mrow>
    <annotation encoding="StarMath 5.0">.= 2 left (3 right ) − 1 left (0 right ) + left (− 1 left (− 3 right ) right )</annotation>
  </semantics>
</math>
</file>

<file path=Object 77/content.xml><?xml version="1.0" encoding="utf-8"?>
<math xmlns="http://www.w3.org/1998/Math/MathML" display="block">
  <semantics>
    <mrow>
      <mrow>
        <mi>.</mi>
        <mo stretchy="false">=</mo>
        <mn>6</mn>
      </mrow>
      <mi>−</mi>
      <mrow>
        <mn>0</mn>
        <mo stretchy="false">+</mo>
        <mn>3</mn>
      </mrow>
    </mrow>
    <annotation encoding="StarMath 5.0">.= 6 − 0 + 3</annotation>
  </semantics>
</math>
</file>

<file path=Object 78/content.xml><?xml version="1.0" encoding="utf-8"?>
<math xmlns="http://www.w3.org/1998/Math/MathML" display="block">
  <semantics>
    <mrow>
      <mi>.</mi>
      <mo stretchy="false">=</mo>
      <mn>9</mn>
    </mrow>
    <annotation encoding="StarMath 5.0">.= 9</annotation>
  </semantics>
</math>
</file>

<file path=Object 79/content.xml><?xml version="1.0" encoding="utf-8"?>
<math xmlns="http://www.w3.org/1998/Math/MathML" display="block">
  <semantics>
    <mrow>
      <mrow>
        <msup>
          <mi>A</mi>
          <mrow>
            <mi>−</mi>
            <mn>1</mn>
          </mrow>
        </msup>
        <mo stretchy="false">=</mo>
        <mfrac>
          <mn>1</mn>
          <mn>9</mn>
        </mfrac>
      </mrow>
      <mrow>
        <mo fence="true" form="prefix" stretchy="true">[</mo>
        <mrow>
          <mtable>
            <mtr>
              <mtd>
                <mn>2</mn>
              </mtd>
              <mtd>
                <mn>1</mn>
              </mtd>
              <mtd>
                <mrow>
                  <mi>−</mi>
                  <mn>1</mn>
                </mrow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row>
                  <mi>−</mi>
                  <mn>2</mn>
                </mrow>
              </mtd>
              <mtd>
                <mn>1</mn>
              </mtd>
            </mtr>
          </mtable>
        </mrow>
        <mo fence="true" form="postfix" stretchy="true">]</mo>
      </mrow>
    </mrow>
    <annotation encoding="StarMath 5.0">{A} ^ {− 1} = {1} over {9} left [matrix {2 # 1 # − 1 ## 1 # 1 # 1 ## 1 # − 2 # 1} right ]</annotation>
  </semantics>
</math>
</file>

<file path=Object 8/content.xml><?xml version="1.0" encoding="utf-8"?>
<math xmlns="http://www.w3.org/1998/Math/MathML" display="block">
  <semantics>
    <mrow>
      <mi>X</mi>
      <mrow>
        <mrow>
          <mo fence="true" form="prefix" stretchy="true">[</mo>
          <mrow>
            <mtable>
              <mtr>
                <mtd>
                  <mn>2</mn>
                </mtd>
                <mtd>
                  <mrow>
                    <mi>−</mi>
                    <mn>1</mn>
                  </mrow>
                </mtd>
              </mtr>
              <mtr>
                <mtd>
                  <mn>4</mn>
                </mtd>
                <mtd>
                  <mn>1</mn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n>8</mn>
                </mtd>
                <mtd>
                  <mn>2</mn>
                </mtd>
              </mtr>
              <mtr>
                <mtd>
                  <mtext>14</mtext>
                </mtd>
                <mtd>
                  <mn>5</mn>
                </mtd>
              </mtr>
              <mtr>
                <mtd>
                  <mtext>10</mtext>
                </mtd>
                <mtd>
                  <mrow>
                    <mi>−</mi>
                    <mn>2</mn>
                  </mrow>
                </mtd>
              </mtr>
            </mtable>
          </mrow>
          <mo fence="true" form="postfix" stretchy="true">]</mo>
        </mrow>
      </mrow>
    </mrow>
    <annotation encoding="StarMath 5.0">X left [matrix {2 # − 1 ## 4 # 1} right ] = left [matrix {8 # 2 ## "14" # 5 ## "10" # − 2} right ]</annotation>
  </semantics>
</math>
</file>

<file path=Object 80/content.xml><?xml version="1.0" encoding="utf-8"?>
<math xmlns="http://www.w3.org/1998/Math/MathML" display="block">
  <semantics>
    <mrow>
      <mi>.</mi>
      <mo stretchy="false">=</mo>
      <mrow>
        <mo fence="true" form="prefix" stretchy="true">[</mo>
        <mrow>
          <mtable>
            <mtr>
              <mtd>
                <mfrac>
                  <mn>2</mn>
                  <mn>9</mn>
                </mfrac>
              </mtd>
              <mtd>
                <mfrac>
                  <mn>1</mn>
                  <mn>9</mn>
                </mfrac>
              </mtd>
              <mtd>
                <mrow>
                  <mi>−</mi>
                  <mfrac>
                    <mn>1</mn>
                    <mn>9</mn>
                  </mfrac>
                </mrow>
              </mtd>
            </mtr>
            <mtr>
              <mtd>
                <mfrac>
                  <mn>1</mn>
                  <mn>9</mn>
                </mfrac>
              </mtd>
              <mtd>
                <mfrac>
                  <mn>1</mn>
                  <mn>9</mn>
                </mfrac>
              </mtd>
              <mtd>
                <mfrac>
                  <mn>1</mn>
                  <mn>9</mn>
                </mfrac>
              </mtd>
            </mtr>
            <mtr>
              <mtd>
                <mfrac>
                  <mn>1</mn>
                  <mn>9</mn>
                </mfrac>
              </mtd>
              <mtd>
                <mrow>
                  <mi>−</mi>
                  <mfrac>
                    <mn>2</mn>
                    <mn>9</mn>
                  </mfrac>
                </mrow>
              </mtd>
              <mtd>
                <mfrac>
                  <mn>1</mn>
                  <mn>9</mn>
                </mfrac>
              </mtd>
            </mtr>
          </mtable>
        </mrow>
        <mo fence="true" form="postfix" stretchy="true">]</mo>
      </mrow>
    </mrow>
    <annotation encoding="StarMath 5.0">.= left [matrix {{2} over {9} # {1} over {9} # − {1} over {9} ## {1} over {9} # {1} over {9} # {1} over {9} ## {1} over {9} # − {2} over {9} # {1} over {9}} right ]</annotation>
  </semantics>
</math>
</file>

<file path=Object 81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n>1</mn>
              </mtd>
              <mtd>
                <mn>4</mn>
              </mtd>
              <mtd>
                <mn>6</mn>
              </mtd>
              <mtd>
                <mn>1</mn>
              </mtd>
            </mtr>
            <mtr>
              <mtd>
                <mn>1</mn>
              </mtd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3</mn>
              </mtd>
              <mtd>
                <mn>2</mn>
              </mtd>
              <mtd>
                <mn>4</mn>
              </mtd>
              <mtd>
                <mn>5</mn>
              </mtd>
            </mtr>
            <mtr>
              <mtd>
                <mn>5</mn>
              </mtd>
              <mtd>
                <mn>8</mn>
              </mtd>
              <mtd>
                <mn>4</mn>
              </mtd>
              <mtd>
                <mn>2</mn>
              </mtd>
            </mtr>
          </mtable>
        </mrow>
        <mo fence="true" form="postfix" stretchy="true">]</mo>
      </mrow>
    </mrow>
    <annotation encoding="StarMath 5.0">A = left [matrix {1 # 4 # 6 # 1 ## 1 # 0 # 0 # 1 ## 3 # 2 # 4 # 5 ## 5 # 8 # 4 # 2} right ]</annotation>
  </semantics>
</math>
</file>

<file path=Object 82/content.xml><?xml version="1.0" encoding="utf-8"?>
<math xmlns="http://www.w3.org/1998/Math/MathML" display="block">
  <semantics>
    <mrow>
      <mrow>
        <msub>
          <mi>M</mi>
          <mn>11</mn>
        </msub>
        <mo stretchy="false">=</mo>
        <mrow>
          <mo fence="true" form="prefix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  <mtr>
                <mtd>
                  <mn>2</mn>
                </mtd>
                <mtd>
                  <mn>4</mn>
                </mtd>
                <mtd>
                  <mn>5</mn>
                </mtd>
              </mtr>
              <mtr>
                <mtd>
                  <mn>8</mn>
                </mtd>
                <mtd>
                  <mn>4</mn>
                </mtd>
                <mtd>
                  <mn>2</mn>
                </mtd>
              </mtr>
            </mtable>
          </mrow>
          <mo fence="true" form="postfix" stretchy="true">]</mo>
        </mrow>
      </mrow>
      <mrow>
        <mrow>
          <mo fence="true" form="prefix" stretchy="true">[</mo>
          <mrow>
            <mtable>
              <mtr>
                <mtd>
                  <mn>0</mn>
                </mtd>
                <mtd>
                  <mn>0</mn>
                </mtd>
              </mtr>
              <mtr>
                <mtd>
                  <mn>2</mn>
                </mtd>
                <mtd>
                  <mn>4</mn>
                </mtd>
              </mtr>
              <mtr>
                <mtd>
                  <mn>8</mn>
                </mtd>
                <mtd>
                  <mn>4</mn>
                </mtd>
              </mtr>
            </mtable>
          </mrow>
          <mo fence="true" form="postfix" stretchy="true">]</mo>
        </mrow>
        <mo stretchy="false">=</mo>
        <mrow>
          <mrow>
            <mo fence="true" form="prefix" stretchy="true">(</mo>
            <mrow>
              <mrow>
                <mn>0</mn>
                <mi>×</mi>
                <mn>4</mn>
                <mi>×</mi>
                <mn>2</mn>
              </mrow>
            </mrow>
            <mo fence="true" form="postfix" stretchy="true">)</mo>
          </mrow>
          <mo stretchy="false">+</mo>
          <mrow>
            <mo fence="true" form="prefix" stretchy="true">(</mo>
            <mrow>
              <mrow>
                <mn>0</mn>
                <mi>×</mi>
                <mn>5</mn>
                <mi>×</mi>
                <mn>8</mn>
              </mrow>
            </mrow>
            <mo fence="true" form="postfix" stretchy="true">)</mo>
          </mrow>
          <mo stretchy="false">+</mo>
          <mrow>
            <mo fence="true" form="prefix" stretchy="true">(</mo>
            <mrow>
              <mrow>
                <mn>1</mn>
                <mi>×</mi>
                <mn>2</mn>
                <mi>×</mi>
                <mn>4</mn>
              </mrow>
            </mrow>
            <mo fence="true" form="postfix" stretchy="true">)</mo>
          </mrow>
        </mrow>
      </mrow>
      <mi>−</mi>
      <mrow>
        <mo fence="true" form="prefix" stretchy="true">(</mo>
        <mrow>
          <mrow>
            <mn>1</mn>
            <mi>×</mi>
            <mn>4</mn>
            <mi>×</mi>
            <mn>8</mn>
          </mrow>
        </mrow>
        <mo fence="true" form="postfix" stretchy="true">)</mo>
      </mrow>
      <mi>−</mi>
      <mrow>
        <mo fence="true" form="prefix" stretchy="true">(</mo>
        <mrow>
          <mrow>
            <mn>0</mn>
            <mi>×</mi>
            <mn>5</mn>
            <mi>×</mi>
            <mn>4</mn>
          </mrow>
        </mrow>
        <mo fence="true" form="postfix" stretchy="true">)</mo>
      </mrow>
      <mi>−</mi>
      <mrow>
        <mo fence="true" form="prefix" stretchy="true">(</mo>
        <mrow>
          <mrow>
            <mn>0</mn>
            <mi>×</mi>
            <mn>2</mn>
            <mi>×</mi>
            <mn>2</mn>
          </mrow>
        </mrow>
        <mo fence="true" form="postfix" stretchy="true">)</mo>
      </mrow>
    </mrow>
    <annotation encoding="StarMath 5.0">{M} rsub {11} = left [matrix {0 # 0 # 1 ## 2 # 4 # 5 ## 8 # 4 # 2} right ] left [matrix {0 # 0 ## 2 # 4 ## 8 # 4} right ] = left (0 × 4 × 2 right ) + left (0 × 5 × 8 right ) + left (1 × 2 × 4 right ) − left (1 × 4 × 8 right ) − left (0 × 5 × 4 right ) − left (0 × 2 × 2 right )</annotation>
  </semantics>
</math>
</file>

<file path=Object 83/content.xml><?xml version="1.0" encoding="utf-8"?>
<math xmlns="http://www.w3.org/1998/Math/MathML" display="block">
  <semantics>
    <mrow>
      <mrow/>
      <mrow>
        <mn>0</mn>
        <mo stretchy="false">+</mo>
        <mn>0</mn>
        <mo stretchy="false">+</mo>
        <mn>8</mn>
      </mrow>
      <mi>−</mi>
      <mn>32</mn>
      <mi>−</mi>
      <mn>0</mn>
      <mi>−</mi>
      <mn>0</mn>
    </mrow>
    <annotation encoding="StarMath 5.0">= 0 + 0 + 8 − 32 − 0 − 0</annotation>
  </semantics>
</math>
</file>

<file path=Object 84/content.xml><?xml version="1.0" encoding="utf-8"?>
<math xmlns="http://www.w3.org/1998/Math/MathML" display="block">
  <semantics>
    <mrow>
      <mrow/>
      <mi>−</mi>
      <mn>24</mn>
    </mrow>
    <annotation encoding="StarMath 5.0">= − 24</annotation>
  </semantics>
</math>
</file>

<file path=Object 85/content.xml><?xml version="1.0" encoding="utf-8"?>
<math xmlns="http://www.w3.org/1998/Math/MathML" display="block">
  <semantics>
    <mrow>
      <mrow>
        <msub>
          <mi>C</mi>
          <mn>11</mn>
        </msub>
        <mo stretchy="false">=</mo>
        <msup>
          <mrow>
            <mo fence="true" form="prefix" stretchy="true">(</mo>
            <mrow>
              <mrow>
                <mi>−</mi>
                <mn>1</mn>
              </mrow>
            </mrow>
            <mo fence="true" form="postfix" stretchy="true">)</mo>
          </mrow>
          <mrow>
            <mn>1</mn>
            <mo stretchy="false">+</mo>
            <mn>1</mn>
          </mrow>
        </msup>
      </mrow>
      <mi>×</mi>
      <msub>
        <mi>M</mi>
        <mn>11</mn>
      </msub>
    </mrow>
    <annotation encoding="StarMath 5.0">{C} rsub {11} = {left (− 1 right )} ^ {1 + 1} × {M} rsub {11}</annotation>
  </semantics>
</math>
</file>

<file path=Object 86/content.xml><?xml version="1.0" encoding="utf-8"?>
<math xmlns="http://www.w3.org/1998/Math/MathML" display="block">
  <semantics>
    <mrow>
      <mrow>
        <mi>.</mi>
        <mo stretchy="false">=</mo>
        <mi>−</mi>
      </mrow>
      <mn>24</mn>
    </mrow>
    <annotation encoding="StarMath 5.0">.= − 24</annotation>
  </semantics>
</math>
</file>

<file path=Object 87/content.xml><?xml version="1.0" encoding="utf-8"?>
<math xmlns="http://www.w3.org/1998/Math/MathML" display="block">
  <semantics>
    <mrow>
      <mrow>
        <msub>
          <mi>M</mi>
          <mn>21</mn>
        </msub>
        <mo stretchy="false">=</mo>
        <mrow>
          <mo fence="true" form="prefix" stretchy="true">[</mo>
          <mrow>
            <mtable>
              <mtr>
                <mtd>
                  <mn>4</mn>
                </mtd>
                <mtd>
                  <mn>6</mn>
                </mtd>
                <mtd>
                  <mn>1</mn>
                </mtd>
              </mtr>
              <mtr>
                <mtd>
                  <mn>2</mn>
                </mtd>
                <mtd>
                  <mn>4</mn>
                </mtd>
                <mtd>
                  <mn>5</mn>
                </mtd>
              </mtr>
              <mtr>
                <mtd>
                  <mn>8</mn>
                </mtd>
                <mtd>
                  <mn>4</mn>
                </mtd>
                <mtd>
                  <mn>2</mn>
                </mtd>
              </mtr>
            </mtable>
          </mrow>
          <mo fence="true" form="postfix" stretchy="true">]</mo>
        </mrow>
      </mrow>
      <mrow>
        <mrow>
          <mo fence="true" form="prefix" stretchy="true">[</mo>
          <mrow>
            <mtable>
              <mtr>
                <mtd>
                  <mn>4</mn>
                </mtd>
                <mtd>
                  <mn>6</mn>
                </mtd>
              </mtr>
              <mtr>
                <mtd>
                  <mn>2</mn>
                </mtd>
                <mtd>
                  <mn>4</mn>
                </mtd>
              </mtr>
              <mtr>
                <mtd>
                  <mn>8</mn>
                </mtd>
                <mtd>
                  <mn>4</mn>
                </mtd>
              </mtr>
            </mtable>
          </mrow>
          <mo fence="true" form="postfix" stretchy="true">]</mo>
        </mrow>
        <mo stretchy="false">=</mo>
        <mrow>
          <mrow>
            <mo fence="true" form="prefix" stretchy="true">(</mo>
            <mrow>
              <mrow>
                <mn>4</mn>
                <mi>×</mi>
                <mn>4</mn>
                <mi>×</mi>
                <mn>2</mn>
              </mrow>
            </mrow>
            <mo fence="true" form="postfix" stretchy="true">)</mo>
          </mrow>
          <mo stretchy="false">+</mo>
          <mrow>
            <mo fence="true" form="prefix" stretchy="true">(</mo>
            <mrow>
              <mrow>
                <mn>6</mn>
                <mi>×</mi>
                <mn>5</mn>
                <mi>×</mi>
                <mn>8</mn>
              </mrow>
            </mrow>
            <mo fence="true" form="postfix" stretchy="true">)</mo>
          </mrow>
          <mo stretchy="false">+</mo>
          <mrow>
            <mo fence="true" form="prefix" stretchy="true">(</mo>
            <mrow>
              <mrow>
                <mn>1</mn>
                <mi>×</mi>
                <mn>2</mn>
                <mi>×</mi>
                <mn>4</mn>
              </mrow>
            </mrow>
            <mo fence="true" form="postfix" stretchy="true">)</mo>
          </mrow>
        </mrow>
      </mrow>
      <mi>−</mi>
      <mrow>
        <mo fence="true" form="prefix" stretchy="true">(</mo>
        <mrow>
          <mrow>
            <mn>1</mn>
            <mi>×</mi>
            <mn>4</mn>
            <mi>×</mi>
            <mn>8</mn>
          </mrow>
        </mrow>
        <mo fence="true" form="postfix" stretchy="true">)</mo>
      </mrow>
      <mi>−</mi>
      <mrow>
        <mo fence="true" form="prefix" stretchy="true">(</mo>
        <mrow>
          <mrow>
            <mn>4</mn>
            <mi>×</mi>
            <mn>5</mn>
            <mi>×</mi>
            <mn>4</mn>
          </mrow>
        </mrow>
        <mo fence="true" form="postfix" stretchy="true">)</mo>
      </mrow>
      <mi>−</mi>
      <mrow>
        <mo fence="true" form="prefix" stretchy="true">(</mo>
        <mrow>
          <mrow>
            <mn>6</mn>
            <mi>×</mi>
            <mn>2</mn>
            <mi>×</mi>
            <mn>2</mn>
          </mrow>
        </mrow>
        <mo fence="true" form="postfix" stretchy="true">)</mo>
      </mrow>
    </mrow>
    <annotation encoding="StarMath 5.0">{M} rsub {21} = left [matrix {4 # 6 # 1 ## 2 # 4 # 5 ## 8 # 4 # 2} right ] left [matrix {4 # 6 ## 2 # 4 ## 8 # 4} right ] = left (4 × 4 × 2 right ) + left (6 × 5 × 8 right ) + left (1 × 2 × 4 right ) − left (1 × 4 × 8 right ) − left (4 × 5 × 4 right ) − left (6 × 2 × 2 right )</annotation>
  </semantics>
</math>
</file>

<file path=Object 88/content.xml><?xml version="1.0" encoding="utf-8"?>
<math xmlns="http://www.w3.org/1998/Math/MathML" display="block">
  <semantics>
    <mrow>
      <mrow/>
      <mrow>
        <mn>32</mn>
        <mo stretchy="false">+</mo>
        <mn>240</mn>
        <mo stretchy="false">+</mo>
        <mn>8</mn>
      </mrow>
      <mi>−</mi>
      <mn>32</mn>
      <mi>−</mi>
      <mn>80</mn>
      <mi>−</mi>
      <mn>24</mn>
    </mrow>
    <annotation encoding="StarMath 5.0">= 32 + 240 + 8 − 32 − 80 − 24</annotation>
  </semantics>
</math>
</file>

<file path=Object 89/content.xml><?xml version="1.0" encoding="utf-8"?>
<math xmlns="http://www.w3.org/1998/Math/MathML" display="block">
  <semantics>
    <mrow>
      <mrow/>
      <mn>144</mn>
    </mrow>
    <annotation encoding="StarMath 5.0">= 144</annotation>
  </semantics>
</math>
</file>

<file path=Object 9/content.xml><?xml version="1.0" encoding="utf-8"?>
<math xmlns="http://www.w3.org/1998/Math/MathML" display="block">
  <semantics>
    <mrow>
      <mi>D</mi>
      <mo stretchy="false">=</mo>
      <mrow>
        <mo fence="true" form="prefix" stretchy="true">[</mo>
        <mrow>
          <mtable>
            <mtr>
              <mtd>
                <mtext>10</mtext>
              </mtd>
              <mtd>
                <mrow>
                  <mi>−</mi>
                  <mn>6</mn>
                </mrow>
              </mtd>
            </mtr>
            <mtr>
              <mtd>
                <mn>8</mn>
              </mtd>
              <mtd>
                <mrow>
                  <mi>−</mi>
                  <mn>5</mn>
                </mrow>
              </mtd>
            </mtr>
          </mtable>
        </mrow>
        <mo fence="true" form="postfix" stretchy="true">]</mo>
      </mrow>
    </mrow>
    <annotation encoding="StarMath 5.0">D = left [matrix {"10" # − 6 ## 8 # − 5} right ]</annotation>
  </semantics>
</math>
</file>

<file path=Object 90/content.xml><?xml version="1.0" encoding="utf-8"?>
<math xmlns="http://www.w3.org/1998/Math/MathML" display="block">
  <semantics>
    <mrow>
      <mrow>
        <msub>
          <mi>C</mi>
          <mn>21</mn>
        </msub>
        <mo stretchy="false">=</mo>
        <msup>
          <mrow>
            <mo fence="true" form="prefix" stretchy="true">(</mo>
            <mrow>
              <mrow>
                <mi>−</mi>
                <mn>1</mn>
              </mrow>
            </mrow>
            <mo fence="true" form="postfix" stretchy="true">)</mo>
          </mrow>
          <mrow>
            <mn>1</mn>
            <mo stretchy="false">+</mo>
            <mn>2</mn>
          </mrow>
        </msup>
      </mrow>
      <mi>×</mi>
      <msub>
        <mi>M</mi>
        <mn>21</mn>
      </msub>
    </mrow>
    <annotation encoding="StarMath 5.0">{C} rsub {21} = {left (− 1 right )} ^ {1 + 2} × {M} rsub {21}</annotation>
  </semantics>
</math>
</file>

<file path=Object 91/content.xml><?xml version="1.0" encoding="utf-8"?>
<math xmlns="http://www.w3.org/1998/Math/MathML" display="block">
  <semantics>
    <mrow>
      <mrow>
        <mi>.</mi>
        <mo stretchy="false">=</mo>
        <mi>−</mi>
      </mrow>
      <mn>144</mn>
    </mrow>
    <annotation encoding="StarMath 5.0">.= − 144</annotation>
  </semantics>
</math>
</file>

<file path=Object 92/content.xml><?xml version="1.0" encoding="utf-8"?>
<math xmlns="http://www.w3.org/1998/Math/MathML" display="block">
  <semantics>
    <mrow>
      <mrow>
        <msub>
          <mi>M</mi>
          <mn>31</mn>
        </msub>
        <mo stretchy="false">=</mo>
        <mrow>
          <mo fence="true" form="prefix" stretchy="true">[</mo>
          <mrow>
            <mtable>
              <mtr>
                <mtd>
                  <mn>4</mn>
                </mtd>
                <mtd>
                  <mn>6</mn>
                </mtd>
                <mtd>
                  <mn>1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  <mtr>
                <mtd>
                  <mn>8</mn>
                </mtd>
                <mtd>
                  <mn>4</mn>
                </mtd>
                <mtd>
                  <mn>2</mn>
                </mtd>
              </mtr>
            </mtable>
          </mrow>
          <mo fence="true" form="postfix" stretchy="true">]</mo>
        </mrow>
      </mrow>
      <mrow>
        <mrow>
          <mo fence="true" form="prefix" stretchy="true">[</mo>
          <mrow>
            <mtable>
              <mtr>
                <mtd>
                  <mn>4</mn>
                </mtd>
                <mtd>
                  <mn>6</mn>
                </mtd>
              </mtr>
              <mtr>
                <mtd>
                  <mn>0</mn>
                </mtd>
                <mtd>
                  <mn>0</mn>
                </mtd>
              </mtr>
              <mtr>
                <mtd>
                  <mn>8</mn>
                </mtd>
                <mtd>
                  <mn>4</mn>
                </mtd>
              </mtr>
            </mtable>
          </mrow>
          <mo fence="true" form="postfix" stretchy="true">]</mo>
        </mrow>
        <mo stretchy="false">=</mo>
        <mrow>
          <mrow>
            <mo fence="true" form="prefix" stretchy="true">(</mo>
            <mrow>
              <mrow>
                <mn>4</mn>
                <mi>×</mi>
                <mn>0</mn>
                <mi>×</mi>
                <mn>2</mn>
              </mrow>
            </mrow>
            <mo fence="true" form="postfix" stretchy="true">)</mo>
          </mrow>
          <mo stretchy="false">+</mo>
          <mrow>
            <mo fence="true" form="prefix" stretchy="true">(</mo>
            <mrow>
              <mrow>
                <mn>6</mn>
                <mi>×</mi>
                <mn>1</mn>
                <mi>×</mi>
                <mn>8</mn>
              </mrow>
            </mrow>
            <mo fence="true" form="postfix" stretchy="true">)</mo>
          </mrow>
          <mo stretchy="false">+</mo>
          <mrow>
            <mo fence="true" form="prefix" stretchy="true">(</mo>
            <mrow>
              <mrow>
                <mn>1</mn>
                <mi>×</mi>
                <mn>0</mn>
                <mi>×</mi>
                <mn>4</mn>
              </mrow>
            </mrow>
            <mo fence="true" form="postfix" stretchy="true">)</mo>
          </mrow>
        </mrow>
      </mrow>
      <mi>−</mi>
      <mrow>
        <mo fence="true" form="prefix" stretchy="true">(</mo>
        <mrow>
          <mrow>
            <mn>1</mn>
            <mi>×</mi>
            <mn>0</mn>
            <mi>×</mi>
            <mn>8</mn>
          </mrow>
        </mrow>
        <mo fence="true" form="postfix" stretchy="true">)</mo>
      </mrow>
      <mi>−</mi>
      <mrow>
        <mo fence="true" form="prefix" stretchy="true">(</mo>
        <mrow>
          <mrow>
            <mn>4</mn>
            <mi>×</mi>
            <mn>1</mn>
            <mi>×</mi>
            <mn>4</mn>
          </mrow>
        </mrow>
        <mo fence="true" form="postfix" stretchy="true">)</mo>
      </mrow>
      <mi>−</mi>
      <mrow>
        <mo fence="true" form="prefix" stretchy="true">(</mo>
        <mrow>
          <mrow>
            <mn>6</mn>
            <mi>×</mi>
            <mn>0</mn>
            <mi>×</mi>
            <mn>2</mn>
          </mrow>
        </mrow>
        <mo fence="true" form="postfix" stretchy="true">)</mo>
      </mrow>
    </mrow>
    <annotation encoding="StarMath 5.0">{M} rsub {31} = left [matrix {4 # 6 # 1 ## 0 # 0 # 1 ## 8 # 4 # 2} right ] left [matrix {4 # 6 ## 0 # 0 ## 8 # 4} right ] = left (4 × 0 × 2 right ) + left (6 × 1 × 8 right ) + left (1 × 0 × 4 right ) − left (1 × 0 × 8 right ) − left (4 × 1 × 4 right ) − left (6 × 0 × 2 right )</annotation>
  </semantics>
</math>
</file>

<file path=Object 93/content.xml><?xml version="1.0" encoding="utf-8"?>
<math xmlns="http://www.w3.org/1998/Math/MathML" display="block">
  <semantics>
    <mrow>
      <mrow/>
      <mrow>
        <mn>0</mn>
        <mo stretchy="false">+</mo>
        <mn>48</mn>
        <mo stretchy="false">+</mo>
        <mn>0</mn>
      </mrow>
      <mi>−</mi>
      <mn>0</mn>
      <mi>−</mi>
      <mn>16</mn>
      <mi>−</mi>
      <mn>0</mn>
    </mrow>
    <annotation encoding="StarMath 5.0">= 0 + 48 + 0 − 0 − 16 − 0</annotation>
  </semantics>
</math>
</file>

<file path=Object 94/content.xml><?xml version="1.0" encoding="utf-8"?>
<math xmlns="http://www.w3.org/1998/Math/MathML" display="block">
  <semantics>
    <mrow>
      <mrow/>
      <mn>32</mn>
    </mrow>
    <annotation encoding="StarMath 5.0">= 32</annotation>
  </semantics>
</math>
</file>

<file path=Object 95/content.xml><?xml version="1.0" encoding="utf-8"?>
<math xmlns="http://www.w3.org/1998/Math/MathML" display="block">
  <semantics>
    <mrow>
      <mrow>
        <msub>
          <mi>C</mi>
          <mn>31</mn>
        </msub>
        <mo stretchy="false">=</mo>
        <msup>
          <mrow>
            <mo fence="true" form="prefix" stretchy="true">(</mo>
            <mrow>
              <mrow>
                <mi>−</mi>
                <mn>1</mn>
              </mrow>
            </mrow>
            <mo fence="true" form="postfix" stretchy="true">)</mo>
          </mrow>
          <mrow>
            <mn>1</mn>
            <mo stretchy="false">+</mo>
            <mn>3</mn>
          </mrow>
        </msup>
      </mrow>
      <mi>×</mi>
      <msub>
        <mi>M</mi>
        <mn>31</mn>
      </msub>
    </mrow>
    <annotation encoding="StarMath 5.0">{C} rsub {31} = {left (− 1 right )} ^ {1 + 3} × {M} rsub {31}</annotation>
  </semantics>
</math>
</file>

<file path=Object 96/content.xml><?xml version="1.0" encoding="utf-8"?>
<math xmlns="http://www.w3.org/1998/Math/MathML" display="block">
  <semantics>
    <mrow>
      <mi>.</mi>
      <mo stretchy="false">=</mo>
      <mn>32</mn>
    </mrow>
    <annotation encoding="StarMath 5.0">.= 32</annotation>
  </semantics>
</math>
</file>

<file path=Object 97/content.xml><?xml version="1.0" encoding="utf-8"?>
<math xmlns="http://www.w3.org/1998/Math/MathML" display="block">
  <semantics>
    <mrow>
      <mrow>
        <msub>
          <mi>M</mi>
          <mn>41</mn>
        </msub>
        <mo stretchy="false">=</mo>
        <mrow>
          <mo fence="true" form="prefix" stretchy="true">[</mo>
          <mrow>
            <mtable>
              <mtr>
                <mtd>
                  <mn>4</mn>
                </mtd>
                <mtd>
                  <mn>6</mn>
                </mtd>
                <mtd>
                  <mn>1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  <mtr>
                <mtd>
                  <mn>2</mn>
                </mtd>
                <mtd>
                  <mn>4</mn>
                </mtd>
                <mtd>
                  <mn>5</mn>
                </mtd>
              </mtr>
            </mtable>
          </mrow>
          <mo fence="true" form="postfix" stretchy="true">]</mo>
        </mrow>
      </mrow>
      <mrow>
        <mrow>
          <mo fence="true" form="prefix" stretchy="true">[</mo>
          <mrow>
            <mtable>
              <mtr>
                <mtd>
                  <mn>4</mn>
                </mtd>
                <mtd>
                  <mn>6</mn>
                </mtd>
              </mtr>
              <mtr>
                <mtd>
                  <mn>0</mn>
                </mtd>
                <mtd>
                  <mn>0</mn>
                </mtd>
              </mtr>
              <mtr>
                <mtd>
                  <mn>2</mn>
                </mtd>
                <mtd>
                  <mn>4</mn>
                </mtd>
              </mtr>
            </mtable>
          </mrow>
          <mo fence="true" form="postfix" stretchy="true">]</mo>
        </mrow>
        <mo stretchy="false">=</mo>
        <mrow>
          <mrow>
            <mo fence="true" form="prefix" stretchy="true">(</mo>
            <mrow>
              <mrow>
                <mn>4</mn>
                <mi>×</mi>
                <mn>0</mn>
                <mi>×</mi>
                <mn>5</mn>
              </mrow>
            </mrow>
            <mo fence="true" form="postfix" stretchy="true">)</mo>
          </mrow>
          <mo stretchy="false">+</mo>
          <mrow>
            <mo fence="true" form="prefix" stretchy="true">(</mo>
            <mrow>
              <mrow>
                <mn>6</mn>
                <mi>×</mi>
                <mn>1</mn>
                <mi>×</mi>
                <mn>2</mn>
              </mrow>
            </mrow>
            <mo fence="true" form="postfix" stretchy="true">)</mo>
          </mrow>
          <mo stretchy="false">+</mo>
          <mrow>
            <mo fence="true" form="prefix" stretchy="true">(</mo>
            <mrow>
              <mrow>
                <mn>1</mn>
                <mi>×</mi>
                <mn>0</mn>
                <mi>×</mi>
                <mn>4</mn>
              </mrow>
            </mrow>
            <mo fence="true" form="postfix" stretchy="true">)</mo>
          </mrow>
        </mrow>
      </mrow>
      <mi>−</mi>
      <mrow>
        <mo fence="true" form="prefix" stretchy="true">(</mo>
        <mrow>
          <mrow>
            <mn>1</mn>
            <mi>×</mi>
            <mn>0</mn>
            <mi>×</mi>
            <mn>2</mn>
          </mrow>
        </mrow>
        <mo fence="true" form="postfix" stretchy="true">)</mo>
      </mrow>
      <mi>−</mi>
      <mrow>
        <mo fence="true" form="prefix" stretchy="true">(</mo>
        <mrow>
          <mrow>
            <mn>4</mn>
            <mi>×</mi>
            <mn>1</mn>
            <mi>×</mi>
            <mn>4</mn>
          </mrow>
        </mrow>
        <mo fence="true" form="postfix" stretchy="true">)</mo>
      </mrow>
      <mi>−</mi>
      <mrow>
        <mo fence="true" form="prefix" stretchy="true">(</mo>
        <mrow>
          <mrow>
            <mn>6</mn>
            <mi>×</mi>
            <mn>0</mn>
            <mi>×</mi>
            <mn>5</mn>
          </mrow>
        </mrow>
        <mo fence="true" form="postfix" stretchy="true">)</mo>
      </mrow>
    </mrow>
    <annotation encoding="StarMath 5.0">{M} rsub {41} = left [matrix {4 # 6 # 1 ## 0 # 0 # 1 ## 2 # 4 # 5} right ] left [matrix {4 # 6 ## 0 # 0 ## 2 # 4} right ] = left (4 × 0 × 5 right ) + left (6 × 1 × 2 right ) + left (1 × 0 × 4 right ) − left (1 × 0 × 2 right ) − left (4 × 1 × 4 right ) − left (6 × 0 × 5 right )</annotation>
  </semantics>
</math>
</file>

<file path=Object 98/content.xml><?xml version="1.0" encoding="utf-8"?>
<math xmlns="http://www.w3.org/1998/Math/MathML" display="block">
  <semantics>
    <mrow>
      <mrow>
        <mi>.</mi>
        <mo stretchy="false">=</mo>
        <mrow>
          <mn>0</mn>
          <mo stretchy="false">+</mo>
          <mn>12</mn>
          <mo stretchy="false">+</mo>
          <mn>0</mn>
        </mrow>
      </mrow>
      <mi>−</mi>
      <mn>0</mn>
      <mi>−</mi>
      <mn>16</mn>
      <mi>−</mi>
      <mn>0</mn>
    </mrow>
    <annotation encoding="StarMath 5.0">.= 0 + 12 + 0 − 0 − 16 − 0</annotation>
  </semantics>
</math>
</file>

<file path=Object 99/content.xml><?xml version="1.0" encoding="utf-8"?>
<math xmlns="http://www.w3.org/1998/Math/MathML" display="block">
  <semantics>
    <mrow>
      <mrow>
        <mi>.</mi>
        <mo stretchy="false">=</mo>
        <mi>−</mi>
      </mrow>
      <mn>4</mn>
    </mrow>
    <annotation encoding="StarMath 5.0">.= − 4</annotation>
  </semantics>
</math>
</file>